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/>
      <style:text-properties style:font-name="Times New Roman" fo:language="ru" fo:country="RU"/>
    </style:style>
    <style:style style:name="P11" style:parent-style-name="Standard" style:family="paragraph">
      <style:paragraph-properties fo:text-align="center"/>
      <style:text-properties style:font-name="Times New Roman" fo:language="ru" fo:country="RU"/>
    </style:style>
    <style:style style:name="P12" style:parent-style-name="Standard" style:family="paragraph">
      <style:paragraph-properties fo:text-align="center"/>
      <style:text-properties style:font-name="Times New Roman" fo:language="ru" fo:country="RU"/>
    </style:style>
    <style:style style:name="P13" style:parent-style-name="Standard" style:family="paragraph">
      <style:paragraph-properties fo:text-align="center"/>
      <style:text-properties style:font-name="Times New Roman" fo:language="ru" fo:country="RU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22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23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25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26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27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TableColumn29" style:family="table-column">
      <style:table-column-properties style:column-width="1.6562in" style:use-optimal-column-width="false"/>
    </style:style>
    <style:style style:name="TableColumn30" style:family="table-column">
      <style:table-column-properties style:column-width="1.4687in" style:use-optimal-column-width="false"/>
    </style:style>
    <style:style style:name="Table28" style:family="table">
      <style:table-properties style:width="3.125in" fo:margin-left="3.8062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Times New Roman" fo:language="ru" fo:country="RU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Times New Roman"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Times New Roman"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Times New Roman"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Times New Roman"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Times New Roman" fo:language="ru" fo:country="RU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Times New Roma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Times New Roma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Times New Roman" fo:language="ru" fo:country="RU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Times New Roma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imes New Roman" fo:language="ru" fo:country="RU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Times New Roman"/>
    </style:style>
    <style:style style:name="P61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2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3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4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5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6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7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8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69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70" style:parent-style-name="Standard" style:family="paragraph">
      <style:paragraph-properties fo:text-align="center"/>
      <style:text-properties style:font-name="Times New Roman" fo:font-weight="bold" style:font-weight-asian="bold" style:font-weight-complex="bold" fo:language="ru" fo:country="RU"/>
    </style:style>
    <style:style style:name="P71" style:parent-style-name="Standard" style:family="paragraph">
      <style:paragraph-properties fo:text-align="center"/>
    </style:style>
    <style:style style:name="T72" style:parent-style-name="Основнойшрифтабзаца" style:family="text">
      <style:text-properties style:font-name="Times New Roman" fo:font-weight="bold" style:font-weight-asian="bold" style:font-weight-complex="bold" fo:color="#000000" fo:language="ru" fo:country="RU"/>
    </style:style>
    <style:style style:name="T7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75" style:parent-style-name="Standard" style:family="paragraph">
      <style:paragraph-properties fo:margin-left="0.2756in">
        <style:tab-stops/>
      </style:paragraph-properties>
    </style:style>
    <style:style style:name="T76" style:parent-style-name="Основнойшрифтабзаца" style:family="text">
      <style:text-properties style:font-name="Times New Roman" fo:color="#000000" fo:language="ru" fo:country="RU"/>
    </style:style>
    <style:style style:name="T77" style:parent-style-name="Основнойшрифтабзаца" style:family="text">
      <style:text-properties style:font-name="Times New Roman" fo:color="#000000" fo:language="ru" fo:country="RU"/>
    </style:style>
    <style:style style:name="T78" style:parent-style-name="Основнойшрифтабзаца" style:family="text">
      <style:text-properties style:font-name="Times New Roman" fo:color="#000000"/>
    </style:style>
    <style:style style:name="T79" style:parent-style-name="Основнойшрифтабзаца" style:family="text">
      <style:text-properties style:font-name="Times New Roman" fo:color="#000000" fo:language="ru" fo:country="RU"/>
    </style:style>
    <style:style style:name="T80" style:parent-style-name="Основнойшрифтабзаца" style:family="text">
      <style:text-properties style:font-name="Times New Roman" fo:color="#000000"/>
    </style:style>
    <style:style style:name="T81" style:parent-style-name="Основнойшрифтабзаца" style:family="text">
      <style:text-properties style:font-name="Times New Roman" fo:color="#000000" fo:language="ru" fo:country="RU"/>
    </style:style>
    <style:style style:name="T82" style:parent-style-name="Основнойшрифтабзаца" style:family="text">
      <style:text-properties style:font-name="Times New Roman" fo:color="#000000"/>
    </style:style>
    <style:style style:name="T83" style:parent-style-name="Основнойшрифтабзаца" style:family="text">
      <style:text-properties style:font-name="Times New Roman" fo:color="#000000" fo:language="ru" fo:country="RU"/>
    </style:style>
    <style:style style:name="T84" style:parent-style-name="Основнойшрифтабзаца" style:family="text">
      <style:text-properties style:font-name="Times New Roman" fo:color="#000000"/>
    </style:style>
    <style:style style:name="T85" style:parent-style-name="Основнойшрифтабзаца" style:family="text">
      <style:text-properties style:font-name="Times New Roman" fo:color="#000000" fo:language="ru" fo:country="RU"/>
    </style:style>
    <style:style style:name="T86" style:parent-style-name="Основнойшрифтабзаца" style:family="text">
      <style:text-properties style:font-name="Times New Roman" fo:color="#000000"/>
    </style:style>
    <style:style style:name="T87" style:parent-style-name="Основнойшрифтабзаца" style:family="text">
      <style:text-properties style:font-name="Times New Roman" fo:color="#000000" fo:language="ru" fo:country="RU"/>
    </style:style>
    <style:style style:name="T88" style:parent-style-name="Основнойшрифтабзаца" style:family="text">
      <style:text-properties style:font-name="Times New Roman" fo:color="#000000" fo:language="ru" fo:country="RU"/>
    </style:style>
    <style:style style:name="P89" style:parent-style-name="Standard" style:family="paragraph">
      <style:paragraph-properties fo:margin-left="0.2756in">
        <style:tab-stops/>
      </style:paragraph-properties>
    </style:style>
    <style:style style:name="T90" style:parent-style-name="Основнойшрифтабзаца" style:family="text">
      <style:text-properties style:font-name="Times New Roman" fo:color="#000000" fo:language="ru" fo:country="RU"/>
    </style:style>
    <style:style style:name="P91" style:parent-style-name="Standard" style:family="paragraph">
      <style:paragraph-properties fo:margin-left="0.2756in">
        <style:tab-stops/>
      </style:paragraph-properties>
    </style:style>
    <style:style style:name="T92" style:parent-style-name="Основнойшрифтабзаца" style:family="text">
      <style:text-properties style:font-name="Times New Roman" fo:color="#000000" fo:language="ru" fo:country="RU"/>
    </style:style>
    <style:style style:name="T93" style:parent-style-name="Основнойшрифтабзаца" style:family="text">
      <style:text-properties style:font-name="Times New Roman" fo:color="#000000" fo:language="ru" fo:country="RU"/>
    </style:style>
    <style:style style:name="P94" style:parent-style-name="Standard" style:family="paragraph">
      <style:paragraph-properties fo:margin-left="0.2756in">
        <style:tab-stops/>
      </style:paragraph-properties>
    </style:style>
    <style:style style:name="T95" style:parent-style-name="Основнойшрифтабзаца" style:family="text">
      <style:text-properties style:font-name="Times New Roman" fo:color="#000000" fo:language="ru" fo:country="RU"/>
    </style:style>
    <style:style style:name="P96" style:parent-style-name="Standard" style:family="paragraph">
      <style:paragraph-properties fo:margin-left="0.2756in">
        <style:tab-stops/>
      </style:paragraph-properties>
      <style:text-properties style:font-name="Times New Roman" fo:color="#000000" fo:language="ru" fo:country="RU"/>
    </style:style>
    <style:style style:name="T9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99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13" style:parent-style-name="Standard" style:family="paragraph">
      <style:paragraph-properties fo:margin-left="0.2756in">
        <style:tab-stops/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115" style:parent-style-name="Standard" style:family="paragraph">
      <style:paragraph-properties fo:margin-left="0.3152in">
        <style:tab-stops/>
      </style:paragraph-properties>
    </style:style>
    <style:style style:name="T116" style:parent-style-name="Основнойшрифтабзаца" style:family="text">
      <style:text-properties style:font-name="Times New Roman" fo:color="#000000" fo:language="ru" fo:country="RU"/>
    </style:style>
    <style:style style:name="T117" style:parent-style-name="Основнойшрифтабзаца" style:family="text">
      <style:text-properties style:font-name="Times New Roman" fo:font-weight="bold" style:font-weight-asian="bold" style:font-weight-complex="bold" fo:color="#000000"/>
    </style:style>
    <style:style style:name="T118" style:parent-style-name="Основнойшрифтабзаца" style:family="text">
      <style:text-properties style:font-name="Times New Roman" fo:font-weight="bold" style:font-weight-asian="bold" style:font-weight-complex="bold" fo:color="#000000" fo:language="ru" fo:country="RU"/>
    </style:style>
    <style:style style:name="T119" style:parent-style-name="Основнойшрифтабзаца" style:family="text">
      <style:text-properties style:font-name="Times New Roman" fo:color="#000000" fo:language="ru" fo:country="RU"/>
    </style:style>
    <style:style style:name="T120" style:parent-style-name="Основнойшрифтабзаца" style:family="text">
      <style:text-properties style:font-name="Times New Roman" fo:color="#000000" fo:language="ru" fo:country="RU"/>
    </style:style>
    <style:style style:name="T121" style:parent-style-name="Основнойшрифтабзаца" style:family="text">
      <style:text-properties style:font-name="Times New Roman" fo:color="#000000"/>
    </style:style>
    <style:style style:name="T122" style:parent-style-name="Основнойшрифтабзаца" style:family="text">
      <style:text-properties style:font-name="Times New Roman" fo:color="#000000" fo:language="ru" fo:country="RU"/>
    </style:style>
    <style:style style:name="T123" style:parent-style-name="Основнойшрифтабзаца" style:family="text">
      <style:text-properties style:font-name="Times New Roman" fo:color="#000000"/>
    </style:style>
    <style:style style:name="T124" style:parent-style-name="Основнойшрифтабзаца" style:family="text">
      <style:text-properties style:font-name="Times New Roman" fo:color="#000000" fo:language="ru" fo:country="RU"/>
    </style:style>
    <style:style style:name="T125" style:parent-style-name="Основнойшрифтабзаца" style:family="text">
      <style:text-properties style:font-name="Times New Roman" fo:color="#000000" fo:language="ru" fo:country="RU"/>
    </style:style>
    <style:style style:name="T126" style:parent-style-name="Основнойшрифтабзаца" style:family="text">
      <style:text-properties style:font-name="Times New Roman" fo:color="#000000" fo:language="ru" fo:country="RU"/>
    </style:style>
    <style:style style:name="T127" style:parent-style-name="Основнойшрифтабзаца" style:family="text">
      <style:text-properties style:font-name="Times New Roman" fo:color="#000000" fo:language="ru" fo:country="RU"/>
    </style:style>
    <style:style style:name="T128" style:parent-style-name="Основнойшрифтабзаца" style:family="text">
      <style:text-properties style:font-name="Times New Roman" fo:color="#000000"/>
    </style:style>
    <style:style style:name="T129" style:parent-style-name="Основнойшрифтабзаца" style:family="text">
      <style:text-properties style:font-name="Times New Roman" fo:color="#000000" fo:language="ru" fo:country="RU"/>
    </style:style>
    <style:style style:name="T130" style:parent-style-name="Основнойшрифтабзаца" style:family="text">
      <style:text-properties style:font-name="Times New Roman" fo:color="#000000"/>
    </style:style>
    <style:style style:name="T131" style:parent-style-name="Основнойшрифтабзаца" style:family="text">
      <style:text-properties style:font-name="Times New Roman" fo:color="#000000"/>
    </style:style>
    <style:style style:name="T132" style:parent-style-name="Основнойшрифтабзаца" style:family="text">
      <style:text-properties style:font-name="Times New Roman" fo:color="#000000" style:text-underline-type="single" style:text-underline-style="solid" style:text-underline-width="auto" style:text-underline-mode="continuous" fo:language="ru" fo:country="RU"/>
    </style:style>
    <style:style style:name="P133" style:parent-style-name="Standard" style:family="paragraph">
      <style:paragraph-properties fo:margin-left="0.3152in">
        <style:tab-stops/>
      </style:paragraph-properties>
    </style:style>
    <style:style style:name="T134" style:parent-style-name="Основнойшрифтабзаца" style:family="text">
      <style:text-properties style:font-name="Times New Roman" fo:color="#000000" fo:language="ru" fo:country="RU"/>
    </style:style>
    <style:style style:name="T135" style:parent-style-name="Основнойшрифтабзаца" style:family="text">
      <style:text-properties style:font-name="Times New Roman" fo:color="#000000" fo:language="ru" fo:country="RU"/>
    </style:style>
    <style:style style:name="T136" style:parent-style-name="Основнойшрифтабзаца" style:family="text">
      <style:text-properties style:font-name="Times New Roman" fo:color="#000000" fo:language="ru" fo:country="RU"/>
    </style:style>
    <style:style style:name="T137" style:parent-style-name="Основнойшрифтабзаца" style:family="text">
      <style:text-properties style:font-name="Times New Roman" fo:color="#000000" fo:language="ru" fo:country="RU"/>
    </style:style>
    <style:style style:name="T138" style:parent-style-name="Основнойшрифтабзаца" style:family="text">
      <style:text-properties style:font-name="Times New Roman" fo:color="#000000"/>
    </style:style>
    <style:style style:name="T139" style:parent-style-name="Основнойшрифтабзаца" style:family="text">
      <style:text-properties style:font-name="Times New Roman" fo:color="#000000" fo:language="ru" fo:country="RU"/>
    </style:style>
    <style:style style:name="T140" style:parent-style-name="Основнойшрифтабзаца" style:family="text">
      <style:text-properties style:font-name="Times New Roman" fo:color="#000000"/>
    </style:style>
    <style:style style:name="T141" style:parent-style-name="Основнойшрифтабзаца" style:family="text">
      <style:text-properties style:font-name="Times New Roman" fo:color="#000000" fo:language="ru" fo:country="RU"/>
    </style:style>
    <style:style style:name="T142" style:parent-style-name="Основнойшрифтабзаца" style:family="text">
      <style:text-properties style:font-name="Times New Roman" fo:color="#000000" fo:language="ru" fo:country="RU"/>
    </style:style>
    <style:style style:name="P143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144" style:parent-style-name="Standard" style:family="paragraph">
      <style:paragraph-properties fo:margin-left="0.2756in">
        <style:tab-stops/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ableColumn148" style:family="table-column">
      <style:table-column-properties style:column-width="3.702in" style:use-optimal-column-width="false"/>
    </style:style>
    <style:style style:name="TableColumn149" style:family="table-column">
      <style:table-column-properties style:column-width="3.2229in" style:use-optimal-column-width="false"/>
    </style:style>
    <style:style style:name="Table147" style:family="table">
      <style:table-properties style:width="6.925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fo:font-size="14pt" style:font-size-asian="14pt" style:font-size-complex="14pt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Times New Roman" fo:font-size="14pt" style:font-size-asian="14pt" style:font-size-complex="14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7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9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3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5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7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9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1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3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5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7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P178" style:parent-style-name="Standard" style:family="paragraph">
      <style:text-properties style:font-name="Times New Roman" fo:font-size="14pt" style:font-size-asian="14pt" style:font-size-complex="14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0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2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4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8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6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8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0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2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4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6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8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T1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0" style:parent-style-name="Основнойшрифтабзаца" style:family="text">
      <style:text-properties style:font-name="Consolas" fo:color="#000000" fo:font-size="10pt" style:font-size-asian="10pt" style:font-size-complex="14pt"/>
    </style:style>
    <style:style style:name="P201" style:parent-style-name="Standard" style:family="paragraph">
      <style:text-properties style:font-name="Times New Roman" fo:color="#000000" fo:font-size="14pt" style:font-size-asian="14pt" style:font-size-complex="14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fo:language="ru" fo:country="RU"/>
    </style:style>
    <style:style style:name="P205" style:parent-style-name="TableContents" style:family="paragraph">
      <style:text-properties style:font-name="Times New Roman" fo:language="ru" fo:country="RU"/>
    </style:style>
    <style:style style:name="T206" style:parent-style-name="Основнойшрифтабзаца" style:family="text">
      <style:text-properties style:font-name="Times New Roman" fo:language="ru" fo:country="RU"/>
    </style:style>
    <style:style style:name="T207" style:parent-style-name="Основнойшрифтабзаца" style:family="text">
      <style:text-properties style:font-name="Times New Roman"/>
    </style:style>
    <style:style style:name="T208" style:parent-style-name="Основнойшрифтабзаца" style:family="text">
      <style:text-properties style:font-name="Times New Roman" fo:language="ru" fo:country="RU"/>
    </style:style>
    <style:style style:name="T209" style:parent-style-name="Основнойшрифтабзаца" style:family="text">
      <style:text-properties style:font-name="Times New Roman"/>
    </style:style>
    <style:style style:name="T210" style:parent-style-name="Основнойшрифтабзаца" style:family="text">
      <style:text-properties style:font-name="Times New Roman" fo:language="ru" fo:country="RU"/>
    </style:style>
    <style:style style:name="T211" style:parent-style-name="Основнойшрифтабзаца" style:family="text">
      <style:text-properties style:font-name="Times New Roman" fo:language="ru" fo:country="RU"/>
    </style:style>
    <style:style style:name="T212" style:parent-style-name="Основнойшрифтабзаца" style:family="text">
      <style:text-properties style:font-name="Times New Roman"/>
    </style:style>
    <style:style style:name="T213" style:parent-style-name="Основнойшрифтабзаца" style:family="text">
      <style:text-properties style:font-name="Times New Roman" fo:language="ru" fo:country="RU"/>
    </style:style>
    <style:style style:name="T214" style:parent-style-name="Основнойшрифтабзаца" style:family="text">
      <style:text-properties style:font-name="Times New Roman"/>
    </style:style>
    <style:style style:name="T215" style:parent-style-name="Основнойшрифтабзаца" style:family="text">
      <style:text-properties style:font-name="Times New Roman" fo:language="ru" fo:country="RU"/>
    </style:style>
    <style:style style:name="T216" style:parent-style-name="Основнойшрифтабзаца" style:family="text">
      <style:text-properties style:font-name="Times New Roman"/>
    </style:style>
    <style:style style:name="T217" style:parent-style-name="Основнойшрифтабзаца" style:family="text">
      <style:text-properties style:font-name="Times New Roman" fo:language="ru" fo:country="RU"/>
    </style:style>
    <style:style style:name="T218" style:parent-style-name="Основнойшрифтабзаца" style:family="text">
      <style:text-properties style:font-name="Times New Roman"/>
    </style:style>
    <style:style style:name="T219" style:parent-style-name="Основнойшрифтабзаца" style:family="text">
      <style:text-properties style:font-name="Times New Roman" fo:language="ru" fo:country="RU"/>
    </style:style>
    <style:style style:name="P220" style:parent-style-name="TableContents" style:family="paragraph">
      <style:text-properties style:font-name="Times New Roman"/>
    </style:style>
    <style:style style:name="P221" style:parent-style-name="TableContents" style:family="paragraph">
      <style:text-properties style:font-name="Times New Roman"/>
    </style:style>
    <style:style style:name="P222" style:parent-style-name="TableContents" style:family="paragraph">
      <style:text-properties style:font-name="Times New Roman"/>
    </style:style>
    <style:style style:name="P223" style:parent-style-name="TableContents" style:family="paragraph">
      <style:text-properties style:font-name="Times New Roman"/>
    </style:style>
    <style:style style:name="P224" style:parent-style-name="TableContents" style:family="paragraph">
      <style:text-properties style:font-name="Times New Roman"/>
    </style:style>
    <style:style style:name="P225" style:parent-style-name="TableContents" style:family="paragraph">
      <style:text-properties style:font-name="Times New Roman"/>
    </style:style>
    <style:style style:name="P226" style:parent-style-name="TableContents" style:family="paragraph">
      <style:text-properties style:font-name="Times New Roman"/>
    </style:style>
    <style:style style:name="P227" style:parent-style-name="TableContents" style:family="paragraph">
      <style:text-properties style:font-name="Times New Roman"/>
    </style:style>
    <style:style style:name="T228" style:parent-style-name="Основнойшрифтабзаца" style:family="text">
      <style:text-properties style:font-name="Times New Roman"/>
    </style:style>
    <style:style style:name="T229" style:parent-style-name="Основнойшрифтабзаца" style:family="text">
      <style:text-properties style:font-name="Times New Roman" fo:language="ru" fo:country="RU"/>
    </style:style>
    <style:style style:name="T230" style:parent-style-name="Основнойшрифтабзаца" style:family="text">
      <style:text-properties style:font-name="Times New Roman"/>
    </style:style>
    <style:style style:name="T231" style:parent-style-name="Основнойшрифтабзаца" style:family="text">
      <style:text-properties style:font-name="Times New Roman" fo:language="ru" fo:country="RU"/>
    </style:style>
    <style:style style:name="T232" style:parent-style-name="Основнойшрифтабзаца" style:family="text">
      <style:text-properties style:font-name="Times New Roman"/>
    </style:style>
    <style:style style:name="T233" style:parent-style-name="Основнойшрифтабзаца" style:family="text">
      <style:text-properties style:font-name="Times New Roman" fo:language="ru" fo:country="RU"/>
    </style:style>
    <style:style style:name="P234" style:parent-style-name="TableContents" style:family="paragraph">
      <style:text-properties style:font-name="Times New Roman" fo:language="ru" fo:country="RU"/>
    </style:style>
    <style:style style:name="T235" style:parent-style-name="Основнойшрифтабзаца" style:family="text">
      <style:text-properties style:font-name="Times New Roman" fo:language="ru" fo:country="RU"/>
    </style:style>
    <style:style style:name="T236" style:parent-style-name="Основнойшрифтабзаца" style:family="text">
      <style:text-properties style:font-name="Times New Roman"/>
    </style:style>
    <style:style style:name="T237" style:parent-style-name="Основнойшрифтабзаца" style:family="text">
      <style:text-properties style:font-name="Times New Roman" fo:language="ru" fo:country="RU"/>
    </style:style>
    <style:style style:name="T238" style:parent-style-name="Основнойшрифтабзаца" style:family="text">
      <style:text-properties style:font-name="Times New Roman"/>
    </style:style>
    <style:style style:name="T239" style:parent-style-name="Основнойшрифтабзаца" style:family="text">
      <style:text-properties style:font-name="Times New Roman" fo:language="ru" fo:country="RU"/>
    </style:style>
    <style:style style:name="T240" style:parent-style-name="Основнойшрифтабзаца" style:family="text">
      <style:text-properties style:font-name="Times New Roman" fo:language="ru" fo:country="RU"/>
    </style:style>
    <style:style style:name="T241" style:parent-style-name="Основнойшрифтабзаца" style:family="text">
      <style:text-properties style:font-name="Times New Roman"/>
    </style:style>
    <style:style style:name="T242" style:parent-style-name="Основнойшрифтабзаца" style:family="text">
      <style:text-properties style:font-name="Times New Roman" fo:language="ru" fo:country="RU"/>
    </style:style>
    <style:style style:name="T243" style:parent-style-name="Основнойшрифтабзаца" style:family="text">
      <style:text-properties style:font-name="Times New Roman"/>
    </style:style>
    <style:style style:name="T244" style:parent-style-name="Основнойшрифтабзаца" style:family="text">
      <style:text-properties style:font-name="Times New Roman" fo:language="ru" fo:country="RU"/>
    </style:style>
    <style:style style:name="T245" style:parent-style-name="Основнойшрифтабзаца" style:family="text">
      <style:text-properties style:font-name="Times New Roman"/>
    </style:style>
    <style:style style:name="T246" style:parent-style-name="Основнойшрифтабзаца" style:family="text">
      <style:text-properties style:font-name="Times New Roman" fo:language="ru" fo:country="RU"/>
    </style:style>
    <style:style style:name="T247" style:parent-style-name="Основнойшрифтабзаца" style:family="text">
      <style:text-properties style:font-name="Times New Roman"/>
    </style:style>
    <style:style style:name="T248" style:parent-style-name="Основнойшрифтабзаца" style:family="text">
      <style:text-properties style:font-name="Times New Roman" fo:language="ru" fo:country="RU"/>
    </style:style>
    <style:style style:name="T249" style:parent-style-name="Основнойшрифтабзаца" style:family="text">
      <style:text-properties style:font-name="Times New Roman"/>
    </style:style>
    <style:style style:name="T250" style:parent-style-name="Основнойшрифтабзаца" style:family="text">
      <style:text-properties style:font-name="Times New Roman" fo:language="ru" fo:country="RU"/>
    </style:style>
    <style:style style:name="T251" style:parent-style-name="Основнойшрифтабзаца" style:family="text">
      <style:text-properties style:font-name="Times New Roman"/>
    </style:style>
    <style:style style:name="T252" style:parent-style-name="Основнойшрифтабзаца" style:family="text">
      <style:text-properties style:font-name="Times New Roman" fo:language="ru" fo:country="RU"/>
    </style:style>
    <style:style style:name="T253" style:parent-style-name="Основнойшрифтабзаца" style:family="text">
      <style:text-properties style:font-name="Times New Roman"/>
    </style:style>
    <style:style style:name="T254" style:parent-style-name="Основнойшрифтабзаца" style:family="text">
      <style:text-properties style:font-name="Times New Roman" fo:language="ru" fo:country="RU"/>
    </style:style>
    <style:style style:name="T255" style:parent-style-name="Основнойшрифтабзаца" style:family="text">
      <style:text-properties style:font-name="Times New Roman"/>
    </style:style>
    <style:style style:name="T256" style:parent-style-name="Основнойшрифтабзаца" style:family="text">
      <style:text-properties style:font-name="Times New Roman" fo:language="ru" fo:country="RU"/>
    </style:style>
    <style:style style:name="T257" style:parent-style-name="Основнойшрифтабзаца" style:family="text">
      <style:text-properties style:font-name="Times New Roman"/>
    </style:style>
    <style:style style:name="T258" style:parent-style-name="Основнойшрифтабзаца" style:family="text">
      <style:text-properties style:font-name="Times New Roman" fo:language="ru" fo:country="RU"/>
    </style:style>
    <style:style style:name="T259" style:parent-style-name="Основнойшрифтабзаца" style:family="text">
      <style:text-properties style:font-name="Times New Roman"/>
    </style:style>
    <style:style style:name="T260" style:parent-style-name="Основнойшрифтабзаца" style:family="text">
      <style:text-properties style:font-name="Times New Roman" fo:language="ru" fo:country="RU"/>
    </style:style>
    <style:style style:name="T261" style:parent-style-name="Основнойшрифтабзаца" style:family="text">
      <style:text-properties style:font-name="Times New Roman"/>
    </style:style>
    <style:style style:name="T262" style:parent-style-name="Основнойшрифтабзаца" style:family="text">
      <style:text-properties style:font-name="Times New Roman" fo:language="ru" fo:country="RU"/>
    </style:style>
    <style:style style:name="T263" style:parent-style-name="Основнойшрифтабзаца" style:family="text">
      <style:text-properties style:font-name="Times New Roman"/>
    </style:style>
    <style:style style:name="T264" style:parent-style-name="Основнойшрифтабзаца" style:family="text">
      <style:text-properties style:font-name="Times New Roman" fo:language="ru" fo:country="RU"/>
    </style:style>
    <style:style style:name="T265" style:parent-style-name="Основнойшрифтабзаца" style:family="text">
      <style:text-properties style:font-name="Times New Roman"/>
    </style:style>
    <style:style style:name="T266" style:parent-style-name="Основнойшрифтабзаца" style:family="text">
      <style:text-properties style:font-name="Times New Roman" fo:language="ru" fo:country="RU"/>
    </style:style>
    <style:style style:name="T267" style:parent-style-name="Основнойшрифтабзаца" style:family="text">
      <style:text-properties style:font-name="Times New Roman"/>
    </style:style>
    <style:style style:name="T268" style:parent-style-name="Основнойшрифтабзаца" style:family="text">
      <style:text-properties style:font-name="Times New Roman" fo:language="ru" fo:country="RU"/>
    </style:style>
    <style:style style:name="P269" style:parent-style-name="TableContents" style:family="paragraph">
      <style:text-properties style:font-name="Times New Roman"/>
    </style:style>
    <style:style style:name="P270" style:parent-style-name="TableContents" style:family="paragraph">
      <style:text-properties style:font-name="Times New Roman"/>
    </style:style>
    <style:style style:name="P271" style:parent-style-name="TableContents" style:family="paragraph">
      <style:text-properties style:font-name="Times New Roman"/>
    </style:style>
    <style:style style:name="T272" style:parent-style-name="Основнойшрифтабзаца" style:family="text">
      <style:text-properties style:font-name="Times New Roman"/>
    </style:style>
    <style:style style:name="T273" style:parent-style-name="Основнойшрифтабзаца" style:family="text">
      <style:text-properties style:font-name="Times New Roman" fo:language="ru" fo:country="RU"/>
    </style:style>
    <style:style style:name="T274" style:parent-style-name="Основнойшрифтабзаца" style:family="text">
      <style:text-properties style:font-name="Times New Roman"/>
    </style:style>
    <style:style style:name="T275" style:parent-style-name="Основнойшрифтабзаца" style:family="text">
      <style:text-properties style:font-name="Times New Roman" fo:language="ru" fo:country="RU"/>
    </style:style>
    <style:style style:name="T276" style:parent-style-name="Основнойшрифтабзаца" style:family="text">
      <style:text-properties style:font-name="Times New Roman"/>
    </style:style>
    <style:style style:name="T277" style:parent-style-name="Основнойшрифтабзаца" style:family="text">
      <style:text-properties style:font-name="Times New Roman" fo:language="ru" fo:country="RU"/>
    </style:style>
    <style:style style:name="P278" style:parent-style-name="TableContents" style:family="paragraph">
      <style:text-properties style:font-name="Times New Roman" fo:language="ru" fo:country="RU"/>
    </style:style>
    <style:style style:name="T279" style:parent-style-name="Основнойшрифтабзаца" style:family="text">
      <style:text-properties style:font-name="Times New Roman" fo:language="ru" fo:country="RU"/>
    </style:style>
    <style:style style:name="T280" style:parent-style-name="Основнойшрифтабзаца" style:family="text">
      <style:text-properties style:font-name="Times New Roman"/>
    </style:style>
    <style:style style:name="T281" style:parent-style-name="Основнойшрифтабзаца" style:family="text">
      <style:text-properties style:font-name="Times New Roman" fo:language="ru" fo:country="RU"/>
    </style:style>
    <style:style style:name="T282" style:parent-style-name="Основнойшрифтабзаца" style:family="text">
      <style:text-properties style:font-name="Times New Roman"/>
    </style:style>
    <style:style style:name="T283" style:parent-style-name="Основнойшрифтабзаца" style:family="text">
      <style:text-properties style:font-name="Times New Roman" fo:language="ru" fo:country="RU"/>
    </style:style>
    <style:style style:name="T284" style:parent-style-name="Основнойшрифтабзаца" style:family="text">
      <style:text-properties style:font-name="Times New Roman" fo:language="ru" fo:country="RU"/>
    </style:style>
    <style:style style:name="T285" style:parent-style-name="Основнойшрифтабзаца" style:family="text">
      <style:text-properties style:font-name="Times New Roman"/>
    </style:style>
    <style:style style:name="T286" style:parent-style-name="Основнойшрифтабзаца" style:family="text">
      <style:text-properties style:font-name="Times New Roman" fo:language="ru" fo:country="RU"/>
    </style:style>
    <style:style style:name="T287" style:parent-style-name="Основнойшрифтабзаца" style:family="text">
      <style:text-properties style:font-name="Times New Roman"/>
    </style:style>
    <style:style style:name="T288" style:parent-style-name="Основнойшрифтабзаца" style:family="text">
      <style:text-properties style:font-name="Times New Roman" fo:language="ru" fo:country="RU"/>
    </style:style>
    <style:style style:name="T289" style:parent-style-name="Основнойшрифтабзаца" style:family="text">
      <style:text-properties style:font-name="Times New Roman"/>
    </style:style>
    <style:style style:name="T290" style:parent-style-name="Основнойшрифтабзаца" style:family="text">
      <style:text-properties style:font-name="Times New Roman" fo:language="ru" fo:country="RU"/>
    </style:style>
    <style:style style:name="T291" style:parent-style-name="Основнойшрифтабзаца" style:family="text">
      <style:text-properties style:font-name="Times New Roman"/>
    </style:style>
    <style:style style:name="T292" style:parent-style-name="Основнойшрифтабзаца" style:family="text">
      <style:text-properties style:font-name="Times New Roman" fo:language="ru" fo:country="RU"/>
    </style:style>
    <style:style style:name="P293" style:parent-style-name="TableContents" style:family="paragraph">
      <style:text-properties style:font-name="Times New Roman"/>
    </style:style>
    <style:style style:name="P294" style:parent-style-name="TableContents" style:family="paragraph">
      <style:text-properties style:font-name="Times New Roman"/>
    </style:style>
    <style:style style:name="P295" style:parent-style-name="TableContents" style:family="paragraph">
      <style:text-properties style:font-name="Times New Roman"/>
    </style:style>
    <style:style style:name="P296" style:parent-style-name="TableContents" style:family="paragraph">
      <style:text-properties style:font-name="Times New Roman"/>
    </style:style>
    <style:style style:name="P297" style:parent-style-name="TableContents" style:family="paragraph">
      <style:text-properties style:font-name="Times New Roman"/>
    </style:style>
    <style:style style:name="P298" style:parent-style-name="TableContents" style:family="paragraph">
      <style:text-properties style:font-name="Times New Roman"/>
    </style:style>
    <style:style style:name="P299" style:parent-style-name="TableContents" style:family="paragraph">
      <style:text-properties style:font-name="Times New Roman"/>
    </style:style>
    <style:style style:name="P300" style:parent-style-name="TableContents" style:family="paragraph">
      <style:text-properties style:font-name="Times New Roman"/>
    </style:style>
    <style:style style:name="T301" style:parent-style-name="Основнойшрифтабзаца" style:family="text">
      <style:text-properties style:font-name="Times New Roman"/>
    </style:style>
    <style:style style:name="T302" style:parent-style-name="Основнойшрифтабзаца" style:family="text">
      <style:text-properties style:font-name="Times New Roman" fo:language="ru" fo:country="RU"/>
    </style:style>
    <style:style style:name="T303" style:parent-style-name="Основнойшрифтабзаца" style:family="text">
      <style:text-properties style:font-name="Times New Roman"/>
    </style:style>
    <style:style style:name="T304" style:parent-style-name="Основнойшрифтабзаца" style:family="text">
      <style:text-properties style:font-name="Times New Roman" fo:language="ru" fo:country="RU"/>
    </style:style>
    <style:style style:name="T305" style:parent-style-name="Основнойшрифтабзаца" style:family="text">
      <style:text-properties style:font-name="Times New Roman"/>
    </style:style>
    <style:style style:name="T306" style:parent-style-name="Основнойшрифтабзаца" style:family="text">
      <style:text-properties style:font-name="Times New Roman" fo:language="ru" fo:country="RU"/>
    </style:style>
    <style:style style:name="P307" style:parent-style-name="TableContents" style:family="paragraph">
      <style:text-properties style:font-name="Times New Roman" fo:language="ru" fo:country="RU"/>
    </style:style>
    <style:style style:name="T308" style:parent-style-name="Основнойшрифтабзаца" style:family="text">
      <style:text-properties style:font-name="Times New Roman" fo:language="ru" fo:country="RU"/>
    </style:style>
    <style:style style:name="T309" style:parent-style-name="Основнойшрифтабзаца" style:family="text">
      <style:text-properties style:font-name="Times New Roman"/>
    </style:style>
    <style:style style:name="T310" style:parent-style-name="Основнойшрифтабзаца" style:family="text">
      <style:text-properties style:font-name="Times New Roman" fo:language="ru" fo:country="RU"/>
    </style:style>
    <style:style style:name="T311" style:parent-style-name="Основнойшрифтабзаца" style:family="text">
      <style:text-properties style:font-name="Times New Roman"/>
    </style:style>
    <style:style style:name="T312" style:parent-style-name="Основнойшрифтабзаца" style:family="text">
      <style:text-properties style:font-name="Times New Roman" fo:language="ru" fo:country="RU"/>
    </style:style>
    <style:style style:name="T313" style:parent-style-name="Основнойшрифтабзаца" style:family="text">
      <style:text-properties style:font-name="Times New Roman" fo:language="ru" fo:country="RU"/>
    </style:style>
    <style:style style:name="T314" style:parent-style-name="Основнойшрифтабзаца" style:family="text">
      <style:text-properties style:font-name="Times New Roman"/>
    </style:style>
    <style:style style:name="T315" style:parent-style-name="Основнойшрифтабзаца" style:family="text">
      <style:text-properties style:font-name="Times New Roman" fo:language="ru" fo:country="RU"/>
    </style:style>
    <style:style style:name="T316" style:parent-style-name="Основнойшрифтабзаца" style:family="text">
      <style:text-properties style:font-name="Times New Roman"/>
    </style:style>
    <style:style style:name="T317" style:parent-style-name="Основнойшрифтабзаца" style:family="text">
      <style:text-properties style:font-name="Times New Roman" fo:language="ru" fo:country="RU"/>
    </style:style>
    <style:style style:name="T318" style:parent-style-name="Основнойшрифтабзаца" style:family="text">
      <style:text-properties style:font-name="Times New Roman"/>
    </style:style>
    <style:style style:name="T319" style:parent-style-name="Основнойшрифтабзаца" style:family="text">
      <style:text-properties style:font-name="Times New Roman" fo:language="ru" fo:country="RU"/>
    </style:style>
    <style:style style:name="T320" style:parent-style-name="Основнойшрифтабзаца" style:family="text">
      <style:text-properties style:font-name="Times New Roman"/>
    </style:style>
    <style:style style:name="T321" style:parent-style-name="Основнойшрифтабзаца" style:family="text">
      <style:text-properties style:font-name="Times New Roman" fo:language="ru" fo:country="RU"/>
    </style:style>
    <style:style style:name="P322" style:parent-style-name="TableContents" style:family="paragraph">
      <style:text-properties style:font-name="Times New Roman"/>
    </style:style>
    <style:style style:name="P323" style:parent-style-name="TableContents" style:family="paragraph">
      <style:text-properties style:font-name="Times New Roman"/>
    </style:style>
    <style:style style:name="P324" style:parent-style-name="TableContents" style:family="paragraph">
      <style:text-properties style:font-name="Times New Roman"/>
    </style:style>
    <style:style style:name="P325" style:parent-style-name="TableContents" style:family="paragraph">
      <style:text-properties style:font-name="Times New Roman"/>
    </style:style>
    <style:style style:name="P326" style:parent-style-name="TableContents" style:family="paragraph">
      <style:text-properties style:font-name="Times New Roman"/>
    </style:style>
    <style:style style:name="P327" style:parent-style-name="TableContents" style:family="paragraph">
      <style:text-properties style:font-name="Times New Roman"/>
    </style:style>
    <style:style style:name="P328" style:parent-style-name="TableContents" style:family="paragraph">
      <style:text-properties style:font-name="Times New Roman"/>
    </style:style>
    <style:style style:name="P329" style:parent-style-name="TableContents" style:family="paragraph">
      <style:text-properties style:font-name="Times New Roman"/>
    </style:style>
    <style:style style:name="T330" style:parent-style-name="Основнойшрифтабзаца" style:family="text">
      <style:text-properties style:font-name="Times New Roman"/>
    </style:style>
    <style:style style:name="T331" style:parent-style-name="Основнойшрифтабзаца" style:family="text">
      <style:text-properties style:font-name="Times New Roman" fo:language="ru" fo:country="RU"/>
    </style:style>
    <style:style style:name="T332" style:parent-style-name="Основнойшрифтабзаца" style:family="text">
      <style:text-properties style:font-name="Times New Roman"/>
    </style:style>
    <style:style style:name="T333" style:parent-style-name="Основнойшрифтабзаца" style:family="text">
      <style:text-properties style:font-name="Times New Roman" fo:language="ru" fo:country="RU"/>
    </style:style>
    <style:style style:name="T334" style:parent-style-name="Основнойшрифтабзаца" style:family="text">
      <style:text-properties style:font-name="Times New Roman" fo:language="ru" fo:country="RU"/>
    </style:style>
    <style:style style:name="T335" style:parent-style-name="Основнойшрифтабзаца" style:family="text">
      <style:text-properties style:font-name="Times New Roman"/>
    </style:style>
    <style:style style:name="T336" style:parent-style-name="Основнойшрифтабзаца" style:family="text">
      <style:text-properties style:font-name="Times New Roman" fo:language="ru" fo:country="RU"/>
    </style:style>
    <style:style style:name="T337" style:parent-style-name="Основнойшрифтабзаца" style:family="text">
      <style:text-properties style:font-name="Times New Roman"/>
    </style:style>
    <style:style style:name="T338" style:parent-style-name="Основнойшрифтабзаца" style:family="text">
      <style:text-properties style:font-name="Times New Roman" fo:language="ru" fo:country="RU"/>
    </style:style>
    <style:style style:name="P339" style:parent-style-name="TableContents" style:family="paragraph">
      <style:text-properties style:font-name="Times New Roman" fo:language="ru" fo:country="RU"/>
    </style:style>
    <style:style style:name="T340" style:parent-style-name="Основнойшрифтабзаца" style:family="text">
      <style:text-properties style:font-name="Times New Roman" fo:language="ru" fo:country="RU"/>
    </style:style>
    <style:style style:name="T341" style:parent-style-name="Основнойшрифтабзаца" style:family="text">
      <style:text-properties style:font-name="Times New Roman"/>
    </style:style>
    <style:style style:name="T342" style:parent-style-name="Основнойшрифтабзаца" style:family="text">
      <style:text-properties style:font-name="Times New Roman" fo:language="ru" fo:country="RU"/>
    </style:style>
    <style:style style:name="T343" style:parent-style-name="Основнойшрифтабзаца" style:family="text">
      <style:text-properties style:font-name="Times New Roman"/>
    </style:style>
    <style:style style:name="T344" style:parent-style-name="Основнойшрифтабзаца" style:family="text">
      <style:text-properties style:font-name="Times New Roman" fo:language="ru" fo:country="RU"/>
    </style:style>
    <style:style style:name="T345" style:parent-style-name="Основнойшрифтабзаца" style:family="text">
      <style:text-properties style:font-name="Times New Roman" fo:language="ru" fo:country="RU"/>
    </style:style>
    <style:style style:name="T346" style:parent-style-name="Основнойшрифтабзаца" style:family="text">
      <style:text-properties style:font-name="Times New Roman"/>
    </style:style>
    <style:style style:name="T347" style:parent-style-name="Основнойшрифтабзаца" style:family="text">
      <style:text-properties style:font-name="Times New Roman" fo:language="ru" fo:country="RU"/>
    </style:style>
    <style:style style:name="T348" style:parent-style-name="Основнойшрифтабзаца" style:family="text">
      <style:text-properties style:font-name="Times New Roman"/>
    </style:style>
    <style:style style:name="T349" style:parent-style-name="Основнойшрифтабзаца" style:family="text">
      <style:text-properties style:font-name="Times New Roman" fo:language="ru" fo:country="RU"/>
    </style:style>
    <style:style style:name="T350" style:parent-style-name="Основнойшрифтабзаца" style:family="text">
      <style:text-properties style:font-name="Times New Roman"/>
    </style:style>
    <style:style style:name="T351" style:parent-style-name="Основнойшрифтабзаца" style:family="text">
      <style:text-properties style:font-name="Times New Roman" fo:language="ru" fo:country="RU"/>
    </style:style>
    <style:style style:name="T352" style:parent-style-name="Основнойшрифтабзаца" style:family="text">
      <style:text-properties style:font-name="Times New Roman"/>
    </style:style>
    <style:style style:name="T353" style:parent-style-name="Основнойшрифтабзаца" style:family="text">
      <style:text-properties style:font-name="Times New Roman" fo:language="ru" fo:country="RU"/>
    </style:style>
    <style:style style:name="P354" style:parent-style-name="TableContents" style:family="paragraph">
      <style:text-properties style:font-name="Times New Roman"/>
    </style:style>
    <style:style style:name="P355" style:parent-style-name="TableContents" style:family="paragraph">
      <style:text-properties style:font-name="Times New Roman"/>
    </style:style>
    <style:style style:name="P356" style:parent-style-name="TableContents" style:family="paragraph">
      <style:text-properties style:font-name="Times New Roman"/>
    </style:style>
    <style:style style:name="P357" style:parent-style-name="TableContents" style:family="paragraph">
      <style:text-properties style:font-name="Times New Roman"/>
    </style:style>
    <style:style style:name="P358" style:parent-style-name="TableContents" style:family="paragraph">
      <style:text-properties style:font-name="Times New Roman"/>
    </style:style>
    <style:style style:name="P359" style:parent-style-name="TableContents" style:family="paragraph">
      <style:text-properties style:font-name="Times New Roman"/>
    </style:style>
    <style:style style:name="P360" style:parent-style-name="TableContents" style:family="paragraph">
      <style:text-properties style:font-name="Times New Roman"/>
    </style:style>
    <style:style style:name="P361" style:parent-style-name="TableContents" style:family="paragraph">
      <style:text-properties style:font-name="Times New Roman"/>
    </style:style>
    <style:style style:name="P362" style:parent-style-name="TableContents" style:family="paragraph">
      <style:text-properties style:font-name="Times New Roman"/>
    </style:style>
    <style:style style:name="P363" style:parent-style-name="TableContents" style:family="paragraph">
      <style:text-properties style:font-name="Times New Roman"/>
    </style:style>
    <style:style style:name="P364" style:parent-style-name="TableContents" style:family="paragraph">
      <style:text-properties style:font-name="Times New Roman"/>
    </style:style>
    <style:style style:name="P365" style:parent-style-name="TableContents" style:family="paragraph">
      <style:text-properties style:font-name="Times New Roman"/>
    </style:style>
    <style:style style:name="P366" style:parent-style-name="TableContents" style:family="paragraph">
      <style:text-properties style:font-name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fo:language="ru" fo:country="RU"/>
    </style:style>
    <style:style style:name="P369" style:parent-style-name="TableContents" style:family="paragraph">
      <style:text-properties style:font-name="Times New Roman" fo:language="ru" fo:country="RU"/>
    </style:style>
    <style:style style:name="T370" style:parent-style-name="Основнойшрифтабзаца" style:family="text">
      <style:text-properties style:font-name="Times New Roman" fo:language="ru" fo:country="RU"/>
    </style:style>
    <style:style style:name="T371" style:parent-style-name="Основнойшрифтабзаца" style:family="text">
      <style:text-properties style:font-name="Times New Roman"/>
    </style:style>
    <style:style style:name="T372" style:parent-style-name="Основнойшрифтабзаца" style:family="text">
      <style:text-properties style:font-name="Times New Roman" fo:language="ru" fo:country="RU"/>
    </style:style>
    <style:style style:name="T373" style:parent-style-name="Основнойшрифтабзаца" style:family="text">
      <style:text-properties style:font-name="Times New Roman"/>
    </style:style>
    <style:style style:name="T374" style:parent-style-name="Основнойшрифтабзаца" style:family="text">
      <style:text-properties style:font-name="Times New Roman" fo:language="ru" fo:country="RU"/>
    </style:style>
    <style:style style:name="T375" style:parent-style-name="Основнойшрифтабзаца" style:family="text">
      <style:text-properties style:font-name="Times New Roman" fo:language="ru" fo:country="RU"/>
    </style:style>
    <style:style style:name="T376" style:parent-style-name="Основнойшрифтабзаца" style:family="text">
      <style:text-properties style:font-name="Times New Roman"/>
    </style:style>
    <style:style style:name="T377" style:parent-style-name="Основнойшрифтабзаца" style:family="text">
      <style:text-properties style:font-name="Times New Roman" fo:language="ru" fo:country="RU"/>
    </style:style>
    <style:style style:name="T378" style:parent-style-name="Основнойшрифтабзаца" style:family="text">
      <style:text-properties style:font-name="Times New Roman"/>
    </style:style>
    <style:style style:name="T379" style:parent-style-name="Основнойшрифтабзаца" style:family="text">
      <style:text-properties style:font-name="Times New Roman" fo:language="ru" fo:country="RU"/>
    </style:style>
    <style:style style:name="T380" style:parent-style-name="Основнойшрифтабзаца" style:family="text">
      <style:text-properties style:font-name="Times New Roman"/>
    </style:style>
    <style:style style:name="T381" style:parent-style-name="Основнойшрифтабзаца" style:family="text">
      <style:text-properties style:font-name="Times New Roman" fo:language="ru" fo:country="RU"/>
    </style:style>
    <style:style style:name="T382" style:parent-style-name="Основнойшрифтабзаца" style:family="text">
      <style:text-properties style:font-name="Times New Roman"/>
    </style:style>
    <style:style style:name="T383" style:parent-style-name="Основнойшрифтабзаца" style:family="text">
      <style:text-properties style:font-name="Times New Roman" fo:language="ru" fo:country="RU"/>
    </style:style>
    <style:style style:name="P384" style:parent-style-name="TableContents" style:family="paragraph">
      <style:text-properties style:font-name="Times New Roman"/>
    </style:style>
    <style:style style:name="P385" style:parent-style-name="TableContents" style:family="paragraph">
      <style:text-properties style:font-name="Times New Roman"/>
    </style:style>
    <style:style style:name="P386" style:parent-style-name="TableContents" style:family="paragraph">
      <style:text-properties style:font-name="Times New Roman"/>
    </style:style>
    <style:style style:name="P387" style:parent-style-name="TableContents" style:family="paragraph">
      <style:text-properties style:font-name="Times New Roman"/>
    </style:style>
    <style:style style:name="P388" style:parent-style-name="TableContents" style:family="paragraph">
      <style:text-properties style:font-name="Times New Roman"/>
    </style:style>
    <style:style style:name="P389" style:parent-style-name="TableContents" style:family="paragraph">
      <style:text-properties style:font-name="Times New Roman"/>
    </style:style>
    <style:style style:name="P390" style:parent-style-name="TableContents" style:family="paragraph">
      <style:text-properties style:font-name="Times New Roman"/>
    </style:style>
    <style:style style:name="P391" style:parent-style-name="TableContents" style:family="paragraph">
      <style:text-properties style:font-name="Times New Roman"/>
    </style:style>
    <style:style style:name="T392" style:parent-style-name="Основнойшрифтабзаца" style:family="text">
      <style:text-properties style:font-name="Times New Roman"/>
    </style:style>
    <style:style style:name="T393" style:parent-style-name="Основнойшрифтабзаца" style:family="text">
      <style:text-properties style:font-name="Times New Roman" fo:language="ru" fo:country="RU"/>
    </style:style>
    <style:style style:name="T394" style:parent-style-name="Основнойшрифтабзаца" style:family="text">
      <style:text-properties style:font-name="Times New Roman"/>
    </style:style>
    <style:style style:name="T395" style:parent-style-name="Основнойшрифтабзаца" style:family="text">
      <style:text-properties style:font-name="Times New Roman" fo:language="ru" fo:country="RU"/>
    </style:style>
    <style:style style:name="T396" style:parent-style-name="Основнойшрифтабзаца" style:family="text">
      <style:text-properties style:font-name="Times New Roman"/>
    </style:style>
    <style:style style:name="T397" style:parent-style-name="Основнойшрифтабзаца" style:family="text">
      <style:text-properties style:font-name="Times New Roman" fo:language="ru" fo:country="RU"/>
    </style:style>
    <style:style style:name="P398" style:parent-style-name="TableContents" style:family="paragraph">
      <style:text-properties style:font-name="Times New Roman" fo:language="ru" fo:country="RU"/>
    </style:style>
    <style:style style:name="T399" style:parent-style-name="Основнойшрифтабзаца" style:family="text">
      <style:text-properties style:font-name="Times New Roman" fo:language="ru" fo:country="RU"/>
    </style:style>
    <style:style style:name="T400" style:parent-style-name="Основнойшрифтабзаца" style:family="text">
      <style:text-properties style:font-name="Times New Roman"/>
    </style:style>
    <style:style style:name="T401" style:parent-style-name="Основнойшрифтабзаца" style:family="text">
      <style:text-properties style:font-name="Times New Roman" fo:language="ru" fo:country="RU"/>
    </style:style>
    <style:style style:name="T402" style:parent-style-name="Основнойшрифтабзаца" style:family="text">
      <style:text-properties style:font-name="Times New Roman"/>
    </style:style>
    <style:style style:name="T403" style:parent-style-name="Основнойшрифтабзаца" style:family="text">
      <style:text-properties style:font-name="Times New Roman" fo:language="ru" fo:country="RU"/>
    </style:style>
    <style:style style:name="T404" style:parent-style-name="Основнойшрифтабзаца" style:family="text">
      <style:text-properties style:font-name="Times New Roman" fo:language="ru" fo:country="RU"/>
    </style:style>
    <style:style style:name="T405" style:parent-style-name="Основнойшрифтабзаца" style:family="text">
      <style:text-properties style:font-name="Times New Roman"/>
    </style:style>
    <style:style style:name="T406" style:parent-style-name="Основнойшрифтабзаца" style:family="text">
      <style:text-properties style:font-name="Times New Roman" fo:language="ru" fo:country="RU"/>
    </style:style>
    <style:style style:name="T407" style:parent-style-name="Основнойшрифтабзаца" style:family="text">
      <style:text-properties style:font-name="Times New Roman"/>
    </style:style>
    <style:style style:name="T408" style:parent-style-name="Основнойшрифтабзаца" style:family="text">
      <style:text-properties style:font-name="Times New Roman" fo:language="ru" fo:country="RU"/>
    </style:style>
    <style:style style:name="T409" style:parent-style-name="Основнойшрифтабзаца" style:family="text">
      <style:text-properties style:font-name="Times New Roman"/>
    </style:style>
    <style:style style:name="T410" style:parent-style-name="Основнойшрифтабзаца" style:family="text">
      <style:text-properties style:font-name="Times New Roman" fo:language="ru" fo:country="RU"/>
    </style:style>
    <style:style style:name="T411" style:parent-style-name="Основнойшрифтабзаца" style:family="text">
      <style:text-properties style:font-name="Times New Roman"/>
    </style:style>
    <style:style style:name="T412" style:parent-style-name="Основнойшрифтабзаца" style:family="text">
      <style:text-properties style:font-name="Times New Roman" fo:language="ru" fo:country="RU"/>
    </style:style>
    <style:style style:name="T413" style:parent-style-name="Основнойшрифтабзаца" style:family="text">
      <style:text-properties style:font-name="Times New Roman"/>
    </style:style>
    <style:style style:name="T414" style:parent-style-name="Основнойшрифтабзаца" style:family="text">
      <style:text-properties style:font-name="Times New Roman" fo:language="ru" fo:country="RU"/>
    </style:style>
    <style:style style:name="T415" style:parent-style-name="Основнойшрифтабзаца" style:family="text">
      <style:text-properties style:font-name="Times New Roman"/>
    </style:style>
    <style:style style:name="T416" style:parent-style-name="Основнойшрифтабзаца" style:family="text">
      <style:text-properties style:font-name="Times New Roman" fo:language="ru" fo:country="RU"/>
    </style:style>
    <style:style style:name="T417" style:parent-style-name="Основнойшрифтабзаца" style:family="text">
      <style:text-properties style:font-name="Times New Roman"/>
    </style:style>
    <style:style style:name="T418" style:parent-style-name="Основнойшрифтабзаца" style:family="text">
      <style:text-properties style:font-name="Times New Roman" fo:language="ru" fo:country="RU"/>
    </style:style>
    <style:style style:name="T419" style:parent-style-name="Основнойшрифтабзаца" style:family="text">
      <style:text-properties style:font-name="Times New Roman"/>
    </style:style>
    <style:style style:name="T420" style:parent-style-name="Основнойшрифтабзаца" style:family="text">
      <style:text-properties style:font-name="Times New Roman" fo:language="ru" fo:country="RU"/>
    </style:style>
    <style:style style:name="T421" style:parent-style-name="Основнойшрифтабзаца" style:family="text">
      <style:text-properties style:font-name="Times New Roman"/>
    </style:style>
    <style:style style:name="T422" style:parent-style-name="Основнойшрифтабзаца" style:family="text">
      <style:text-properties style:font-name="Times New Roman" fo:language="ru" fo:country="RU"/>
    </style:style>
    <style:style style:name="T423" style:parent-style-name="Основнойшрифтабзаца" style:family="text">
      <style:text-properties style:font-name="Times New Roman"/>
    </style:style>
    <style:style style:name="T424" style:parent-style-name="Основнойшрифтабзаца" style:family="text">
      <style:text-properties style:font-name="Times New Roman" fo:language="ru" fo:country="RU"/>
    </style:style>
    <style:style style:name="P425" style:parent-style-name="TableContents" style:family="paragraph">
      <style:text-properties style:font-name="Times New Roman"/>
    </style:style>
    <style:style style:name="P426" style:parent-style-name="TableContents" style:family="paragraph">
      <style:text-properties style:font-name="Times New Roman"/>
    </style:style>
    <style:style style:name="P427" style:parent-style-name="TableContents" style:family="paragraph">
      <style:text-properties style:font-name="Times New Roman"/>
    </style:style>
    <style:style style:name="P428" style:parent-style-name="TableContents" style:family="paragraph">
      <style:text-properties style:font-name="Times New Roman"/>
    </style:style>
    <style:style style:name="T429" style:parent-style-name="Основнойшрифтабзаца" style:family="text">
      <style:text-properties style:font-name="Times New Roman"/>
    </style:style>
    <style:style style:name="T430" style:parent-style-name="Основнойшрифтабзаца" style:family="text">
      <style:text-properties style:font-name="Times New Roman" fo:language="ru" fo:country="RU"/>
    </style:style>
    <style:style style:name="T431" style:parent-style-name="Основнойшрифтабзаца" style:family="text">
      <style:text-properties style:font-name="Times New Roman"/>
    </style:style>
    <style:style style:name="T432" style:parent-style-name="Основнойшрифтабзаца" style:family="text">
      <style:text-properties style:font-name="Times New Roman" fo:language="ru" fo:country="RU"/>
    </style:style>
    <style:style style:name="T433" style:parent-style-name="Основнойшрифтабзаца" style:family="text">
      <style:text-properties style:font-name="Times New Roman"/>
    </style:style>
    <style:style style:name="T434" style:parent-style-name="Основнойшрифтабзаца" style:family="text">
      <style:text-properties style:font-name="Times New Roman" fo:language="ru" fo:country="RU"/>
    </style:style>
    <style:style style:name="T435" style:parent-style-name="Основнойшрифтабзаца" style:family="text">
      <style:text-properties style:font-name="Times New Roman"/>
    </style:style>
    <style:style style:name="T436" style:parent-style-name="Основнойшрифтабзаца" style:family="text">
      <style:text-properties style:font-name="Times New Roman" fo:language="ru" fo:country="RU"/>
    </style:style>
    <style:style style:name="T437" style:parent-style-name="Основнойшрифтабзаца" style:family="text">
      <style:text-properties style:font-name="Times New Roman"/>
    </style:style>
    <style:style style:name="T438" style:parent-style-name="Основнойшрифтабзаца" style:family="text">
      <style:text-properties style:font-name="Times New Roman" fo:language="ru" fo:country="RU"/>
    </style:style>
    <style:style style:name="P439" style:parent-style-name="TableContents" style:family="paragraph">
      <style:text-properties style:font-name="Times New Roman" fo:language="ru" fo:country="RU"/>
    </style:style>
    <style:style style:name="T440" style:parent-style-name="Основнойшрифтабзаца" style:family="text">
      <style:text-properties style:font-name="Times New Roman" fo:language="ru" fo:country="RU"/>
    </style:style>
    <style:style style:name="T441" style:parent-style-name="Основнойшрифтабзаца" style:family="text">
      <style:text-properties style:font-name="Times New Roman"/>
    </style:style>
    <style:style style:name="T442" style:parent-style-name="Основнойшрифтабзаца" style:family="text">
      <style:text-properties style:font-name="Times New Roman" fo:language="ru" fo:country="RU"/>
    </style:style>
    <style:style style:name="T443" style:parent-style-name="Основнойшрифтабзаца" style:family="text">
      <style:text-properties style:font-name="Times New Roman"/>
    </style:style>
    <style:style style:name="T444" style:parent-style-name="Основнойшрифтабзаца" style:family="text">
      <style:text-properties style:font-name="Times New Roman" fo:language="ru" fo:country="RU"/>
    </style:style>
    <style:style style:name="T445" style:parent-style-name="Основнойшрифтабзаца" style:family="text">
      <style:text-properties style:font-name="Times New Roman" fo:language="ru" fo:country="RU"/>
    </style:style>
    <style:style style:name="T446" style:parent-style-name="Основнойшрифтабзаца" style:family="text">
      <style:text-properties style:font-name="Times New Roman"/>
    </style:style>
    <style:style style:name="T447" style:parent-style-name="Основнойшрифтабзаца" style:family="text">
      <style:text-properties style:font-name="Times New Roman" fo:language="ru" fo:country="RU"/>
    </style:style>
    <style:style style:name="T448" style:parent-style-name="Основнойшрифтабзаца" style:family="text">
      <style:text-properties style:font-name="Times New Roman"/>
    </style:style>
    <style:style style:name="T449" style:parent-style-name="Основнойшрифтабзаца" style:family="text">
      <style:text-properties style:font-name="Times New Roman" fo:language="ru" fo:country="RU"/>
    </style:style>
    <style:style style:name="T450" style:parent-style-name="Основнойшрифтабзаца" style:family="text">
      <style:text-properties style:font-name="Times New Roman"/>
    </style:style>
    <style:style style:name="T451" style:parent-style-name="Основнойшрифтабзаца" style:family="text">
      <style:text-properties style:font-name="Times New Roman" fo:language="ru" fo:country="RU"/>
    </style:style>
    <style:style style:name="T452" style:parent-style-name="Основнойшрифтабзаца" style:family="text">
      <style:text-properties style:font-name="Times New Roman"/>
    </style:style>
    <style:style style:name="T453" style:parent-style-name="Основнойшрифтабзаца" style:family="text">
      <style:text-properties style:font-name="Times New Roman" fo:language="ru" fo:country="RU"/>
    </style:style>
    <style:style style:name="T454" style:parent-style-name="Основнойшрифтабзаца" style:family="text">
      <style:text-properties style:font-name="Times New Roman"/>
    </style:style>
    <style:style style:name="T455" style:parent-style-name="Основнойшрифтабзаца" style:family="text">
      <style:text-properties style:font-name="Times New Roman" fo:language="ru" fo:country="RU"/>
    </style:style>
    <style:style style:name="T456" style:parent-style-name="Основнойшрифтабзаца" style:family="text">
      <style:text-properties style:font-name="Times New Roman"/>
    </style:style>
    <style:style style:name="T457" style:parent-style-name="Основнойшрифтабзаца" style:family="text">
      <style:text-properties style:font-name="Times New Roman" fo:language="ru" fo:country="RU"/>
    </style:style>
    <style:style style:name="T458" style:parent-style-name="Основнойшрифтабзаца" style:family="text">
      <style:text-properties style:font-name="Times New Roman"/>
    </style:style>
    <style:style style:name="T459" style:parent-style-name="Основнойшрифтабзаца" style:family="text">
      <style:text-properties style:font-name="Times New Roman" fo:language="ru" fo:country="RU"/>
    </style:style>
    <style:style style:name="T460" style:parent-style-name="Основнойшрифтабзаца" style:family="text">
      <style:text-properties style:font-name="Times New Roman"/>
    </style:style>
    <style:style style:name="T461" style:parent-style-name="Основнойшрифтабзаца" style:family="text">
      <style:text-properties style:font-name="Times New Roman" fo:language="ru" fo:country="RU"/>
    </style:style>
    <style:style style:name="T462" style:parent-style-name="Основнойшрифтабзаца" style:family="text">
      <style:text-properties style:font-name="Times New Roman"/>
    </style:style>
    <style:style style:name="T463" style:parent-style-name="Основнойшрифтабзаца" style:family="text">
      <style:text-properties style:font-name="Times New Roman" fo:language="ru" fo:country="RU"/>
    </style:style>
    <style:style style:name="T464" style:parent-style-name="Основнойшрифтабзаца" style:family="text">
      <style:text-properties style:font-name="Times New Roman"/>
    </style:style>
    <style:style style:name="T465" style:parent-style-name="Основнойшрифтабзаца" style:family="text">
      <style:text-properties style:font-name="Times New Roman" fo:language="ru" fo:country="RU"/>
    </style:style>
    <style:style style:name="T466" style:parent-style-name="Основнойшрифтабзаца" style:family="text">
      <style:text-properties style:font-name="Times New Roman"/>
    </style:style>
    <style:style style:name="T467" style:parent-style-name="Основнойшрифтабзаца" style:family="text">
      <style:text-properties style:font-name="Times New Roman" fo:language="ru" fo:country="RU"/>
    </style:style>
    <style:style style:name="T468" style:parent-style-name="Основнойшрифтабзаца" style:family="text">
      <style:text-properties style:font-name="Times New Roman"/>
    </style:style>
    <style:style style:name="T469" style:parent-style-name="Основнойшрифтабзаца" style:family="text">
      <style:text-properties style:font-name="Times New Roman" fo:language="ru" fo:country="RU"/>
    </style:style>
    <style:style style:name="T470" style:parent-style-name="Основнойшрифтабзаца" style:family="text">
      <style:text-properties style:font-name="Times New Roman"/>
    </style:style>
    <style:style style:name="T471" style:parent-style-name="Основнойшрифтабзаца" style:family="text">
      <style:text-properties style:font-name="Times New Roman" fo:language="ru" fo:country="RU"/>
    </style:style>
    <style:style style:name="T472" style:parent-style-name="Основнойшрифтабзаца" style:family="text">
      <style:text-properties style:font-name="Times New Roman"/>
    </style:style>
    <style:style style:name="T473" style:parent-style-name="Основнойшрифтабзаца" style:family="text">
      <style:text-properties style:font-name="Times New Roman" fo:language="ru" fo:country="RU"/>
    </style:style>
    <style:style style:name="P474" style:parent-style-name="TableContents" style:family="paragraph">
      <style:text-properties style:font-name="Times New Roman"/>
    </style:style>
    <style:style style:name="P475" style:parent-style-name="TableContents" style:family="paragraph">
      <style:text-properties style:font-name="Times New Roman"/>
    </style:style>
    <style:style style:name="P476" style:parent-style-name="TableContents" style:family="paragraph">
      <style:text-properties style:font-name="Times New Roman"/>
    </style:style>
    <style:style style:name="T477" style:parent-style-name="Основнойшрифтабзаца" style:family="text">
      <style:text-properties style:font-name="Times New Roman"/>
    </style:style>
    <style:style style:name="T478" style:parent-style-name="Основнойшрифтабзаца" style:family="text">
      <style:text-properties style:font-name="Times New Roman" fo:language="ru" fo:country="RU"/>
    </style:style>
    <style:style style:name="T479" style:parent-style-name="Основнойшрифтабзаца" style:family="text">
      <style:text-properties style:font-name="Times New Roman"/>
    </style:style>
    <style:style style:name="T480" style:parent-style-name="Основнойшрифтабзаца" style:family="text">
      <style:text-properties style:font-name="Times New Roman" fo:language="ru" fo:country="RU"/>
    </style:style>
    <style:style style:name="T481" style:parent-style-name="Основнойшрифтабзаца" style:family="text">
      <style:text-properties style:font-name="Times New Roman"/>
    </style:style>
    <style:style style:name="T482" style:parent-style-name="Основнойшрифтабзаца" style:family="text">
      <style:text-properties style:font-name="Times New Roman" fo:language="ru" fo:country="RU"/>
    </style:style>
    <style:style style:name="P483" style:parent-style-name="TableContents" style:family="paragraph">
      <style:text-properties style:font-name="Times New Roman" fo:language="ru" fo:country="RU"/>
    </style:style>
    <style:style style:name="T484" style:parent-style-name="Основнойшрифтабзаца" style:family="text">
      <style:text-properties style:font-name="Times New Roman" fo:language="ru" fo:country="RU"/>
    </style:style>
    <style:style style:name="T485" style:parent-style-name="Основнойшрифтабзаца" style:family="text">
      <style:text-properties style:font-name="Times New Roman"/>
    </style:style>
    <style:style style:name="T486" style:parent-style-name="Основнойшрифтабзаца" style:family="text">
      <style:text-properties style:font-name="Times New Roman" fo:language="ru" fo:country="RU"/>
    </style:style>
    <style:style style:name="T487" style:parent-style-name="Основнойшрифтабзаца" style:family="text">
      <style:text-properties style:font-name="Times New Roman"/>
    </style:style>
    <style:style style:name="T488" style:parent-style-name="Основнойшрифтабзаца" style:family="text">
      <style:text-properties style:font-name="Times New Roman" fo:language="ru" fo:country="RU"/>
    </style:style>
    <style:style style:name="T489" style:parent-style-name="Основнойшрифтабзаца" style:family="text">
      <style:text-properties style:font-name="Times New Roman" fo:language="ru" fo:country="RU"/>
    </style:style>
    <style:style style:name="T490" style:parent-style-name="Основнойшрифтабзаца" style:family="text">
      <style:text-properties style:font-name="Times New Roman"/>
    </style:style>
    <style:style style:name="T491" style:parent-style-name="Основнойшрифтабзаца" style:family="text">
      <style:text-properties style:font-name="Times New Roman" fo:language="ru" fo:country="RU"/>
    </style:style>
    <style:style style:name="T492" style:parent-style-name="Основнойшрифтабзаца" style:family="text">
      <style:text-properties style:font-name="Times New Roman"/>
    </style:style>
    <style:style style:name="T493" style:parent-style-name="Основнойшрифтабзаца" style:family="text">
      <style:text-properties style:font-name="Times New Roman" fo:language="ru" fo:country="RU"/>
    </style:style>
    <style:style style:name="T494" style:parent-style-name="Основнойшрифтабзаца" style:family="text">
      <style:text-properties style:font-name="Times New Roman"/>
    </style:style>
    <style:style style:name="T495" style:parent-style-name="Основнойшрифтабзаца" style:family="text">
      <style:text-properties style:font-name="Times New Roman" fo:language="ru" fo:country="RU"/>
    </style:style>
    <style:style style:name="T496" style:parent-style-name="Основнойшрифтабзаца" style:family="text">
      <style:text-properties style:font-name="Times New Roman"/>
    </style:style>
    <style:style style:name="T497" style:parent-style-name="Основнойшрифтабзаца" style:family="text">
      <style:text-properties style:font-name="Times New Roman" fo:language="ru" fo:country="RU"/>
    </style:style>
    <style:style style:name="T498" style:parent-style-name="Основнойшрифтабзаца" style:family="text">
      <style:text-properties style:font-name="Times New Roman"/>
    </style:style>
    <style:style style:name="T499" style:parent-style-name="Основнойшрифтабзаца" style:family="text">
      <style:text-properties style:font-name="Times New Roman" fo:language="ru" fo:country="RU"/>
    </style:style>
    <style:style style:name="T500" style:parent-style-name="Основнойшрифтабзаца" style:family="text">
      <style:text-properties style:font-name="Times New Roman"/>
    </style:style>
    <style:style style:name="T501" style:parent-style-name="Основнойшрифтабзаца" style:family="text">
      <style:text-properties style:font-name="Times New Roman" fo:language="ru" fo:country="RU"/>
    </style:style>
    <style:style style:name="T502" style:parent-style-name="Основнойшрифтабзаца" style:family="text">
      <style:text-properties style:font-name="Times New Roman"/>
    </style:style>
    <style:style style:name="T503" style:parent-style-name="Основнойшрифтабзаца" style:family="text">
      <style:text-properties style:font-name="Times New Roman" fo:language="ru" fo:country="RU"/>
    </style:style>
    <style:style style:name="T504" style:parent-style-name="Основнойшрифтабзаца" style:family="text">
      <style:text-properties style:font-name="Times New Roman"/>
    </style:style>
    <style:style style:name="T505" style:parent-style-name="Основнойшрифтабзаца" style:family="text">
      <style:text-properties style:font-name="Times New Roman" fo:language="ru" fo:country="RU"/>
    </style:style>
    <style:style style:name="T506" style:parent-style-name="Основнойшрифтабзаца" style:family="text">
      <style:text-properties style:font-name="Times New Roman"/>
    </style:style>
    <style:style style:name="T507" style:parent-style-name="Основнойшрифтабзаца" style:family="text">
      <style:text-properties style:font-name="Times New Roman" fo:language="ru" fo:country="RU"/>
    </style:style>
    <style:style style:name="T508" style:parent-style-name="Основнойшрифтабзаца" style:family="text">
      <style:text-properties style:font-name="Times New Roman"/>
    </style:style>
    <style:style style:name="T509" style:parent-style-name="Основнойшрифтабзаца" style:family="text">
      <style:text-properties style:font-name="Times New Roman" fo:language="ru" fo:country="RU"/>
    </style:style>
    <style:style style:name="P510" style:parent-style-name="TableContents" style:family="paragraph">
      <style:text-properties style:font-name="Times New Roman"/>
    </style:style>
    <style:style style:name="P511" style:parent-style-name="TableContents" style:family="paragraph">
      <style:text-properties style:font-name="Times New Roman"/>
    </style:style>
    <style:style style:name="P512" style:parent-style-name="TableContents" style:family="paragraph">
      <style:text-properties style:font-name="Times New Roman"/>
    </style:style>
    <style:style style:name="P513" style:parent-style-name="TableContents" style:family="paragraph">
      <style:text-properties style:font-name="Times New Roman"/>
    </style:style>
    <style:style style:name="T514" style:parent-style-name="Основнойшрифтабзаца" style:family="text">
      <style:text-properties style:font-name="Times New Roman"/>
    </style:style>
    <style:style style:name="T515" style:parent-style-name="Основнойшрифтабзаца" style:family="text">
      <style:text-properties style:font-name="Times New Roman" fo:language="ru" fo:country="RU"/>
    </style:style>
    <style:style style:name="T516" style:parent-style-name="Основнойшрифтабзаца" style:family="text">
      <style:text-properties style:font-name="Times New Roman"/>
    </style:style>
    <style:style style:name="T517" style:parent-style-name="Основнойшрифтабзаца" style:family="text">
      <style:text-properties style:font-name="Times New Roman" fo:language="ru" fo:country="RU"/>
    </style:style>
    <style:style style:name="T518" style:parent-style-name="Основнойшрифтабзаца" style:family="text">
      <style:text-properties style:font-name="Times New Roman"/>
    </style:style>
    <style:style style:name="T519" style:parent-style-name="Основнойшрифтабзаца" style:family="text">
      <style:text-properties style:font-name="Times New Roman" fo:language="ru" fo:country="RU"/>
    </style:style>
    <style:style style:name="T520" style:parent-style-name="Основнойшрифтабзаца" style:family="text">
      <style:text-properties style:font-name="Times New Roman"/>
    </style:style>
    <style:style style:name="T521" style:parent-style-name="Основнойшрифтабзаца" style:family="text">
      <style:text-properties style:font-name="Times New Roman" fo:language="ru" fo:country="RU"/>
    </style:style>
    <style:style style:name="T522" style:parent-style-name="Основнойшрифтабзаца" style:family="text">
      <style:text-properties style:font-name="Times New Roman"/>
    </style:style>
    <style:style style:name="T523" style:parent-style-name="Основнойшрифтабзаца" style:family="text">
      <style:text-properties style:font-name="Times New Roman" fo:language="ru" fo:country="RU"/>
    </style:style>
    <style:style style:name="P524" style:parent-style-name="TableContents" style:family="paragraph">
      <style:text-properties style:font-name="Times New Roman" fo:language="ru" fo:country="RU"/>
    </style:style>
    <style:style style:name="T525" style:parent-style-name="Основнойшрифтабзаца" style:family="text">
      <style:text-properties style:font-name="Times New Roman" fo:language="ru" fo:country="RU"/>
    </style:style>
    <style:style style:name="T526" style:parent-style-name="Основнойшрифтабзаца" style:family="text">
      <style:text-properties style:font-name="Times New Roman"/>
    </style:style>
    <style:style style:name="T527" style:parent-style-name="Основнойшрифтабзаца" style:family="text">
      <style:text-properties style:font-name="Times New Roman" fo:language="ru" fo:country="RU"/>
    </style:style>
    <style:style style:name="T528" style:parent-style-name="Основнойшрифтабзаца" style:family="text">
      <style:text-properties style:font-name="Times New Roman"/>
    </style:style>
    <style:style style:name="T529" style:parent-style-name="Основнойшрифтабзаца" style:family="text">
      <style:text-properties style:font-name="Times New Roman" fo:language="ru" fo:country="RU"/>
    </style:style>
    <style:style style:name="T530" style:parent-style-name="Основнойшрифтабзаца" style:family="text">
      <style:text-properties style:font-name="Times New Roman" fo:language="ru" fo:country="RU"/>
    </style:style>
    <style:style style:name="T531" style:parent-style-name="Основнойшрифтабзаца" style:family="text">
      <style:text-properties style:font-name="Times New Roman"/>
    </style:style>
    <style:style style:name="T532" style:parent-style-name="Основнойшрифтабзаца" style:family="text">
      <style:text-properties style:font-name="Times New Roman" fo:language="ru" fo:country="RU"/>
    </style:style>
    <style:style style:name="T533" style:parent-style-name="Основнойшрифтабзаца" style:family="text">
      <style:text-properties style:font-name="Times New Roman"/>
    </style:style>
    <style:style style:name="T534" style:parent-style-name="Основнойшрифтабзаца" style:family="text">
      <style:text-properties style:font-name="Times New Roman" fo:language="ru" fo:country="RU"/>
    </style:style>
    <style:style style:name="T535" style:parent-style-name="Основнойшрифтабзаца" style:family="text">
      <style:text-properties style:font-name="Times New Roman"/>
    </style:style>
    <style:style style:name="T536" style:parent-style-name="Основнойшрифтабзаца" style:family="text">
      <style:text-properties style:font-name="Times New Roman" fo:language="ru" fo:country="RU"/>
    </style:style>
    <style:style style:name="T537" style:parent-style-name="Основнойшрифтабзаца" style:family="text">
      <style:text-properties style:font-name="Times New Roman"/>
    </style:style>
    <style:style style:name="T538" style:parent-style-name="Основнойшрифтабзаца" style:family="text">
      <style:text-properties style:font-name="Times New Roman" fo:language="ru" fo:country="RU"/>
    </style:style>
    <style:style style:name="T539" style:parent-style-name="Основнойшрифтабзаца" style:family="text">
      <style:text-properties style:font-name="Times New Roman"/>
    </style:style>
    <style:style style:name="T540" style:parent-style-name="Основнойшрифтабзаца" style:family="text">
      <style:text-properties style:font-name="Times New Roman" fo:language="ru" fo:country="RU"/>
    </style:style>
    <style:style style:name="T541" style:parent-style-name="Основнойшрифтабзаца" style:family="text">
      <style:text-properties style:font-name="Times New Roman"/>
    </style:style>
    <style:style style:name="T542" style:parent-style-name="Основнойшрифтабзаца" style:family="text">
      <style:text-properties style:font-name="Times New Roman" fo:language="ru" fo:country="RU"/>
    </style:style>
    <style:style style:name="T543" style:parent-style-name="Основнойшрифтабзаца" style:family="text">
      <style:text-properties style:font-name="Times New Roman"/>
    </style:style>
    <style:style style:name="T544" style:parent-style-name="Основнойшрифтабзаца" style:family="text">
      <style:text-properties style:font-name="Times New Roman" fo:language="ru" fo:country="RU"/>
    </style:style>
    <style:style style:name="T545" style:parent-style-name="Основнойшрифтабзаца" style:family="text">
      <style:text-properties style:font-name="Times New Roman"/>
    </style:style>
    <style:style style:name="T546" style:parent-style-name="Основнойшрифтабзаца" style:family="text">
      <style:text-properties style:font-name="Times New Roman" fo:language="ru" fo:country="RU"/>
    </style:style>
    <style:style style:name="T547" style:parent-style-name="Основнойшрифтабзаца" style:family="text">
      <style:text-properties style:font-name="Times New Roman"/>
    </style:style>
    <style:style style:name="T548" style:parent-style-name="Основнойшрифтабзаца" style:family="text">
      <style:text-properties style:font-name="Times New Roman" fo:language="ru" fo:country="RU"/>
    </style:style>
    <style:style style:name="T549" style:parent-style-name="Основнойшрифтабзаца" style:family="text">
      <style:text-properties style:font-name="Times New Roman"/>
    </style:style>
    <style:style style:name="T550" style:parent-style-name="Основнойшрифтабзаца" style:family="text">
      <style:text-properties style:font-name="Times New Roman" fo:language="ru" fo:country="RU"/>
    </style:style>
    <style:style style:name="P551" style:parent-style-name="TableContents" style:family="paragraph">
      <style:text-properties style:font-name="Times New Roman"/>
    </style:style>
    <style:style style:name="P552" style:parent-style-name="TableContents" style:family="paragraph">
      <style:text-properties style:font-name="Times New Roman"/>
    </style:style>
    <style:style style:name="P553" style:parent-style-name="TableContents" style:family="paragraph">
      <style:text-properties style:font-name="Times New Roman"/>
    </style:style>
    <style:style style:name="P554" style:parent-style-name="TableContents" style:family="paragraph">
      <style:text-properties style:font-name="Times New Roman"/>
    </style:style>
    <style:style style:name="T555" style:parent-style-name="Основнойшрифтабзаца" style:family="text">
      <style:text-properties style:font-name="Times New Roman"/>
    </style:style>
    <style:style style:name="T556" style:parent-style-name="Основнойшрифтабзаца" style:family="text">
      <style:text-properties style:font-name="Times New Roman" fo:language="ru" fo:country="RU"/>
    </style:style>
    <style:style style:name="T557" style:parent-style-name="Основнойшрифтабзаца" style:family="text">
      <style:text-properties style:font-name="Times New Roman"/>
    </style:style>
    <style:style style:name="T558" style:parent-style-name="Основнойшрифтабзаца" style:family="text">
      <style:text-properties style:font-name="Times New Roman" fo:language="ru" fo:country="RU"/>
    </style:style>
    <style:style style:name="T559" style:parent-style-name="Основнойшрифтабзаца" style:family="text">
      <style:text-properties style:font-name="Times New Roman"/>
    </style:style>
    <style:style style:name="T560" style:parent-style-name="Основнойшрифтабзаца" style:family="text">
      <style:text-properties style:font-name="Times New Roman" fo:language="ru" fo:country="RU"/>
    </style:style>
    <style:style style:name="T561" style:parent-style-name="Основнойшрифтабзаца" style:family="text">
      <style:text-properties style:font-name="Times New Roman"/>
    </style:style>
    <style:style style:name="T562" style:parent-style-name="Основнойшрифтабзаца" style:family="text">
      <style:text-properties style:font-name="Times New Roman" fo:language="ru" fo:country="RU"/>
    </style:style>
    <style:style style:name="T563" style:parent-style-name="Основнойшрифтабзаца" style:family="text">
      <style:text-properties style:font-name="Times New Roman"/>
    </style:style>
    <style:style style:name="T564" style:parent-style-name="Основнойшрифтабзаца" style:family="text">
      <style:text-properties style:font-name="Times New Roman" fo:language="ru" fo:country="RU"/>
    </style:style>
    <style:style style:name="P565" style:parent-style-name="TableContents" style:family="paragraph">
      <style:text-properties style:font-name="Times New Roman"/>
    </style:style>
    <style:style style:name="P566" style:parent-style-name="TableContents" style:family="paragraph">
      <style:text-properties style:font-name="Times New Roman"/>
    </style:style>
    <style:style style:name="P567" style:parent-style-name="TableContents" style:family="paragraph">
      <style:text-properties style:font-name="Times New Roman"/>
    </style:style>
    <style:style style:name="P568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69" style:parent-style-name="Standard" style:family="paragraph">
      <style:paragraph-properties fo:margin-left="0.2756in">
        <style:tab-stops/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70" style:parent-style-name="Standard" style:family="paragraph">
      <style:paragraph-properties fo:margin-left="0.2361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57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575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76" style:parent-style-name="Standard" style:family="paragraph">
      <style:paragraph-properties fo:margin-left="0.2361in">
        <style:tab-stops/>
      </style:paragraph-properties>
    </style:style>
    <style:style style:name="T577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578" style:parent-style-name="Основнойшрифтабзаца" style:family="text">
      <style:text-properties style:font-name="Consolas" style:font-weight-complex="bold" fo:color="#908B25" fo:font-size="10pt" style:font-size-asian="10pt" style:font-size-complex="14pt"/>
    </style:style>
    <style:style style:name="T5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80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581" style:parent-style-name="Основнойшрифтабзаца" style:family="text">
      <style:text-properties style:font-name="Consolas" style:font-weight-complex="bold" fo:color="#908B25" fo:font-size="10pt" style:font-size-asian="10pt" style:font-size-complex="14pt"/>
    </style:style>
    <style:style style:name="T58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83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584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5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8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58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58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58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9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59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59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9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594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59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59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59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9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599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60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0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0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0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0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0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0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0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10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61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1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1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1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15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61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1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2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21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62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2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2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2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26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62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2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2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3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3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3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34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63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3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63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3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3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40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64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4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43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4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4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4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4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4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5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51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65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5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65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5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5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57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6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5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6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6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6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6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6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6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66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6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7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7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7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7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7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6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7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7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8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8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8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8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8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8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68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8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8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8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9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9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9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69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69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9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9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69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69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9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0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0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70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0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0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0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0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0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1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1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71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1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1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1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1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1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1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72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2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2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2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2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2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2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72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2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3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3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3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3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3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3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3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3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4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4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4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74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4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4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4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74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4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4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5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5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53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754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75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5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5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5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5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60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761" style:parent-style-name="Основнойшрифтабзаца" style:family="text">
      <style:text-properties style:font-name="Consolas" style:font-weight-complex="bold" fo:color="#808080" fo:font-size="10pt" style:font-size-asian="10pt" style:font-size-complex="14pt"/>
    </style:style>
    <style:style style:name="P762" style:parent-style-name="Standard" style:family="paragraph">
      <style:paragraph-properties fo:margin-left="0.2361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63" style:parent-style-name="Standard" style:family="paragraph">
      <style:paragraph-properties fo:margin-left="0.2361in">
        <style:tab-stops/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764" style:parent-style-name="Standard" style:family="paragraph">
      <style:paragraph-properties fo:margin-left="0.2361in">
        <style:tab-stops/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765" style:parent-style-name="Standard" style:family="paragraph">
      <style:paragraph-properties fo:margin-left="0.2361in">
        <style:tab-stops/>
      </style:paragraph-properties>
    </style:style>
    <style:style style:name="T766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767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76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6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7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72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77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7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7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7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7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78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77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8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8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8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7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84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78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8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8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8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8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79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91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79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9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9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9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79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9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9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799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80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0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0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0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04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8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0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0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0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0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1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1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1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81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14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81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1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1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19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82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2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2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2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2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2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82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27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82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2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3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3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3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83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3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3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3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3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83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40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84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4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4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4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4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4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47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84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4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5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5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53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85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55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85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5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5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6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6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6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86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6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6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6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6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86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70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8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7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87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7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87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76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8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7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7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88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8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8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8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8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86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88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8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8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9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89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9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893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894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89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9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9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89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89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0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0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0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0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0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0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90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0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909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91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911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91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91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1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1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1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1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1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2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2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2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2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2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2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9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30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93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3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93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3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93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36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93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3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3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94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4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4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4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4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45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94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4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4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50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95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5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5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5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55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95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5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5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5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60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96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6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6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6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6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96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6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6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7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72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97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74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97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76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9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7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7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80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98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8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84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98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8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8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8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8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9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9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9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9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9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9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9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99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998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99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0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0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02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00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0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0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0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07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00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09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01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1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1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1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1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1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1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1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18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01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2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22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02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2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2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2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2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3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3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3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3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3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3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3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38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3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4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4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4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4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4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4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4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4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4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5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05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5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05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5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5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05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5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5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6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6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6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63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6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65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6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6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6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6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70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7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73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7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7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7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7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7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8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81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8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83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08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8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8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8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8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09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9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09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9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9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09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9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09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09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9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0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0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0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0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04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0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0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09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1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11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1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1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1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1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1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1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19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2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21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2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2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2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2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2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12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2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13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3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3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13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3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3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3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3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3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40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4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4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4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4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4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4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47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4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49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5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5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5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5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5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5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5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5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6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61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16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6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16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6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6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16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6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6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7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17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74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7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7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7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8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8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8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84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8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8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8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8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8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9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91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9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93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9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195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19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9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9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19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00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0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02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20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0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0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0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08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20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1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1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1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13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1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15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21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1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1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2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2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2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2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2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2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2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3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23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3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33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23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3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3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3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3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3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4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41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4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4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4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4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4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4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4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4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5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5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5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25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5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5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5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5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58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25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60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26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6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6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6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6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6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6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26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7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7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7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7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7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78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7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8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8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8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83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8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8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87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28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89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29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9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9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9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94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29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9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9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29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29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0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01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0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03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0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0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0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0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0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0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1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1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1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31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14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31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1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1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1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1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2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2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32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2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2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2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28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30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33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3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3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3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3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3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3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3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3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4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41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4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4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4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45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34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4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4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50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5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5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5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5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5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56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35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5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5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6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6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6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6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6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6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36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6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36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7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7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7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7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7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7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3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7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8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8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8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84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38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8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8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8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8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9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9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9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9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9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95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39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397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39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39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0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0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02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40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04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0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0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0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0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1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1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1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13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41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1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41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1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1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41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2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2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2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2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2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42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2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2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30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43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32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3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3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3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36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43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38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3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4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4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4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4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44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44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46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4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48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44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5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5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5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5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5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5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5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57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4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59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6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6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6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6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64" style:parent-style-name="Основнойшрифтабзаца" style:family="text">
      <style:text-properties style:font-name="Consolas" style:font-weight-complex="bold" fo:color="#9373A5" fo:font-size="10pt" style:font-size-asian="10pt" style:font-size-complex="14pt"/>
    </style:style>
    <style:style style:name="T146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66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6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6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6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7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7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7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7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7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7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476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1477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47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7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8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8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8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8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8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85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8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8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8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8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49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9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92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9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9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9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49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97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49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49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0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0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0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0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0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0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0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P1507" style:parent-style-name="Standard" style:family="paragraph">
      <style:paragraph-properties fo:margin-left="0.2361in">
        <style:tab-stops/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508" style:parent-style-name="Standard" style:family="paragraph">
      <style:paragraph-properties fo:margin-left="0.2361in">
        <style:tab-stops/>
      </style:paragraph-properties>
    </style:style>
    <style:style style:name="T1509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151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51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12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1513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51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15" style:parent-style-name="Основнойшрифтабзаца" style:family="text">
      <style:text-properties style:font-name="Consolas" style:font-weight-complex="bold" fo:color="#BBB529" fo:font-size="10pt" style:font-size-asian="10pt" style:font-size-complex="14pt"/>
    </style:style>
    <style:style style:name="T1516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5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1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19" style:parent-style-name="Основнойшрифтабзаца" style:family="text">
      <style:text-properties style:font-name="Consolas" style:font-weight-complex="bold" fo:color="#FFC66D" fo:font-size="10pt" style:font-size-asian="10pt" style:font-size-complex="14pt"/>
    </style:style>
    <style:style style:name="T152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2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2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23" style:parent-style-name="Основнойшрифтабзаца" style:family="text">
      <style:text-properties style:font-name="Consolas" style:font-weight-complex="bold" fo:color="#808080" fo:font-size="10pt" style:font-size-asian="10pt" style:font-size-complex="14pt"/>
    </style:style>
    <style:style style:name="T152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25" style:parent-style-name="Основнойшрифтабзаца" style:family="text">
      <style:text-properties style:font-name="Consolas" style:font-weight-complex="bold" fo:color="#808080" fo:font-size="10pt" style:font-size-asian="10pt" style:font-size-complex="14pt"/>
    </style:style>
    <style:style style:name="T152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2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28" style:parent-style-name="Основнойшрифтабзаца" style:family="text">
      <style:text-properties style:font-name="Consolas" style:font-weight-complex="bold" fo:color="#B9BCD1" fo:font-size="10pt" style:font-size-asian="10pt" style:font-size-complex="14pt"/>
    </style:style>
    <style:style style:name="T15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3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31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53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33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53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35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53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3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3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3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4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4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4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4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4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4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4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4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4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5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5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552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55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55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5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5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5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5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5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6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6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56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6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6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6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6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6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6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56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7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571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7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7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7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7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7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7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7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79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58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8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8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8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8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8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8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8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8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9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9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9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9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9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9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9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59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59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59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0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0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0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0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0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0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0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0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0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0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1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1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1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1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1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1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1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1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1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19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2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21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2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2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2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2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2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2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2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3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3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3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33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3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3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36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3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3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3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4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4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4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4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44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4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4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4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4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4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5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5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53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5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5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56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5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5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6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6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6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6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6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6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6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6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6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6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7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7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7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7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7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7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7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7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8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8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82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6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84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68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8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8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88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8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9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91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92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69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69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69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69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9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9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69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0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0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0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0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0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0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07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70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0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1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1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1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13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1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1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17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1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1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2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2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2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23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72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2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2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2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2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3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73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3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3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3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3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3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3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3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3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4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4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4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4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44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45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74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4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4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4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50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51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5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5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5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55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5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5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5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6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61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76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6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6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6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6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68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76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7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7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7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7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7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7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7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7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7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8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8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82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83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784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8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8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8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8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78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9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9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9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9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79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9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9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9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79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79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0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0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0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0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0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0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0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0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0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0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1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11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1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1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14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1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1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1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1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1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20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2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22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2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2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2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2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2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28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2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3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3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3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3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3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3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3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3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3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4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4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4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4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4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4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4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4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4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4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5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5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5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5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54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55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5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5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5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5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6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6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6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6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65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6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67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68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6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7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7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7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7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7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7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7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7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79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8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8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8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8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84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8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8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8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88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9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9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92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9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94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95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89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89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89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899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0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0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02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0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0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0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06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0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0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09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910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91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1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1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1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15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1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1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1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2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21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22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923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2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2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26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28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29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30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31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3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33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3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3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3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37" style:parent-style-name="Основнойшрифтабзаца" style:family="text">
      <style:text-properties style:font-name="Consolas" style:font-weight-complex="bold" fo:color="#6A8759" fo:font-size="10pt" style:font-size-asian="10pt" style:font-size-complex="14pt"/>
    </style:style>
    <style:style style:name="T193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3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4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4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4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4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4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4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4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47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48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49" style:parent-style-name="Основнойшрифтабзаца" style:family="text">
      <style:text-properties style:font-name="Consolas" style:font-weight-complex="bold" fo:color="#6897BB" fo:font-size="10pt" style:font-size-asian="10pt" style:font-size-complex="14pt"/>
    </style:style>
    <style:style style:name="T195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5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5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5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54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55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56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57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58" style:parent-style-name="Основнойшрифтабзаца" style:family="text">
      <style:text-properties style:font-name="Consolas" style:font-weight-complex="bold" fo:color="#5F8C8A" fo:font-size="10pt" style:font-size-asian="10pt" style:font-size-complex="14pt"/>
    </style:style>
    <style:style style:name="T1959" style:parent-style-name="Основнойшрифтабзаца" style:family="text">
      <style:text-properties style:font-name="Consolas" style:font-weight-complex="bold" fo:color="#B5B6E3" fo:font-size="10pt" style:font-size-asian="10pt" style:font-size-complex="14pt"/>
    </style:style>
    <style:style style:name="T1960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61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6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63" style:parent-style-name="Основнойшрифтабзаца" style:family="text">
      <style:text-properties style:font-name="Consolas" style:font-weight-complex="bold" fo:color="#CC7832" fo:font-size="10pt" style:font-size-asian="10pt" style:font-size-complex="14pt"/>
    </style:style>
    <style:style style:name="T1964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T196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66" style:parent-style-name="Основнойшрифтабзаца" style:family="text">
      <style:text-properties style:font-name="Consolas" style:font-weight-complex="bold" fo:color="#A9B7C6" fo:font-size="10pt" style:font-size-asian="10pt" style:font-size-complex="14pt"/>
    </style:style>
    <style:style style:name="P1967" style:parent-style-name="Standard" style:family="paragraph">
      <style:paragraph-properties fo:margin-left="0.2361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68" style:parent-style-name="Standard" style:family="paragraph">
      <style:paragraph-properties fo:margin-left="0.2361in">
        <style:tab-stops/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96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1970" style:parent-style-name="Основнойшрифтабзаца" style:family="text">
      <style:text-properties style:font-name="Times New Roman" fo:color="#000000" fo:language="ru" fo:country="RU"/>
    </style:style>
    <style:style style:name="T1971" style:parent-style-name="Основнойшрифтабзаца" style:family="text">
      <style:text-properties style:font-name="Times New Roman" fo:color="#000000" fo:language="ru" fo:country="RU"/>
    </style:style>
    <style:style style:name="T1972" style:parent-style-name="Основнойшрифтабзаца" style:family="text">
      <style:text-properties style:font-name="Times New Roman" fo:color="#000000" fo:language="ru" fo:country="RU"/>
    </style:style>
    <style:style style:name="T1973" style:parent-style-name="Основнойшрифтабзаца" style:family="text">
      <style:text-properties style:font-name="Times New Roman" fo:color="#000000" fo:language="ru" fo:country="RU"/>
    </style:style>
    <style:style style:name="T1974" style:parent-style-name="Основнойшрифтабзаца" style:family="text">
      <style:text-properties style:font-name="Times New Roman" fo:color="#000000" fo:language="ru" fo:country="RU"/>
    </style:style>
  </office:automatic-styles>
  <office:body>
    <office:text text:use-soft-page-breaks="true">
      <text:p text:style-name="P1">Московский Авиационный Институт</text:p>
      <text:p text:style-name="P2"/>
      <text:p text:style-name="P3">(Национальный Исследовательский Университет)</text:p>
      <text:p text:style-name="P4"/>
      <text:p text:style-name="P5">Факультет «Информационные технологии и прикладная математика»</text:p>
      <text:p text:style-name="P6"/>
      <text:p text:style-name="P7">Кафедра 806 «Вычислительная математика и программрование»</text:p>
      <text:p text:style-name="P8"/>
      <text:p text:style-name="P9">Дисциплина<text:s/>«Объектно-ориентированное программирование»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/></text:p>
      <text:p text:style-name="P17"/>
      <text:p text:style-name="P18">Лабораторноая работа №2</text:p>
      <text:p text:style-name="P19"/>
      <text:p text:style-name="P20">Тема: Операторы, литералы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Студент:</text:p>
          </table:table-cell>
          <table:table-cell table:style-name="TableCell34">
            <text:p text:style-name="P35">Колесова М. И.</text:p>
          </table:table-cell>
        </table:table-row>
        <table:table-row table:style-name="TableRow36">
          <table:table-cell table:style-name="TableCell37">
            <text:p text:style-name="P38">Группа:</text:p>
          </table:table-cell>
          <table:table-cell table:style-name="TableCell39">
            <text:p text:style-name="P40">М8О-206Б-18</text:p>
          </table:table-cell>
        </table:table-row>
        <table:table-row table:style-name="TableRow41">
          <table:table-cell table:style-name="TableCell42">
            <text:p text:style-name="P43">Руководитель:</text:p>
          </table:table-cell>
          <table:table-cell table:style-name="TableCell44">
            <text:p text:style-name="P45">Журавлев А.А.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Оценка: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Дата:</text:p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Москва, 2019</text:span></text:p>
      <text:soft-page-break/>
      <text:p text:style-name="Standard"><text:span text:style-name="T73">1 –<text:s/></text:span><text:span text:style-name="T74">Задание</text:span></text:p>
      <text:p text:style-name="P75"><text:span text:style-name="T76">Создать<text:s/></text:span><text:span text:style-name="T77">класс<text:s/></text:span><text:span text:style-name="T78">Money</text:span><text:span text:style-name="T79"><text:s/>для работы с денежными суммами. Сумма денег должна быть предоставлена двумя полями: типа<text:s/></text:span><text:span text:style-name="T80">unsigned</text:span><text:span text:style-name="T81"><text:s/></text:span><text:span text:style-name="T82">long</text:span><text:span text:style-name="T83"><text:s/></text:span><text:span text:style-name="T84">long</text:span><text:span text:style-name="T85"><text:s/>для рублей и<text:s/></text:span><text:span text:style-name="T86">char</text:span><text:span text:style-name="T87"><text:s/>для копеек. Дробная часть (копейки) при выводе на экран должна быть отделена от целой части запятой. Реализовать сложе</text:span><text:span text:style-name="T88">ние сумм, вычитание, деление сумм, деление суммы на дробное число, умножение на дробное число,и операции сравнения.</text:span></text:p>
      <text:p text:style-name="P89"><text:span text:style-name="T90">Операции сложения, вычитания, умножения, деления, сравнения (на равенство, больше и меньше) должны</text:span></text:p>
      <text:p text:style-name="P91"><text:span text:style-name="T92">быть выполнены в виде перегрузки оператор</text:span><text:span text:style-name="T93">ов.</text:span></text:p>
      <text:p text:style-name="P94"><text:span text:style-name="T95">Необходимо реализовать пользовательский литерал для работы с константами типа Money.</text:span></text:p>
      <text:p text:style-name="P96"/>
      <text:p text:style-name="Standard"><text:span text:style-name="T97">2 - Репозиторий<text:s/></text:span><text:span text:style-name="T98">GitHub</text:span></text:p>
      <text:p text:style-name="P99"/>
      <text:p text:style-name="Standard"><text:span text:style-name="T100"><text:tab/></text:span><text:span text:style-name="T101">https</text:span><text:span text:style-name="T102">://</text:span><text:span text:style-name="T103">github</text:span><text:span text:style-name="T104">.</text:span><text:span text:style-name="T105">com</text:span><text:span text:style-name="T106">/</text:span><text:span text:style-name="T107">KolesovaMariya</text:span><text:span text:style-name="T108">/</text:span><text:span text:style-name="T109">oop</text:span><text:span text:style-name="T110">_</text:span><text:span text:style-name="T111">exercise</text:span><text:span text:style-name="T112">_02</text:span></text:p>
      <text:p text:style-name="P113"/>
      <text:p text:style-name="Standard"><text:span text:style-name="T114">3 - Описание программы</text:span></text:p>
      <text:p text:style-name="P115"><text:span text:style-name="T116">Создан класс<text:s/></text:span><text:span text:style-name="T117">Money</text:span><text:span text:style-name="T118">,<text:s/></text:span><text:span text:style-name="T119">в котором хранятся две переменные,<text:s/></text:span><text:span text:style-name="T120">отображающие рубли и копейки в сумме денег. Для получения этих значения написаны функции<text:s/></text:span><text:span text:style-name="T121">GetRub</text:span><text:span text:style-name="T122">() и<text:s/></text:span><text:span text:style-name="T123">GetKop</text:span><text:span text:style-name="T124">().</text:span><text:span text:style-name="T125"><text:line-break/></text:span><text:span text:style-name="T126">Перегружены опрераторы +, - (сложение и вычитание элементов суммы), операторы *, / (умножение и деление на дробное число), так же оператор / перег</text:span><text:span text:style-name="T127">ружен для двух элементов класса<text:s/></text:span><text:span text:style-name="T128">Money</text:span><text:span text:style-name="T129">. Перегружены операторы сравнения &lt;, &gt;, ==, а так же операторы считывания со стандартного потока и вывод в стандартный поток <text:s/>&lt;&lt;, &gt;&gt;. Реализован пользовательский <text:s/>литерал _</text:span><text:span text:style-name="T130">money.</text:span><text:span text:style-name="T131"><text:line-break/></text:span><text:span text:style-name="T132">Входные и выходные значения:</text:span></text:p>
      <text:p text:style-name="P133"><text:span text:style-name="T134">На вход под</text:span><text:span text:style-name="T135">ается целое число, которое обозначает количество пар сумм, которые будут введены, и далее вводятся два элемента класса, и одно дробное число.<text:s/></text:span><text:span text:style-name="T136"><text:line-break/></text:span><text:span text:style-name="T137">Программа делает все операции, прописанные в задании, и выводит результат с пояснениями (в виде<text:s/></text:span><text:span text:style-name="T138">a</text:span><text:span text:style-name="T139"><text:s/>+<text:s/></text:span><text:span text:style-name="T140">b</text:span><text:span text:style-name="T141"><text:s/>= 10, напри</text:span><text:span text:style-name="T142">мер).</text:span></text:p>
      <text:p text:style-name="P143"/>
      <text:p text:style-name="P144"/>
      <text:p text:style-name="Standard"><text:span text:style-name="T145">4 –<text:s/></text:span><text:span text:style-name="T146">Тесты</text:span></text:p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test_00.txt</text:p>
          </table:table-cell>
          <table:table-cell table:style-name="TableCell153">
            <text:p text:style-name="P154">test_01.txt</text:p>
          </table:table-cell>
        </table:table-row>
        <table:table-row table:style-name="TableRow155">
          <table:table-cell table:style-name="TableCell156">
            <text:p text:style-name="Standard"><text:span text:style-name="T157">5</text:span><text:span text:style-name="T158"><text:line-break/></text:span><text:span text:style-name="T159">100,00 10</text:span><text:span text:style-name="T160"><text:line-break/></text:span><text:span text:style-name="T161">10</text:span><text:span text:style-name="T162"><text:line-break/></text:span><text:span text:style-name="T163">200,5 200,5</text:span><text:span text:style-name="T164"><text:line-break/></text:span><text:span text:style-name="T165">0,5</text:span><text:span text:style-name="T166"><text:line-break/></text:span><text:span text:style-name="T167">30,0 40,0</text:span><text:span text:style-name="T168"><text:line-break/></text:span><text:span text:style-name="T169">1</text:span><text:span text:style-name="T170"><text:line-break/></text:span><text:span text:style-name="T171">1,5 0,5</text:span><text:span text:style-name="T172"><text:line-break/></text:span><text:span text:style-name="T173">2</text:span><text:span text:style-name="T174"><text:line-break/></text:span><text:span text:style-name="T175">3,20 2,40</text:span><text:span text:style-name="T176"><text:line-break/></text:span><text:span text:style-name="T177">4,5</text:span></text:p>
            <text:p text:style-name="P178"/>
          </table:table-cell>
          <table:table-cell table:style-name="TableCell179">
            <text:p text:style-name="Standard"><text:span text:style-name="T180">5</text:span><text:span text:style-name="T181"><text:line-break/></text:span><text:span text:style-name="T182">10 5</text:span><text:span text:style-name="T183"><text:line-break/></text:span><text:span text:style-name="T184">2</text:span><text:span text:style-name="T185"><text:line-break/></text:span><text:span text:style-name="T186">14,55 14,5</text:span><text:span text:style-name="T187"><text:line-break/></text:span><text:span text:style-name="T188">10</text:span><text:span text:style-name="T189"><text:line-break/></text:span><text:span text:style-name="T190">17,8 10</text:span><text:span text:style-name="T191"><text:line-break/></text:span><text:span text:style-name="T192">0</text:span><text:span text:style-name="T193"><text:line-break/></text:span><text:span text:style-name="T194">20,20 0</text:span><text:span text:style-name="T195"><text:line-break/></text:span><text:span text:style-name="T196">10,10</text:span><text:span text:style-name="T197"><text:line-break/></text:span><text:span text:style-name="T198">0 55,5</text:span><text:span text:style-name="T199"><text:line-break/></text:span><text:span text:style-name="T200">55,5</text:span></text:p>
            <text:p text:style-name="P201"/>
          </table:table-cell>
        </table:table-row>
        <table:table-row table:style-name="TableRow202">
          <table:table-cell table:style-name="TableCell203">
            <text:p text:style-name="P204">Сколько пар сумм вы хотите ввести?</text:p>
            <text:p text:style-name="P205">5</text:p>
            <text:p text:style-name="TableContents"><text:span text:style-name="T206">Введите суммы<text:s/></text:span><text:span text:style-name="T207">a</text:span><text:span text:style-name="T208"><text:s/>и<text:s/></text:span><text:span text:style-name="T209">b</text:span><text:span text:style-name="T210">:</text:span></text:p>
            <text:soft-page-break/>
            <text:p text:style-name="TableContents"><text:span text:style-name="T211">Введите дробное число<text:s/></text:span><text:span text:style-name="T212">c</text:span><text:span text:style-name="T213">:</text:span></text:p>
            <text:p text:style-name="TableContents"><text:span text:style-name="T214">a</text:span><text:span text:style-name="T215">: 100,00<text:s/></text:span><text:span text:style-name="T216">b</text:span><text:span text:style-name="T217">: 10,00<text:s/></text:span><text:span text:style-name="T218">c</text:span><text:span text:style-name="T219">: 10</text:span></text:p>
            <text:p text:style-name="P220">a + b = 110,00</text:p>
            <text:p text:style-name="P221">a - b = 90,00</text:p>
            <text:p text:style-name="P222">a / b = 10,00</text:p>
            <text:p text:style-name="P223">a / c = 10,00</text:p>
            <text:p text:style-name="P224">b / c = 1,00</text:p>
            <text:p text:style-name="P225">a * c = 1000,00</text:p>
            <text:p text:style-name="P226">b * c = 100,00</text:p>
            <text:p text:style-name="P227">a &gt; b? Да</text:p>
            <text:p text:style-name="TableContents"><text:span text:style-name="T228">a &lt; b?<text:s/></text:span><text:span text:style-name="T229">Нет</text:span></text:p>
            <text:p text:style-name="TableContents"><text:span text:style-name="T230">a</text:span><text:span text:style-name="T231"><text:s/>==<text:s/></text:span><text:span text:style-name="T232">b</text:span><text:span text:style-name="T233">? Нет</text:span></text:p>
            <text:p text:style-name="P234">17,20</text:p>
            <text:p text:style-name="TableContents"><text:span text:style-name="T235">Введите суммы<text:s/></text:span><text:span text:style-name="T236">a</text:span><text:span text:style-name="T237"><text:s/>и<text:s/></text:span><text:span text:style-name="T238">b</text:span><text:span text:style-name="T239">:</text:span></text:p>
            <text:p text:style-name="TableContents"><text:span text:style-name="T240">Введите дробное число<text:s/></text:span><text:span text:style-name="T241">c</text:span><text:span text:style-name="T242">:</text:span></text:p>
            <text:p text:style-name="TableContents"><text:span text:style-name="T243">a</text:span><text:span text:style-name="T244">: 200,50<text:s/></text:span><text:span text:style-name="T245">b</text:span><text:span text:style-name="T246">: 200,50<text:s/></text:span><text:span text:style-name="T247">c</text:span><text:span text:style-name="T248">: 0</text:span></text:p>
            <text:p text:style-name="TableContents"><text:span text:style-name="T249">a</text:span><text:span text:style-name="T250"><text:s/>+<text:s/></text:span><text:span text:style-name="T251">b</text:span><text:span text:style-name="T252"><text:s/>= 401,00</text:span></text:p>
            <text:p text:style-name="TableContents"><text:span text:style-name="T253">a</text:span><text:span text:style-name="T254"><text:s/>-<text:s/></text:span><text:span text:style-name="T255">b</text:span><text:span text:style-name="T256"><text:s/>= 0,00</text:span></text:p>
            <text:p text:style-name="TableContents"><text:span text:style-name="T257">a</text:span><text:span text:style-name="T258"><text:s/>/<text:s/></text:span><text:span text:style-name="T259">b</text:span><text:span text:style-name="T260"><text:s/>= 1,00</text:span></text:p>
            <text:p text:style-name="TableContents"><text:span text:style-name="T261">a</text:span><text:span text:style-name="T262"><text:s/>/<text:s/></text:span><text:span text:style-name="T263">c</text:span><text:span text:style-name="T264">: Невозможно вывести результат деления на 0</text:span></text:p>
            <text:p text:style-name="TableContents"><text:span text:style-name="T265">b</text:span><text:span text:style-name="T266"><text:s/>/<text:s/></text:span><text:span text:style-name="T267">c</text:span><text:span text:style-name="T268">: Невозможно вывести результат деления на 0</text:span></text:p>
            <text:p text:style-name="P269">a * c = 0,00</text:p>
            <text:p text:style-name="P270">b * c = 0,00</text:p>
            <text:p text:style-name="P271">a &gt; b? Нет</text:p>
            <text:p text:style-name="TableContents"><text:span text:style-name="T272">a &lt; b?<text:s/></text:span><text:span text:style-name="T273">Нет</text:span></text:p>
            <text:p text:style-name="TableContents"><text:span text:style-name="T274">a</text:span><text:span text:style-name="T275"><text:s/>==<text:s/></text:span><text:span text:style-name="T276">b</text:span><text:span text:style-name="T277">? Да</text:span></text:p>
            <text:p text:style-name="P278">17,20</text:p>
            <text:p text:style-name="TableContents"><text:span text:style-name="T279">Введите суммы<text:s/></text:span><text:span text:style-name="T280">a</text:span><text:span text:style-name="T281"><text:s/>и<text:s/></text:span><text:span text:style-name="T282">b</text:span><text:span text:style-name="T283">:</text:span></text:p>
            <text:p text:style-name="TableContents"><text:span text:style-name="T284">Введите дробное число<text:s/></text:span><text:span text:style-name="T285">c</text:span><text:span text:style-name="T286">:</text:span></text:p>
            <text:p text:style-name="TableContents"><text:span text:style-name="T287">a</text:span><text:span text:style-name="T288">: 0,50<text:s/></text:span><text:span text:style-name="T289">b</text:span><text:span text:style-name="T290">: 30,00<text:s/></text:span><text:span text:style-name="T291">c</text:span><text:span text:style-name="T292">: 40</text:span></text:p>
            <text:p text:style-name="P293">a<text:s/>+ b = 30,50</text:p>
            <text:p text:style-name="P294">a - b = 0,00</text:p>
            <text:p text:style-name="P295">a / b = 0,01</text:p>
            <text:p text:style-name="P296">a / c = 0,01</text:p>
            <text:p text:style-name="P297">b / c = 0,75</text:p>
            <text:p text:style-name="P298">a * c = 20,00</text:p>
            <text:p text:style-name="P299">b * c = 1200,00</text:p>
            <text:p text:style-name="P300">a &gt; b? Нет</text:p>
            <text:p text:style-name="TableContents"><text:span text:style-name="T301">a &lt; b?<text:s/></text:span><text:span text:style-name="T302">Да</text:span></text:p>
            <text:p text:style-name="TableContents"><text:span text:style-name="T303">a</text:span><text:span text:style-name="T304"><text:s/>==<text:s/></text:span><text:span text:style-name="T305">b</text:span><text:span text:style-name="T306">? Нет</text:span></text:p>
            <text:p text:style-name="P307">17,20</text:p>
            <text:p text:style-name="TableContents"><text:span text:style-name="T308">Введите суммы<text:s/></text:span><text:span text:style-name="T309">a</text:span><text:span text:style-name="T310"><text:s/>и<text:s/></text:span><text:span text:style-name="T311">b</text:span><text:span text:style-name="T312">:</text:span></text:p>
            <text:p text:style-name="TableContents"><text:span text:style-name="T313">Введите дробное число<text:s/></text:span><text:span text:style-name="T314">c</text:span><text:span text:style-name="T315">:</text:span></text:p>
            <text:p text:style-name="TableContents"><text:span text:style-name="T316">a</text:span><text:span text:style-name="T317">: 0,00<text:s/></text:span><text:span text:style-name="T318">b</text:span><text:span text:style-name="T319">: 1,00<text:s/></text:span><text:span text:style-name="T320">c</text:span><text:span text:style-name="T321">: 1</text:span></text:p>
            <text:p text:style-name="P322">a + b = 1,00</text:p>
            <text:p text:style-name="P323">a - b = 0,00</text:p>
            <text:p text:style-name="P324">a / b = 0,00</text:p>
            <text:p text:style-name="P325">a / c = 0,00</text:p>
            <text:soft-page-break/>
            <text:p text:style-name="P326">b /<text:s/>c = 1,00</text:p>
            <text:p text:style-name="P327">a * c = 0,00</text:p>
            <text:p text:style-name="P328">b * c = 1,00</text:p>
            <text:p text:style-name="P329">a &gt; b? Нет</text:p>
            <text:p text:style-name="TableContents"><text:span text:style-name="T330">a</text:span><text:span text:style-name="T331"><text:s/>&lt;<text:s/></text:span><text:span text:style-name="T332">b</text:span><text:span text:style-name="T333">?<text:s/></text:span><text:span text:style-name="T334">Да</text:span></text:p>
            <text:p text:style-name="TableContents"><text:span text:style-name="T335">a</text:span><text:span text:style-name="T336"><text:s/>==<text:s/></text:span><text:span text:style-name="T337">b</text:span><text:span text:style-name="T338">? Нет</text:span></text:p>
            <text:p text:style-name="P339">17,20</text:p>
            <text:p text:style-name="TableContents"><text:span text:style-name="T340">Введите суммы<text:s/></text:span><text:span text:style-name="T341">a</text:span><text:span text:style-name="T342"><text:s/>и<text:s/></text:span><text:span text:style-name="T343">b</text:span><text:span text:style-name="T344">:</text:span></text:p>
            <text:p text:style-name="TableContents"><text:span text:style-name="T345">Введите дробное число<text:s/></text:span><text:span text:style-name="T346">c</text:span><text:span text:style-name="T347">:</text:span></text:p>
            <text:p text:style-name="TableContents"><text:span text:style-name="T348">a</text:span><text:span text:style-name="T349">: 0,50<text:s/></text:span><text:span text:style-name="T350">b</text:span><text:span text:style-name="T351">: 0,50<text:s/></text:span><text:span text:style-name="T352">c</text:span><text:span text:style-name="T353">: 2</text:span></text:p>
            <text:p text:style-name="P354">a + b = 1,00</text:p>
            <text:p text:style-name="P355">a - b = 0,00</text:p>
            <text:p text:style-name="P356">a / b = 1,00</text:p>
            <text:p text:style-name="P357">a / c = 0,25</text:p>
            <text:p text:style-name="P358">b / c = 0,25</text:p>
            <text:p text:style-name="P359">a * c = 1,00</text:p>
            <text:p text:style-name="P360">b * c = 1,00</text:p>
            <text:p text:style-name="P361">a &gt; b? Нет</text:p>
            <text:p text:style-name="P362">a &lt; b?<text:s/>Нет</text:p>
            <text:p text:style-name="P363">a == b? Да</text:p>
            <text:p text:style-name="P364">17,20</text:p>
            <text:p text:style-name="P365"/>
            <text:p text:style-name="P366">Process finished with exit code 0</text:p>
          </table:table-cell>
          <table:table-cell table:style-name="TableCell367">
            <text:p text:style-name="P368">Сколько пар сумм вы хотите ввести?</text:p>
            <text:p text:style-name="P369">5</text:p>
            <text:p text:style-name="TableContents"><text:span text:style-name="T370">Введите суммы<text:s/></text:span><text:span text:style-name="T371">a</text:span><text:span text:style-name="T372"><text:s/>и<text:s/></text:span><text:span text:style-name="T373">b</text:span><text:span text:style-name="T374">:</text:span></text:p>
            <text:soft-page-break/>
            <text:p text:style-name="TableContents"><text:span text:style-name="T375">Введите дробное число<text:s/></text:span><text:span text:style-name="T376">c</text:span><text:span text:style-name="T377">:</text:span></text:p>
            <text:p text:style-name="TableContents"><text:span text:style-name="T378">a</text:span><text:span text:style-name="T379">: 10,00<text:s/></text:span><text:span text:style-name="T380">b</text:span><text:span text:style-name="T381">: 5,00<text:s/></text:span><text:span text:style-name="T382">c</text:span><text:span text:style-name="T383">: 2</text:span></text:p>
            <text:p text:style-name="P384">a + b = 15,00</text:p>
            <text:p text:style-name="P385">a - b = 5,00</text:p>
            <text:p text:style-name="P386">a / b = 2,00</text:p>
            <text:p text:style-name="P387">a / c = 5,00</text:p>
            <text:p text:style-name="P388">b / c = 2,50</text:p>
            <text:p text:style-name="P389">a * c = 20,00</text:p>
            <text:p text:style-name="P390">b * c =<text:s/>10,00</text:p>
            <text:p text:style-name="P391">a &gt; b? Да</text:p>
            <text:p text:style-name="TableContents"><text:span text:style-name="T392">a &lt; b?<text:s/></text:span><text:span text:style-name="T393">Нет</text:span></text:p>
            <text:p text:style-name="TableContents"><text:span text:style-name="T394">a</text:span><text:span text:style-name="T395"><text:s/>==<text:s/></text:span><text:span text:style-name="T396">b</text:span><text:span text:style-name="T397">? Нет</text:span></text:p>
            <text:p text:style-name="P398">17,20</text:p>
            <text:p text:style-name="TableContents"><text:span text:style-name="T399">Введите суммы<text:s/></text:span><text:span text:style-name="T400">a</text:span><text:span text:style-name="T401"><text:s/>и<text:s/></text:span><text:span text:style-name="T402">b</text:span><text:span text:style-name="T403">:</text:span></text:p>
            <text:p text:style-name="TableContents"><text:span text:style-name="T404">Введите дробное число<text:s/></text:span><text:span text:style-name="T405">c</text:span><text:span text:style-name="T406">:</text:span></text:p>
            <text:p text:style-name="TableContents"><text:span text:style-name="T407">a</text:span><text:span text:style-name="T408">: 14,55<text:s/></text:span><text:span text:style-name="T409">b</text:span><text:span text:style-name="T410">: 0,00<text:s/></text:span><text:span text:style-name="T411">c</text:span><text:span text:style-name="T412">: 10</text:span></text:p>
            <text:p text:style-name="TableContents"><text:span text:style-name="T413">a</text:span><text:span text:style-name="T414"><text:s/>+<text:s/></text:span><text:span text:style-name="T415">b</text:span><text:span text:style-name="T416"><text:s/>= 14,55</text:span></text:p>
            <text:p text:style-name="TableContents"><text:span text:style-name="T417">a</text:span><text:span text:style-name="T418"><text:s/>-<text:s/></text:span><text:span text:style-name="T419">b</text:span><text:span text:style-name="T420"><text:s/>= 14,55</text:span></text:p>
            <text:p text:style-name="TableContents"><text:span text:style-name="T421">a</text:span><text:span text:style-name="T422"><text:s/>/<text:s/></text:span><text:span text:style-name="T423">b</text:span><text:span text:style-name="T424">: Невозможно вывести результат деления на нулевую сумму</text:span></text:p>
            <text:p text:style-name="P425">a / c = 1,45</text:p>
            <text:p text:style-name="P426">b / c = 0,00</text:p>
            <text:p text:style-name="P427">a * c = 145,50</text:p>
            <text:p text:style-name="P428">b * c = 0,00</text:p>
            <text:p text:style-name="TableContents"><text:span text:style-name="T429">a &gt; b?<text:s/></text:span><text:span text:style-name="T430">Да</text:span></text:p>
            <text:p text:style-name="TableContents"><text:span text:style-name="T431">a</text:span><text:span text:style-name="T432"><text:s/>&lt;<text:s/></text:span><text:span text:style-name="T433">b</text:span><text:span text:style-name="T434">? Нет</text:span></text:p>
            <text:p text:style-name="TableContents"><text:span text:style-name="T435">a</text:span><text:span text:style-name="T436"><text:s/>==<text:s/></text:span><text:span text:style-name="T437">b</text:span><text:span text:style-name="T438">? Нет</text:span></text:p>
            <text:p text:style-name="P439">17,20</text:p>
            <text:p text:style-name="TableContents"><text:span text:style-name="T440">Введите суммы<text:s/></text:span><text:span text:style-name="T441">a</text:span><text:span text:style-name="T442"><text:s/>и<text:s/></text:span><text:span text:style-name="T443">b</text:span><text:span text:style-name="T444">:</text:span></text:p>
            <text:p text:style-name="TableContents"><text:span text:style-name="T445">Введите дробное число<text:s/></text:span><text:span text:style-name="T446">c</text:span><text:span text:style-name="T447">:</text:span></text:p>
            <text:p text:style-name="TableContents"><text:span text:style-name="T448">a</text:span><text:span text:style-name="T449">: 17,80<text:s/></text:span><text:span text:style-name="T450">b</text:span><text:span text:style-name="T451">: 10,00<text:s/></text:span><text:span text:style-name="T452">c</text:span><text:span text:style-name="T453">: 0</text:span></text:p>
            <text:p text:style-name="TableContents"><text:span text:style-name="T454">a</text:span><text:span text:style-name="T455"><text:s/>+<text:s/></text:span><text:span text:style-name="T456">b</text:span><text:span text:style-name="T457"><text:s/>= 27,80</text:span></text:p>
            <text:p text:style-name="TableContents"><text:span text:style-name="T458">a</text:span><text:span text:style-name="T459"><text:s/>-<text:s/></text:span><text:span text:style-name="T460">b</text:span><text:span text:style-name="T461"><text:s/>= 7,80</text:span></text:p>
            <text:p text:style-name="TableContents"><text:span text:style-name="T462">a</text:span><text:span text:style-name="T463"><text:s/>/<text:s/></text:span><text:span text:style-name="T464">b</text:span><text:span text:style-name="T465"><text:s/>= 1,78</text:span></text:p>
            <text:p text:style-name="TableContents"><text:span text:style-name="T466">a</text:span><text:span text:style-name="T467"><text:s/>/<text:s/></text:span><text:span text:style-name="T468">c</text:span><text:span text:style-name="T469">: Невозможно вывести результат деления на 0</text:span></text:p>
            <text:p text:style-name="TableContents"><text:span text:style-name="T470">b</text:span><text:span text:style-name="T471"><text:s/>/<text:s/></text:span><text:span text:style-name="T472">c</text:span><text:span text:style-name="T473">: Невозможно вывести результат деления на 0</text:span></text:p>
            <text:p text:style-name="P474">a * c =<text:s/>0,00</text:p>
            <text:p text:style-name="P475">b * c = 0,00</text:p>
            <text:p text:style-name="P476">a &gt; b? Да</text:p>
            <text:p text:style-name="TableContents"><text:span text:style-name="T477">a &lt; b?<text:s/></text:span><text:span text:style-name="T478">Нет</text:span></text:p>
            <text:p text:style-name="TableContents"><text:span text:style-name="T479">a</text:span><text:span text:style-name="T480"><text:s/>==<text:s/></text:span><text:span text:style-name="T481">b</text:span><text:span text:style-name="T482">? Нет</text:span></text:p>
            <text:p text:style-name="P483">17,20</text:p>
            <text:p text:style-name="TableContents"><text:span text:style-name="T484">Введите суммы<text:s/></text:span><text:span text:style-name="T485">a</text:span><text:span text:style-name="T486"><text:s/>и<text:s/></text:span><text:span text:style-name="T487">b</text:span><text:span text:style-name="T488">:</text:span></text:p>
            <text:p text:style-name="TableContents"><text:span text:style-name="T489">Введите дробное число<text:s/></text:span><text:span text:style-name="T490">c</text:span><text:span text:style-name="T491">:</text:span></text:p>
            <text:p text:style-name="TableContents"><text:span text:style-name="T492">a</text:span><text:span text:style-name="T493">: 20,20<text:s/></text:span><text:span text:style-name="T494">b</text:span><text:span text:style-name="T495">: 0,00<text:s/></text:span><text:span text:style-name="T496">c</text:span><text:span text:style-name="T497">: 10</text:span></text:p>
            <text:p text:style-name="TableContents"><text:span text:style-name="T498">a</text:span><text:span text:style-name="T499"><text:s/>+<text:s/></text:span><text:span text:style-name="T500">b</text:span><text:span text:style-name="T501"><text:s/>= 20,20</text:span></text:p>
            <text:soft-page-break/>
            <text:p text:style-name="TableContents"><text:span text:style-name="T502">a</text:span><text:span text:style-name="T503"><text:s/>-<text:s/></text:span><text:span text:style-name="T504">b</text:span><text:span text:style-name="T505"><text:s/>= 20,20</text:span></text:p>
            <text:p text:style-name="TableContents"><text:span text:style-name="T506">a</text:span><text:span text:style-name="T507"><text:s/>/<text:s/></text:span><text:span text:style-name="T508">b</text:span><text:span text:style-name="T509">: Невозможно вывести результат деления на нулевую сумму</text:span></text:p>
            <text:p text:style-name="P510">a / c = 2,02</text:p>
            <text:p text:style-name="P511">b / c = 0,00</text:p>
            <text:p text:style-name="P512">a * c =<text:s/>202,00</text:p>
            <text:p text:style-name="P513">b * c = 0,00</text:p>
            <text:p text:style-name="TableContents"><text:span text:style-name="T514">a &gt; b?<text:s/></text:span><text:span text:style-name="T515">Да</text:span></text:p>
            <text:p text:style-name="TableContents"><text:span text:style-name="T516">a</text:span><text:span text:style-name="T517"><text:s/>&lt;<text:s/></text:span><text:span text:style-name="T518">b</text:span><text:span text:style-name="T519">? Нет</text:span></text:p>
            <text:p text:style-name="TableContents"><text:span text:style-name="T520">a</text:span><text:span text:style-name="T521"><text:s/>==<text:s/></text:span><text:span text:style-name="T522">b</text:span><text:span text:style-name="T523">? Нет</text:span></text:p>
            <text:p text:style-name="P524">17,20</text:p>
            <text:p text:style-name="TableContents"><text:span text:style-name="T525">Введите суммы<text:s/></text:span><text:span text:style-name="T526">a</text:span><text:span text:style-name="T527"><text:s/>и<text:s/></text:span><text:span text:style-name="T528">b</text:span><text:span text:style-name="T529">:</text:span></text:p>
            <text:p text:style-name="TableContents"><text:span text:style-name="T530">Введите дробное число<text:s/></text:span><text:span text:style-name="T531">c</text:span><text:span text:style-name="T532">:</text:span></text:p>
            <text:p text:style-name="TableContents"><text:span text:style-name="T533">a</text:span><text:span text:style-name="T534">: 0,10<text:s/></text:span><text:span text:style-name="T535">b</text:span><text:span text:style-name="T536">: 0,00<text:s/></text:span><text:span text:style-name="T537">c</text:span><text:span text:style-name="T538">: 55</text:span></text:p>
            <text:p text:style-name="TableContents"><text:span text:style-name="T539">a</text:span><text:span text:style-name="T540"><text:s/>+<text:s/></text:span><text:span text:style-name="T541">b</text:span><text:span text:style-name="T542"><text:s/>= 0,10</text:span></text:p>
            <text:p text:style-name="TableContents"><text:span text:style-name="T543">a</text:span><text:span text:style-name="T544"><text:s/>-<text:s/></text:span><text:span text:style-name="T545">b</text:span><text:span text:style-name="T546"><text:s/>= 0,10</text:span></text:p>
            <text:p text:style-name="TableContents"><text:span text:style-name="T547">a</text:span><text:span text:style-name="T548"><text:s/>/<text:s/></text:span><text:span text:style-name="T549">b</text:span><text:span text:style-name="T550">: Невозможно вывести результат деления на нулевую сумму</text:span></text:p>
            <text:p text:style-name="P551">a / c = 0,00</text:p>
            <text:p text:style-name="P552">b / c = 0,00</text:p>
            <text:p text:style-name="P553">a * c = 5,50</text:p>
            <text:p text:style-name="P554">b<text:s/>* c = 0,00</text:p>
            <text:p text:style-name="TableContents"><text:span text:style-name="T555">a &gt; b?<text:s/></text:span><text:span text:style-name="T556">Да</text:span></text:p>
            <text:p text:style-name="TableContents"><text:span text:style-name="T557">a</text:span><text:span text:style-name="T558"><text:s/>&lt;<text:s/></text:span><text:span text:style-name="T559">b</text:span><text:span text:style-name="T560">? Нет</text:span></text:p>
            <text:p text:style-name="TableContents"><text:span text:style-name="T561">a</text:span><text:span text:style-name="T562"><text:s/>==<text:s/></text:span><text:span text:style-name="T563">b</text:span><text:span text:style-name="T564">? Нет</text:span></text:p>
            <text:p text:style-name="P565">17,20</text:p>
            <text:p text:style-name="P566"/>
            <text:p text:style-name="P567">Process finished with exit code 0</text:p>
          </table:table-cell>
        </table:table-row>
      </table:table>
      <text:p text:style-name="P568"/>
      <text:p text:style-name="P569"/>
      <text:p text:style-name="P570"/>
      <text:p text:style-name="Standard"><text:span text:style-name="T571">6 -<text:s/></text:span><text:span text:style-name="T572">Код</text:span><text:span text:style-name="T573"><text:s/></text:span><text:span text:style-name="T574">программы</text:span></text:p>
      <text:p text:style-name="Standard"><text:span text:style-name="T575"><text:s text:c="5"/>money.h</text:span></text:p>
      <text:p text:style-name="P576"><text:span text:style-name="T577">#ifndef<text:s/></text:span><text:span text:style-name="T578">LAB1_MONEY_H</text:span><text:span text:style-name="T579"><text:line-break/></text:span><text:span text:style-name="T580">#define<text:s/></text:span><text:span text:style-name="T581">LAB1_MONEY_H</text:span><text:span text:style-name="T582"><text:line-break/></text:span><text:span text:style-name="T583">#include<text:s/></text:span><text:span text:style-name="T584">&lt;iostream&gt;</text:span><text:span text:style-name="T585"><text:line-break/></text:span><text:span text:style-name="T586">class<text:s/></text:span><text:span text:style-name="T587">Money<text:s/></text:span><text:span text:style-name="T588">{</text:span><text:span text:style-name="T589"><text:line-break/></text:span><text:span text:style-name="T590">public</text:span><text:span text:style-name="T591">:</text:span><text:span text:style-name="T592"><text:line-break/></text:span><text:span text:style-name="T593"><text:s text:c="4"/></text:span><text:span text:style-name="T594">Money</text:span><text:span text:style-name="T595">()</text:span><text:span text:style-name="T596">;</text:span><text:span text:style-name="T597"><text:line-break/></text:span><text:span text:style-name="T598"><text:s text:c="4"/></text:span><text:span text:style-name="T599">Money</text:span><text:span text:style-name="T600">(</text:span><text:span text:style-name="T601">unsigned long long<text:s/></text:span><text:span text:style-name="T602">r</text:span><text:span text:style-name="T603">,<text:s/></text:span><text:span text:style-name="T604">unsigned char<text:s/></text:span><text:span text:style-name="T605">k)</text:span><text:span text:style-name="T606">;</text:span><text:span text:style-name="T607"><text:line-break/></text:span><text:span text:style-name="T608"><text:line-break/></text:span><text:span text:style-name="T609"><text:s text:c="4"/>unsigned long long<text:s/></text:span><text:span text:style-name="T610">GetRub</text:span><text:span text:style-name="T611">()</text:span><text:span text:style-name="T612">;</text:span><text:span text:style-name="T613"><text:line-break/></text:span><text:span text:style-name="T614"><text:s text:c="4"/>unsigned char<text:s/></text:span><text:span text:style-name="T615">GetKop</text:span><text:span text:style-name="T616">()</text:span><text:span text:style-name="T617">;</text:span><text:span text:style-name="T618"><text:line-break/></text:span><text:span text:style-name="T619"><text:line-break/></text:span><text:span text:style-name="T620"><text:s text:c="5"/>unsigned long long<text:s/></text:span><text:span text:style-name="T621">GetRub</text:span><text:span text:style-name="T622">()<text:s/></text:span><text:span text:style-name="T623">const;</text:span><text:span text:style-name="T624"><text:line-break/></text:span><text:span text:style-name="T625"><text:s text:c="4"/>unsigned char<text:s/></text:span><text:span text:style-name="T626">GetKop</text:span><text:span text:style-name="T627">()<text:s/></text:span><text:span text:style-name="T628">const;</text:span><text:span text:style-name="T629"><text:line-break/></text:span><text:span text:style-name="T630"><text:line-break/></text:span><text:span text:style-name="T631"><text:s text:c="4"/>friend<text:s/></text:span><text:span text:style-name="T632">std</text:span><text:span text:style-name="T633">::</text:span><text:span text:style-name="T634">ostream</text:span><text:span text:style-name="T635">&amp;<text:s/></text:span><text:span text:style-name="T636">operator</text:span><text:span text:style-name="T637">&lt;&lt;(</text:span><text:span text:style-name="T638">std</text:span><text:span text:style-name="T639">::</text:span><text:span text:style-name="T640">ostream<text:s/></text:span><text:span text:style-name="T641">&amp;out</text:span><text:span text:style-name="T642">,<text:s/></text:span><text:span text:style-name="T643">Money<text:s/></text:span><text:span text:style-name="T644">const<text:s/></text:span><text:span text:style-name="T645">&amp;a)</text:span><text:span text:style-name="T646">;</text:span><text:span text:style-name="T647"><text:line-break/></text:span><text:span text:style-name="T648"><text:s text:c="4"/>friend<text:s/></text:span><text:span text:style-name="T649">std</text:span><text:span text:style-name="T650">::</text:span><text:span text:style-name="T651">istream</text:span><text:span text:style-name="T652">&amp;<text:s/></text:span><text:span text:style-name="T653">operator</text:span><text:span text:style-name="T654">&gt;&gt;(</text:span><text:span text:style-name="T655">std</text:span><text:span text:style-name="T656">::</text:span><text:span text:style-name="T657">istream<text:s/></text:span><text:span text:style-name="T658">&amp;in</text:span><text:span text:style-name="T659">,<text:s/></text:span><text:span text:style-name="T660">Money<text:s/></text:span><text:span text:style-name="T661">&amp;a)</text:span><text:span text:style-name="T662">;</text:span><text:span text:style-name="T663"><text:line-break/></text:span><text:soft-page-break/><text:span text:style-name="T664"><text:line-break/></text:span><text:span text:style-name="T665"><text:s text:c="4"/></text:span><text:span text:style-name="T666">Money<text:s/></text:span><text:span text:style-name="T667">operator</text:span><text:span text:style-name="T668">+(</text:span><text:span text:style-name="T669">const<text:s/></text:span><text:span text:style-name="T670">Money<text:s/></text:span><text:span text:style-name="T671">&amp;b)<text:s/></text:span><text:span text:style-name="T672">const;</text:span><text:span text:style-name="T673"><text:line-break/></text:span><text:span text:style-name="T674"><text:s text:c="4"/></text:span><text:span text:style-name="T675">Money<text:s/></text:span><text:span text:style-name="T676">operator</text:span><text:span text:style-name="T677">-(</text:span><text:span text:style-name="T678">const<text:s/></text:span><text:span text:style-name="T679">Money<text:s/></text:span><text:span text:style-name="T680">&amp;b)<text:s/></text:span><text:span text:style-name="T681">const;</text:span><text:span text:style-name="T682"><text:line-break/></text:span><text:span text:style-name="T683"><text:s text:c="4"/></text:span><text:span text:style-name="T684">Money<text:s/></text:span><text:span text:style-name="T685">operator</text:span><text:span text:style-name="T686">*(</text:span><text:span text:style-name="T687">const double<text:s/></text:span><text:span text:style-name="T688">&amp;b)<text:s/></text:span><text:span text:style-name="T689">const;</text:span><text:span text:style-name="T690"><text:line-break/></text:span><text:span text:style-name="T691"><text:s text:c="4"/></text:span><text:span text:style-name="T692">Money<text:s/></text:span><text:span text:style-name="T693">operator</text:span><text:span text:style-name="T694">/(</text:span><text:span text:style-name="T695">const double<text:s/></text:span><text:span text:style-name="T696">&amp;b)<text:s/></text:span><text:span text:style-name="T697">const;</text:span><text:span text:style-name="T698"><text:line-break/></text:span><text:span text:style-name="T699"><text:s text:c="4"/></text:span><text:span text:style-name="T700">Money<text:s/></text:span><text:span text:style-name="T701">operator</text:span><text:span text:style-name="T702">/(</text:span><text:span text:style-name="T703">const<text:s/></text:span><text:span text:style-name="T704">Money<text:s/></text:span><text:span text:style-name="T705">&amp;b)<text:s/></text:span><text:span text:style-name="T706">const</text:span><text:span text:style-name="T707">;</text:span><text:span text:style-name="T708"><text:line-break/></text:span><text:span text:style-name="T709"><text:line-break/></text:span><text:span text:style-name="T710"><text:s text:c="4"/>bool<text:s/></text:span><text:span text:style-name="T711">operator</text:span><text:span text:style-name="T712">&gt;(</text:span><text:span text:style-name="T713">const<text:s/></text:span><text:span text:style-name="T714">Money<text:s/></text:span><text:span text:style-name="T715">&amp;b)<text:s/></text:span><text:span text:style-name="T716">const;</text:span><text:span text:style-name="T717"><text:line-break/></text:span><text:span text:style-name="T718"><text:s text:c="4"/>bool<text:s/></text:span><text:span text:style-name="T719">operator</text:span><text:span text:style-name="T720">&lt;(</text:span><text:span text:style-name="T721">const<text:s/></text:span><text:span text:style-name="T722">Money<text:s/></text:span><text:span text:style-name="T723">&amp;b)<text:s/></text:span><text:span text:style-name="T724">const;</text:span><text:span text:style-name="T725"><text:line-break/></text:span><text:span text:style-name="T726"><text:s text:c="4"/>bool<text:s/></text:span><text:span text:style-name="T727">operator</text:span><text:span text:style-name="T728">==(</text:span><text:span text:style-name="T729">const<text:s/></text:span><text:span text:style-name="T730">Money<text:s/></text:span><text:span text:style-name="T731">&amp;b)<text:s/></text:span><text:span text:style-name="T732">const;</text:span><text:span text:style-name="T733"><text:line-break/></text:span><text:span text:style-name="T734"><text:line-break/></text:span><text:span text:style-name="T735"><text:line-break/></text:span><text:span text:style-name="T736"><text:line-break/></text:span><text:span text:style-name="T737">private</text:span><text:span text:style-name="T738">:</text:span><text:span text:style-name="T739"><text:line-break/></text:span><text:span text:style-name="T740"><text:s text:c="4"/></text:span><text:span text:style-name="T741">unsigned long long<text:s/></text:span><text:span text:style-name="T742">rub</text:span><text:span text:style-name="T743">;</text:span><text:span text:style-name="T744"><text:line-break/></text:span><text:span text:style-name="T745"><text:s text:c="4"/>unsigned char<text:s/></text:span><text:span text:style-name="T746">kop</text:span><text:span text:style-name="T747">;</text:span><text:span text:style-name="T748"><text:line-break/></text:span><text:span text:style-name="T749">}</text:span><text:span text:style-name="T750">;</text:span><text:span text:style-name="T751"><text:line-break/></text:span><text:span text:style-name="T752">Money<text:s/></text:span><text:span text:style-name="T753">operator</text:span><text:span text:style-name="T754">""<text:s/></text:span><text:span text:style-name="T755">_money(</text:span><text:span text:style-name="T756">long double</text:span><text:span text:style-name="T757">)</text:span><text:span text:style-name="T758">;</text:span><text:span text:style-name="T759"><text:line-break/></text:span><text:span text:style-name="T760">#endif<text:s/></text:span><text:span text:style-name="T761">//LAB1_MONEY_H</text:span></text:p>
      <text:p text:style-name="P762"/>
      <text:p text:style-name="P763">money.cpp</text:p>
      <text:p text:style-name="P764"/>
      <text:p text:style-name="P765"><text:span text:style-name="T766">#include<text:s/></text:span><text:span text:style-name="T767">"money.h"</text:span><text:span text:style-name="T768"><text:line-break/></text:span><text:span text:style-name="T769"><text:line-break/></text:span><text:span text:style-name="T770">Money</text:span><text:span text:style-name="T771">::</text:span><text:span text:style-name="T772">Money</text:span><text:span text:style-name="T773">() {</text:span><text:span text:style-name="T774"><text:line-break/></text:span><text:span text:style-name="T775"><text:s text:c="4"/></text:span><text:span text:style-name="T776">rub<text:s/></text:span><text:span text:style-name="T777">=<text:s/></text:span><text:span text:style-name="T778">0</text:span><text:span text:style-name="T779">;</text:span><text:span text:style-name="T780"><text:line-break/></text:span><text:span text:style-name="T781"><text:s text:c="4"/></text:span><text:span text:style-name="T782">kop<text:s/></text:span><text:span text:style-name="T783">=<text:s/></text:span><text:span text:style-name="T784">0</text:span><text:span text:style-name="T785">;</text:span><text:span text:style-name="T786"><text:line-break/></text:span><text:span text:style-name="T787">}</text:span><text:span text:style-name="T788"><text:line-break/></text:span><text:span text:style-name="T789">Money</text:span><text:span text:style-name="T790">::</text:span><text:span text:style-name="T791">Money</text:span><text:span text:style-name="T792">(</text:span><text:span text:style-name="T793">unsigned long long<text:s/></text:span><text:span text:style-name="T794">r</text:span><text:span text:style-name="T795">, unsigned char<text:s/></text:span><text:span text:style-name="T796">k) {</text:span><text:span text:style-name="T797"><text:line-break/></text:span><text:span text:style-name="T798"><text:s text:c="4"/></text:span><text:span text:style-name="T799">rub<text:s/></text:span><text:span text:style-name="T800">= r</text:span><text:span text:style-name="T801">;</text:span><text:span text:style-name="T802"><text:line-break/></text:span><text:span text:style-name="T803"><text:s text:c="4"/></text:span><text:span text:style-name="T804">kop<text:s/></text:span><text:span text:style-name="T805">= k</text:span><text:span text:style-name="T806">;</text:span><text:span text:style-name="T807"><text:line-break/></text:span><text:span text:style-name="T808">}</text:span><text:span text:style-name="T809"><text:line-break/></text:span><text:span text:style-name="T810"><text:line-break/></text:span><text:span text:style-name="T811">unsigned long long<text:s/></text:span><text:span text:style-name="T812">Money</text:span><text:span text:style-name="T813">::</text:span><text:span text:style-name="T814">GetRub</text:span><text:span text:style-name="T815">() {</text:span><text:span text:style-name="T816"><text:line-break/></text:span><text:span text:style-name="T817"><text:s text:c="4"/></text:span><text:span text:style-name="T818">return<text:s/></text:span><text:span text:style-name="T819">rub</text:span><text:span text:style-name="T820">;</text:span><text:span text:style-name="T821"><text:line-break/></text:span><text:span text:style-name="T822">}</text:span><text:span text:style-name="T823"><text:line-break/></text:span><text:span text:style-name="T824">unsigned char<text:s/></text:span><text:span text:style-name="T825">Money</text:span><text:span text:style-name="T826">::</text:span><text:span text:style-name="T827">GetKop</text:span><text:span text:style-name="T828">() {</text:span><text:span text:style-name="T829"><text:line-break/></text:span><text:span text:style-name="T830"><text:s text:c="4"/></text:span><text:span text:style-name="T831">return<text:s/></text:span><text:span text:style-name="T832">kop</text:span><text:span text:style-name="T833">;</text:span><text:span text:style-name="T834"><text:line-break/></text:span><text:span text:style-name="T835">}</text:span><text:span text:style-name="T836"><text:line-break/></text:span><text:span text:style-name="T837">unsigned long long<text:s/></text:span><text:span text:style-name="T838">Money</text:span><text:span text:style-name="T839">::</text:span><text:span text:style-name="T840">GetRub</text:span><text:span text:style-name="T841">()<text:s/></text:span><text:span text:style-name="T842">const<text:s/></text:span><text:span text:style-name="T843">{</text:span><text:span text:style-name="T844"><text:line-break/></text:span><text:span text:style-name="T845"><text:s text:c="4"/></text:span><text:span text:style-name="T846">return<text:s/></text:span><text:span text:style-name="T847">rub</text:span><text:span text:style-name="T848">;</text:span><text:span text:style-name="T849"><text:line-break/></text:span><text:span text:style-name="T850">}</text:span><text:span text:style-name="T851"><text:line-break/></text:span><text:span text:style-name="T852">unsigned char<text:s/></text:span><text:span text:style-name="T853">Money</text:span><text:span text:style-name="T854">::</text:span><text:span text:style-name="T855">GetKop</text:span><text:span text:style-name="T856">()<text:s/></text:span><text:span text:style-name="T857">const<text:s/></text:span><text:span text:style-name="T858">{</text:span><text:span text:style-name="T859"><text:line-break/></text:span><text:span text:style-name="T860"><text:s text:c="4"/></text:span><text:span text:style-name="T861">return<text:s/></text:span><text:span text:style-name="T862">kop</text:span><text:span text:style-name="T863">;</text:span><text:span text:style-name="T864"><text:line-break/></text:span><text:span text:style-name="T865">}</text:span><text:span text:style-name="T866"><text:line-break/></text:span><text:span text:style-name="T867"><text:line-break/></text:span><text:span text:style-name="T868">std</text:span><text:span text:style-name="T869">::</text:span><text:span text:style-name="T870">ostream<text:s/></text:span><text:span text:style-name="T871">&amp;</text:span><text:span text:style-name="T872">operator</text:span><text:span text:style-name="T873">&lt;&lt;(</text:span><text:span text:style-name="T874">std</text:span><text:span text:style-name="T875">::</text:span><text:span text:style-name="T876">ostream<text:s/></text:span><text:span text:style-name="T877">&amp;out</text:span><text:span text:style-name="T878">,<text:s/></text:span><text:span text:style-name="T879">Money<text:s/></text:span><text:span text:style-name="T880">const<text:s/></text:span><text:span text:style-name="T881">&amp;a) {</text:span><text:span text:style-name="T882"><text:line-break/></text:span><text:span text:style-name="T883"><text:s text:c="4"/></text:span><text:span text:style-name="T884">if<text:s/></text:span><text:span text:style-name="T885">(a.GetKop() &gt;<text:s/></text:span><text:span text:style-name="T886">9</text:span><text:span text:style-name="T887">) {</text:span><text:span text:style-name="T888"><text:line-break/></text:span><text:span text:style-name="T889"><text:s text:c="8"/>out<text:s/></text:span><text:span text:style-name="T890">&lt;&lt;<text:s/></text:span><text:span text:style-name="T891">a.GetRub()<text:s/></text:span><text:span text:style-name="T892">&lt;&lt;<text:s/></text:span><text:span text:style-name="T893">","<text:s/></text:span><text:span text:style-name="T894">&lt;&lt;<text:s/></text:span><text:span text:style-name="T895">(</text:span><text:span text:style-name="T896">int</text:span><text:span text:style-name="T897">)a.GetKop()</text:span><text:span text:style-name="T898">;</text:span><text:span text:style-name="T899"><text:line-break/></text:span><text:span text:style-name="T900"><text:s text:c="4"/></text:span><text:span text:style-name="T901">}<text:s/></text:span><text:span text:style-name="T902">else<text:s/></text:span><text:span text:style-name="T903">{</text:span><text:span text:style-name="T904"><text:line-break/></text:span><text:span text:style-name="T905"><text:s text:c="8"/>out<text:s/></text:span><text:span text:style-name="T906">&lt;&lt;<text:s/></text:span><text:span text:style-name="T907">a.GetRub()<text:s/></text:span><text:span text:style-name="T908">&lt;&lt;<text:s/></text:span><text:span text:style-name="T909">","<text:s/></text:span><text:span text:style-name="T910">&lt;&lt;<text:s/></text:span><text:span text:style-name="T911">"0"<text:s/></text:span><text:span text:style-name="T912">&lt;&lt;<text:s/></text:span><text:span text:style-name="T913">(</text:span><text:span text:style-name="T914">int</text:span><text:span text:style-name="T915">)a.GetKop()</text:span><text:span text:style-name="T916">;</text:span><text:span text:style-name="T917"><text:line-break/></text:span><text:span text:style-name="T918"><text:s text:c="4"/></text:span><text:span text:style-name="T919">}</text:span><text:span text:style-name="T920"><text:line-break/></text:span><text:span text:style-name="T921"><text:s text:c="4"/></text:span><text:span text:style-name="T922">return<text:s/></text:span><text:span text:style-name="T923">out</text:span><text:span text:style-name="T924">;</text:span><text:span text:style-name="T925"><text:line-break/></text:span><text:soft-page-break/><text:span text:style-name="T926">}</text:span><text:span text:style-name="T927"><text:line-break/></text:span><text:span text:style-name="T928">std</text:span><text:span text:style-name="T929">::</text:span><text:span text:style-name="T930">istream</text:span><text:span text:style-name="T931">&amp;<text:s/></text:span><text:span text:style-name="T932">operator</text:span><text:span text:style-name="T933">&gt;&gt;(</text:span><text:span text:style-name="T934">std</text:span><text:span text:style-name="T935">::</text:span><text:span text:style-name="T936">istream<text:s/></text:span><text:span text:style-name="T937">&amp;in</text:span><text:span text:style-name="T938">,<text:s/></text:span><text:span text:style-name="T939">Money<text:s/></text:span><text:span text:style-name="T940">&amp;a) {</text:span><text:span text:style-name="T941"><text:line-break/></text:span><text:span text:style-name="T942"><text:s text:c="4"/></text:span><text:span text:style-name="T943">unsigned long long<text:s/></text:span><text:span text:style-name="T944">new_rub =<text:s/></text:span><text:span text:style-name="T945">0</text:span><text:span text:style-name="T946">;</text:span><text:span text:style-name="T947"><text:line-break/></text:span><text:span text:style-name="T948"><text:s text:c="4"/>unsigned char<text:s/></text:span><text:span text:style-name="T949">new_kop =<text:s/></text:span><text:span text:style-name="T950">0</text:span><text:span text:style-name="T951">;</text:span><text:span text:style-name="T952"><text:line-break/></text:span><text:span text:style-name="T953"><text:s text:c="4"/>int<text:s/></text:span><text:span text:style-name="T954">i =<text:s/></text:span><text:span text:style-name="T955">0</text:span><text:span text:style-name="T956">;</text:span><text:span text:style-name="T957"><text:line-break/></text:span><text:span text:style-name="T958"><text:s text:c="4"/>char<text:s/></text:span><text:span text:style-name="T959">c[</text:span><text:span text:style-name="T960">20</text:span><text:span text:style-name="T961">]</text:span><text:span text:style-name="T962">;</text:span><text:span text:style-name="T963"><text:line-break/></text:span><text:span text:style-name="T964"><text:s text:c="4"/></text:span><text:span text:style-name="T965">in<text:s/></text:span><text:span text:style-name="T966">&gt;&gt;<text:s/></text:span><text:span text:style-name="T967">c</text:span><text:span text:style-name="T968">;</text:span><text:span text:style-name="T969"><text:line-break/></text:span><text:span text:style-name="T970"><text:s text:c="4"/>while<text:s/></text:span><text:span text:style-name="T971">((c[i] !=<text:s/></text:span><text:span text:style-name="T972">','</text:span><text:span text:style-name="T973">) &amp;&amp; (c[i] !=<text:s/></text:span><text:span text:style-name="T974">'.'</text:span><text:span text:style-name="T975">) &amp;&amp; (c[i] !=<text:s/></text:span><text:span text:style-name="T976">0</text:span><text:span text:style-name="T977">)) {</text:span><text:span text:style-name="T978"><text:line-break/></text:span><text:span text:style-name="T979"><text:s text:c="8"/>new_rub = new_rub *<text:s/></text:span><text:span text:style-name="T980">10<text:s/></text:span><text:span text:style-name="T981">+ (</text:span><text:span text:style-name="T982">int</text:span><text:span text:style-name="T983">)(c[i] -<text:s/></text:span><text:span text:style-name="T984">'0'</text:span><text:span text:style-name="T985">)</text:span><text:span text:style-name="T986">;</text:span><text:span text:style-name="T987"><text:line-break/></text:span><text:span text:style-name="T988"><text:s text:c="8"/></text:span><text:span text:style-name="T989">i++</text:span><text:span text:style-name="T990">;</text:span><text:span text:style-name="T991"><text:line-break/></text:span><text:span text:style-name="T992"><text:s text:c="4"/></text:span><text:span text:style-name="T993">}</text:span><text:span text:style-name="T994"><text:line-break/></text:span><text:span text:style-name="T995"><text:s text:c="4"/></text:span><text:span text:style-name="T996">if<text:s/></text:span><text:span text:style-name="T997">(c[i] !=<text:s/></text:span><text:span text:style-name="T998">0</text:span><text:span text:style-name="T999">) {</text:span><text:span text:style-name="T1000"><text:line-break/></text:span><text:span text:style-name="T1001"><text:s text:c="8"/>i +=<text:s/></text:span><text:span text:style-name="T1002">1</text:span><text:span text:style-name="T1003">;</text:span><text:span text:style-name="T1004"><text:line-break/></text:span><text:span text:style-name="T1005"><text:s text:c="8"/></text:span><text:span text:style-name="T1006">new_kop += (c[i] -<text:s/></text:span><text:span text:style-name="T1007">'0'</text:span><text:span text:style-name="T1008">) *<text:s/></text:span><text:span text:style-name="T1009">10</text:span><text:span text:style-name="T1010">;</text:span><text:span text:style-name="T1011"><text:line-break/></text:span><text:span text:style-name="T1012"><text:s text:c="8"/></text:span><text:span text:style-name="T1013">i++</text:span><text:span text:style-name="T1014">;</text:span><text:span text:style-name="T1015"><text:line-break/></text:span><text:span text:style-name="T1016"><text:s text:c="8"/>if<text:s/></text:span><text:span text:style-name="T1017">(c[i] !=<text:s/></text:span><text:span text:style-name="T1018">0</text:span><text:span text:style-name="T1019">) {</text:span><text:span text:style-name="T1020"><text:line-break/></text:span><text:span text:style-name="T1021"><text:s text:c="12"/>new_kop += (c[i] -<text:s/></text:span><text:span text:style-name="T1022">'0'</text:span><text:span text:style-name="T1023">)</text:span><text:span text:style-name="T1024">;</text:span><text:span text:style-name="T1025"><text:line-break/></text:span><text:span text:style-name="T1026"><text:s text:c="8"/></text:span><text:span text:style-name="T1027">}</text:span><text:span text:style-name="T1028"><text:line-break/></text:span><text:span text:style-name="T1029"><text:s text:c="4"/>}</text:span><text:span text:style-name="T1030"><text:line-break/></text:span><text:span text:style-name="T1031"><text:s text:c="4"/>a.</text:span><text:span text:style-name="T1032">rub<text:s/></text:span><text:span text:style-name="T1033">= new_rub</text:span><text:span text:style-name="T1034">;</text:span><text:span text:style-name="T1035"><text:line-break/></text:span><text:span text:style-name="T1036"><text:s text:c="4"/></text:span><text:span text:style-name="T1037">a.</text:span><text:span text:style-name="T1038">kop<text:s/></text:span><text:span text:style-name="T1039">= new_kop</text:span><text:span text:style-name="T1040">;</text:span><text:span text:style-name="T1041"><text:line-break/></text:span><text:span text:style-name="T1042"><text:s text:c="4"/>return<text:s/></text:span><text:span text:style-name="T1043">in</text:span><text:span text:style-name="T1044">;</text:span><text:span text:style-name="T1045"><text:line-break/></text:span><text:span text:style-name="T1046">}</text:span><text:span text:style-name="T1047"><text:line-break/></text:span><text:span text:style-name="T1048"><text:line-break/></text:span><text:span text:style-name="T1049">bool<text:s/></text:span><text:span text:style-name="T1050">Money</text:span><text:span text:style-name="T1051">::</text:span><text:span text:style-name="T1052">operator</text:span><text:span text:style-name="T1053">&gt;(</text:span><text:span text:style-name="T1054">const<text:s/></text:span><text:span text:style-name="T1055">Money<text:s/></text:span><text:span text:style-name="T1056">&amp;b)<text:s/></text:span><text:span text:style-name="T1057">const<text:s/></text:span><text:span text:style-name="T1058">{</text:span><text:span text:style-name="T1059"><text:line-break/></text:span><text:span text:style-name="T1060"><text:s text:c="4"/></text:span><text:span text:style-name="T1061">if<text:s/></text:span><text:span text:style-name="T1062">(</text:span><text:span text:style-name="T1063">rub<text:s/></text:span><text:span text:style-name="T1064">== b.</text:span><text:span text:style-name="T1065">rub</text:span><text:span text:style-name="T1066">) {</text:span><text:span text:style-name="T1067"><text:line-break/></text:span><text:span text:style-name="T1068"><text:s text:c="8"/></text:span><text:span text:style-name="T1069">return<text:s/></text:span><text:span text:style-name="T1070">kop<text:s/></text:span><text:span text:style-name="T1071">&gt;<text:s/></text:span><text:span text:style-name="T1072">b.</text:span><text:span text:style-name="T1073">kop</text:span><text:span text:style-name="T1074">;</text:span><text:span text:style-name="T1075"><text:line-break/></text:span><text:span text:style-name="T1076"><text:s text:c="4"/></text:span><text:span text:style-name="T1077">}</text:span><text:span text:style-name="T1078"><text:line-break/></text:span><text:span text:style-name="T1079"><text:s text:c="4"/></text:span><text:span text:style-name="T1080">return<text:s/></text:span><text:span text:style-name="T1081">rub<text:s/></text:span><text:span text:style-name="T1082">&gt; b.</text:span><text:span text:style-name="T1083">rub</text:span><text:span text:style-name="T1084">;</text:span><text:span text:style-name="T1085"><text:line-break/></text:span><text:span text:style-name="T1086">}</text:span><text:span text:style-name="T1087"><text:line-break/></text:span><text:span text:style-name="T1088">bool<text:s/></text:span><text:span text:style-name="T1089">Money</text:span><text:span text:style-name="T1090">::</text:span><text:span text:style-name="T1091">operator</text:span><text:span text:style-name="T1092">&lt;(</text:span><text:span text:style-name="T1093">const<text:s/></text:span><text:span text:style-name="T1094">Money<text:s/></text:span><text:span text:style-name="T1095">&amp;b)<text:s/></text:span><text:span text:style-name="T1096">const<text:s/></text:span><text:span text:style-name="T1097">{</text:span><text:span text:style-name="T1098"><text:line-break/></text:span><text:span text:style-name="T1099"><text:s text:c="4"/></text:span><text:span text:style-name="T1100">if<text:s/></text:span><text:span text:style-name="T1101">(</text:span><text:span text:style-name="T1102">rub<text:s/></text:span><text:span text:style-name="T1103">== b.</text:span><text:span text:style-name="T1104">rub</text:span><text:span text:style-name="T1105">) {</text:span><text:span text:style-name="T1106"><text:line-break/></text:span><text:span text:style-name="T1107"><text:s text:c="8"/></text:span><text:span text:style-name="T1108">return<text:s/></text:span><text:span text:style-name="T1109">kop<text:s/></text:span><text:span text:style-name="T1110">&lt; b.</text:span><text:span text:style-name="T1111">kop</text:span><text:span text:style-name="T1112">;</text:span><text:span text:style-name="T1113"><text:line-break/></text:span><text:span text:style-name="T1114"><text:s text:c="4"/></text:span><text:span text:style-name="T1115">}</text:span><text:span text:style-name="T1116"><text:line-break/></text:span><text:span text:style-name="T1117"><text:s text:c="4"/></text:span><text:span text:style-name="T1118">return<text:s/></text:span><text:span text:style-name="T1119">rub<text:s/></text:span><text:span text:style-name="T1120">&lt; b.</text:span><text:span text:style-name="T1121">rub</text:span><text:span text:style-name="T1122">;</text:span><text:span text:style-name="T1123"><text:line-break/></text:span><text:span text:style-name="T1124">}</text:span><text:span text:style-name="T1125"><text:line-break/></text:span><text:span text:style-name="T1126">bool<text:s/></text:span><text:span text:style-name="T1127">Money</text:span><text:span text:style-name="T1128">::</text:span><text:span text:style-name="T1129">operator</text:span><text:span text:style-name="T1130">==(</text:span><text:span text:style-name="T1131">const<text:s/></text:span><text:span text:style-name="T1132">Money<text:s/></text:span><text:span text:style-name="T1133">&amp;b)<text:s/></text:span><text:span text:style-name="T1134">const<text:s/></text:span><text:span text:style-name="T1135">{</text:span><text:span text:style-name="T1136"><text:line-break/></text:span><text:span text:style-name="T1137"><text:s text:c="4"/></text:span><text:span text:style-name="T1138">if<text:s/></text:span><text:span text:style-name="T1139">(</text:span><text:span text:style-name="T1140">rub<text:s/></text:span><text:span text:style-name="T1141">== b.</text:span><text:span text:style-name="T1142">rub</text:span><text:span text:style-name="T1143">) {</text:span><text:span text:style-name="T1144"><text:line-break/></text:span><text:span text:style-name="T1145"><text:s text:c="8"/></text:span><text:span text:style-name="T1146">return<text:s/></text:span><text:span text:style-name="T1147">kop<text:s/></text:span><text:span text:style-name="T1148">== b.</text:span><text:span text:style-name="T1149">kop</text:span><text:span text:style-name="T1150">;</text:span><text:span text:style-name="T1151"><text:line-break/></text:span><text:span text:style-name="T1152"><text:s text:c="4"/></text:span><text:span text:style-name="T1153">}</text:span><text:span text:style-name="T1154"><text:line-break/></text:span><text:span text:style-name="T1155"><text:s text:c="4"/></text:span><text:span text:style-name="T1156">return false;</text:span><text:span text:style-name="T1157"><text:line-break/></text:span><text:span text:style-name="T1158">}</text:span><text:span text:style-name="T1159"><text:line-break/></text:span><text:span text:style-name="T1160"><text:line-break/></text:span><text:span text:style-name="T1161">Money Money</text:span><text:span text:style-name="T1162">::</text:span><text:span text:style-name="T1163">operator</text:span><text:span text:style-name="T1164">+(</text:span><text:span text:style-name="T1165">const<text:s/></text:span><text:span text:style-name="T1166">Money<text:s/></text:span><text:span text:style-name="T1167">&amp;b)<text:s/></text:span><text:span text:style-name="T1168">const<text:s/></text:span><text:span text:style-name="T1169">{</text:span><text:span text:style-name="T1170"><text:line-break/></text:span><text:span text:style-name="T1171"><text:s text:c="4"/></text:span><text:span text:style-name="T1172">Money<text:s/></text:span><text:span text:style-name="T1173">tmp = {</text:span><text:span text:style-name="T1174">rub</text:span><text:span text:style-name="T1175">,<text:s/></text:span><text:span text:style-name="T1176">kop</text:span><text:span text:style-name="T1177">}</text:span><text:span text:style-name="T1178">;</text:span><text:span text:style-name="T1179"><text:line-break/></text:span><text:span text:style-name="T1180"><text:s text:c="4"/></text:span><text:span text:style-name="T1181">tmp.</text:span><text:span text:style-name="T1182">rub<text:s/></text:span><text:span text:style-name="T1183">=<text:s/></text:span><text:span text:style-name="T1184">rub<text:s/></text:span><text:span text:style-name="T1185">+ b.</text:span><text:span text:style-name="T1186">rub</text:span><text:span text:style-name="T1187">;</text:span><text:span text:style-name="T1188"><text:line-break/></text:span><text:span text:style-name="T1189"><text:s text:c="4"/></text:span><text:span text:style-name="T1190">tmp.</text:span><text:span text:style-name="T1191">kop<text:s/></text:span><text:span text:style-name="T1192">=<text:s/></text:span><text:span text:style-name="T1193">kop<text:s/></text:span><text:span text:style-name="T1194">+ b.</text:span><text:span text:style-name="T1195">kop</text:span><text:span text:style-name="T1196">;</text:span><text:span text:style-name="T1197"><text:line-break/></text:span><text:span text:style-name="T1198"><text:s text:c="4"/>if<text:s/></text:span><text:span text:style-name="T1199">(tmp.</text:span><text:span text:style-name="T1200">kop<text:s/></text:span><text:span text:style-name="T1201">&gt;<text:s/></text:span><text:span text:style-name="T1202">99</text:span><text:span text:style-name="T1203">) {</text:span><text:span text:style-name="T1204"><text:line-break/></text:span><text:span text:style-name="T1205"><text:s text:c="8"/>tmp.</text:span><text:span text:style-name="T1206">rub<text:s/></text:span><text:span text:style-name="T1207">+=</text:span><text:span text:style-name="T1208">1</text:span><text:span text:style-name="T1209">;</text:span><text:span text:style-name="T1210"><text:line-break/></text:span><text:span text:style-name="T1211"><text:s text:c="8"/></text:span><text:span text:style-name="T1212">tmp.</text:span><text:span text:style-name="T1213">kop<text:s/></text:span><text:span text:style-name="T1214">-=<text:s/></text:span><text:span text:style-name="T1215">100</text:span><text:span text:style-name="T1216">;</text:span><text:span text:style-name="T1217"><text:line-break/></text:span><text:span text:style-name="T1218"><text:s text:c="4"/></text:span><text:span text:style-name="T1219">}</text:span><text:span text:style-name="T1220"><text:line-break/></text:span><text:span text:style-name="T1221"><text:s text:c="4"/></text:span><text:span text:style-name="T1222">return<text:s/></text:span><text:span text:style-name="T1223">tmp</text:span><text:span text:style-name="T1224">;</text:span><text:span text:style-name="T1225"><text:line-break/></text:span><text:span text:style-name="T1226">}</text:span><text:span text:style-name="T1227"><text:line-break/></text:span><text:span text:style-name="T1228">Money Money</text:span><text:span text:style-name="T1229">::</text:span><text:span text:style-name="T1230">operator</text:span><text:span text:style-name="T1231">-(</text:span><text:span text:style-name="T1232">const<text:s/></text:span><text:span text:style-name="T1233">Money<text:s/></text:span><text:span text:style-name="T1234">&amp;b)<text:s/></text:span><text:span text:style-name="T1235">const<text:s/></text:span><text:span text:style-name="T1236">{</text:span><text:span text:style-name="T1237"><text:line-break/></text:span><text:span text:style-name="T1238"><text:s text:c="4"/></text:span><text:span text:style-name="T1239">unsigned long long<text:s/></text:span><text:span text:style-name="T1240">new_rub =<text:s/></text:span><text:span text:style-name="T1241">rub</text:span><text:span text:style-name="T1242">;</text:span><text:span text:style-name="T1243"><text:line-break/></text:span><text:span text:style-name="T1244"><text:s text:c="4"/>unsigned char<text:s/></text:span><text:span text:style-name="T1245">new_kop =<text:s/></text:span><text:span text:style-name="T1246">kop</text:span><text:span text:style-name="T1247">;</text:span><text:span text:style-name="T1248"><text:line-break/></text:span><text:span text:style-name="T1249"><text:s text:c="4"/>if</text:span><text:span text:style-name="T1250">(*</text:span><text:span text:style-name="T1251">this<text:s/></text:span><text:span text:style-name="T1252">&lt;<text:s/></text:span><text:span text:style-name="T1253">b) {</text:span><text:span text:style-name="T1254"><text:line-break/></text:span><text:soft-page-break/><text:span text:style-name="T1255"><text:s text:c="8"/></text:span><text:span text:style-name="T1256">return<text:s/></text:span><text:span text:style-name="T1257">{</text:span><text:span text:style-name="T1258">0</text:span><text:span text:style-name="T1259">,<text:s/></text:span><text:span text:style-name="T1260">0</text:span><text:span text:style-name="T1261">}</text:span><text:span text:style-name="T1262">;</text:span><text:span text:style-name="T1263"><text:line-break/></text:span><text:span text:style-name="T1264"><text:s text:c="4"/></text:span><text:span text:style-name="T1265">}</text:span><text:span text:style-name="T1266"><text:line-break/></text:span><text:span text:style-name="T1267"><text:s text:c="4"/></text:span><text:span text:style-name="T1268">Money<text:s/></text:span><text:span text:style-name="T1269">tmp = {new_rub</text:span><text:span text:style-name="T1270">,<text:s/></text:span><text:span text:style-name="T1271">new_kop}</text:span><text:span text:style-name="T1272">;</text:span><text:span text:style-name="T1273"><text:line-break/></text:span><text:span text:style-name="T1274"><text:s text:c="4"/></text:span><text:span text:style-name="T1275">tmp.</text:span><text:span text:style-name="T1276">rub<text:s/></text:span><text:span text:style-name="T1277">= new_rub - b.</text:span><text:span text:style-name="T1278">rub</text:span><text:span text:style-name="T1279">;</text:span><text:span text:style-name="T1280"><text:line-break/></text:span><text:span text:style-name="T1281"><text:s text:c="4"/>if<text:s/></text:span><text:span text:style-name="T1282">(new_kop &lt; b.</text:span><text:span text:style-name="T1283">kop</text:span><text:span text:style-name="T1284">) {</text:span><text:span text:style-name="T1285"><text:line-break/></text:span><text:span text:style-name="T1286"><text:s text:c="8"/>tmp.</text:span><text:span text:style-name="T1287">rub<text:s/></text:span><text:span text:style-name="T1288">-=<text:s/></text:span><text:span text:style-name="T1289">1</text:span><text:span text:style-name="T1290">;</text:span><text:span text:style-name="T1291"><text:line-break/></text:span><text:span text:style-name="T1292"><text:s text:c="8"/></text:span><text:span text:style-name="T1293">new_kop +=<text:s/></text:span><text:span text:style-name="T1294">100</text:span><text:span text:style-name="T1295">;</text:span><text:span text:style-name="T1296"><text:line-break/></text:span><text:span text:style-name="T1297"><text:s text:c="4"/></text:span><text:span text:style-name="T1298">}</text:span><text:span text:style-name="T1299"><text:line-break/></text:span><text:span text:style-name="T1300"><text:s text:c="4"/>tmp.</text:span><text:span text:style-name="T1301">kop<text:s/></text:span><text:span text:style-name="T1302">= new_kop - b.</text:span><text:span text:style-name="T1303">kop</text:span><text:span text:style-name="T1304">;</text:span><text:span text:style-name="T1305"><text:line-break/></text:span><text:span text:style-name="T1306"><text:s text:c="4"/>return<text:s/></text:span><text:span text:style-name="T1307">tmp</text:span><text:span text:style-name="T1308">;</text:span><text:span text:style-name="T1309"><text:line-break/></text:span><text:span text:style-name="T1310">}</text:span><text:span text:style-name="T1311"><text:line-break/></text:span><text:span text:style-name="T1312">Money Money</text:span><text:span text:style-name="T1313">::</text:span><text:span text:style-name="T1314">operator</text:span><text:span text:style-name="T1315">*(</text:span><text:span text:style-name="T1316">const double<text:s/></text:span><text:span text:style-name="T1317">&amp;b)<text:s/></text:span><text:span text:style-name="T1318">const<text:s/></text:span><text:span text:style-name="T1319">{</text:span><text:span text:style-name="T1320"><text:line-break/></text:span><text:span text:style-name="T1321"><text:s text:c="4"/></text:span><text:span text:style-name="T1322">Money<text:s/></text:span><text:span text:style-name="T1323">tmp_m</text:span><text:span text:style-name="T1324">;</text:span><text:span text:style-name="T1325"><text:line-break/></text:span><text:span text:style-name="T1326"><text:s text:c="4"/>unsigned long long<text:s/></text:span><text:span text:style-name="T1327">tmp =<text:s/></text:span><text:span text:style-name="T1328">rub</text:span><text:span text:style-name="T1329">*</text:span><text:span text:style-name="T1330">100<text:s/></text:span><text:span text:style-name="T1331">+<text:s/></text:span><text:span text:style-name="T1332">kop</text:span><text:span text:style-name="T1333">;</text:span><text:span text:style-name="T1334"><text:line-break/></text:span><text:span text:style-name="T1335"><text:s text:c="4"/>double<text:s/></text:span><text:span text:style-name="T1336">result = tmp*b</text:span><text:span text:style-name="T1337">;</text:span><text:span text:style-name="T1338"><text:line-break/></text:span><text:span text:style-name="T1339"><text:s text:c="4"/></text:span><text:span text:style-name="T1340">tmp_m.</text:span><text:span text:style-name="T1341">rub<text:s/></text:span><text:span text:style-name="T1342">= (</text:span><text:span text:style-name="T1343">unsigned long long</text:span><text:span text:style-name="T1344">)result/</text:span><text:span text:style-name="T1345">100</text:span><text:span text:style-name="T1346">;</text:span><text:span text:style-name="T1347"><text:line-break/></text:span><text:span text:style-name="T1348"><text:s text:c="4"/></text:span><text:span text:style-name="T1349">tmp_m.</text:span><text:span text:style-name="T1350">kop<text:s/></text:span><text:span text:style-name="T1351">= (</text:span><text:span text:style-name="T1352">unsigned char</text:span><text:span text:style-name="T1353">)((</text:span><text:span text:style-name="T1354">unsigned long long<text:s/></text:span><text:span text:style-name="T1355">)result%</text:span><text:span text:style-name="T1356">100</text:span><text:span text:style-name="T1357">)</text:span><text:span text:style-name="T1358">;</text:span><text:span text:style-name="T1359"><text:line-break/></text:span><text:span text:style-name="T1360"><text:s text:c="4"/>return<text:s/></text:span><text:span text:style-name="T1361">tmp_m</text:span><text:span text:style-name="T1362">;</text:span><text:span text:style-name="T1363"><text:line-break/></text:span><text:span text:style-name="T1364">}</text:span><text:span text:style-name="T1365"><text:line-break/></text:span><text:span text:style-name="T1366">Money Money</text:span><text:span text:style-name="T1367">::</text:span><text:span text:style-name="T1368">operator</text:span><text:span text:style-name="T1369">/(</text:span><text:span text:style-name="T1370">const double<text:s/></text:span><text:span text:style-name="T1371">&amp;b)<text:s/></text:span><text:span text:style-name="T1372">const<text:s/></text:span><text:span text:style-name="T1373">{</text:span><text:span text:style-name="T1374"><text:line-break/></text:span><text:span text:style-name="T1375"><text:s text:c="4"/></text:span><text:span text:style-name="T1376">Money<text:s/></text:span><text:span text:style-name="T1377">tmp_money</text:span><text:span text:style-name="T1378">;</text:span><text:span text:style-name="T1379"><text:line-break/></text:span><text:span text:style-name="T1380"><text:s text:c="4"/>unsigned long long<text:s/></text:span><text:span text:style-name="T1381">tmp =<text:s/></text:span><text:span text:style-name="T1382">rub</text:span><text:span text:style-name="T1383">*</text:span><text:span text:style-name="T1384">100<text:s/></text:span><text:span text:style-name="T1385">+<text:s/></text:span><text:span text:style-name="T1386">kop</text:span><text:span text:style-name="T1387">;</text:span><text:span text:style-name="T1388"><text:line-break/></text:span><text:span text:style-name="T1389"><text:s text:c="4"/></text:span><text:span text:style-name="T1390">tmp /= b</text:span><text:span text:style-name="T1391">;</text:span><text:span text:style-name="T1392"><text:line-break/></text:span><text:span text:style-name="T1393"><text:s text:c="4"/></text:span><text:span text:style-name="T1394">tmp_money.</text:span><text:span text:style-name="T1395">kop<text:s/></text:span><text:span text:style-name="T1396">= tmp%</text:span><text:span text:style-name="T1397">100</text:span><text:span text:style-name="T1398">;</text:span><text:span text:style-name="T1399"><text:line-break/></text:span><text:span text:style-name="T1400"><text:s text:c="4"/></text:span><text:span text:style-name="T1401">tmp_money.</text:span><text:span text:style-name="T1402">rub<text:s/></text:span><text:span text:style-name="T1403">= tmp/</text:span><text:span text:style-name="T1404">100</text:span><text:span text:style-name="T1405">;</text:span><text:span text:style-name="T1406"><text:line-break/></text:span><text:span text:style-name="T1407"><text:s text:c="4"/>return<text:s/></text:span><text:span text:style-name="T1408">tmp_money</text:span><text:span text:style-name="T1409">;</text:span><text:span text:style-name="T1410"><text:line-break/></text:span><text:span text:style-name="T1411">}</text:span><text:span text:style-name="T1412"><text:line-break/></text:span><text:span text:style-name="T1413">Money Money</text:span><text:span text:style-name="T1414">::</text:span><text:span text:style-name="T1415">operator</text:span><text:span text:style-name="T1416">/(</text:span><text:span text:style-name="T1417">const<text:s/></text:span><text:span text:style-name="T1418">Money<text:s/></text:span><text:span text:style-name="T1419">&amp;b)<text:s/></text:span><text:span text:style-name="T1420">const<text:s/></text:span><text:span text:style-name="T1421">{</text:span><text:span text:style-name="T1422"><text:line-break/></text:span><text:span text:style-name="T1423"><text:s text:c="4"/></text:span><text:span text:style-name="T1424">Money<text:s/></text:span><text:span text:style-name="T1425">tmp_money</text:span><text:span text:style-name="T1426">;</text:span><text:span text:style-name="T1427"><text:line-break/></text:span><text:span text:style-name="T1428"><text:s text:c="4"/>unsigned long long<text:s/></text:span><text:span text:style-name="T1429">tmp_1 =<text:s/></text:span><text:span text:style-name="T1430">rub</text:span><text:span text:style-name="T1431">*</text:span><text:span text:style-name="T1432">10000<text:s/></text:span><text:span text:style-name="T1433">+ (</text:span><text:span text:style-name="T1434">int</text:span><text:span text:style-name="T1435">)</text:span><text:span text:style-name="T1436">kop</text:span><text:span text:style-name="T1437">*</text:span><text:span text:style-name="T1438">100</text:span><text:span text:style-name="T1439">;</text:span><text:span text:style-name="T1440"><text:line-break/></text:span><text:span text:style-name="T1441"><text:s text:c="4"/>unsigned long<text:s/></text:span><text:span text:style-name="T1442">long<text:s/></text:span><text:span text:style-name="T1443">tmp_2 = b.</text:span><text:span text:style-name="T1444">rub</text:span><text:span text:style-name="T1445">*</text:span><text:span text:style-name="T1446">100<text:s/></text:span><text:span text:style-name="T1447">+ b.</text:span><text:span text:style-name="T1448">kop</text:span><text:span text:style-name="T1449">;</text:span><text:span text:style-name="T1450"><text:line-break/></text:span><text:span text:style-name="T1451"><text:s text:c="4"/>unsigned long long<text:s/></text:span><text:span text:style-name="T1452">result = tmp_1/tmp_2</text:span><text:span text:style-name="T1453">;</text:span><text:span text:style-name="T1454"><text:line-break/></text:span><text:span text:style-name="T1455"><text:s text:c="4"/></text:span><text:span text:style-name="T1456">tmp_money.</text:span><text:span text:style-name="T1457">rub<text:s/></text:span><text:span text:style-name="T1458">= result/</text:span><text:span text:style-name="T1459">100</text:span><text:span text:style-name="T1460">;</text:span><text:span text:style-name="T1461"><text:line-break/></text:span><text:span text:style-name="T1462"><text:s text:c="4"/></text:span><text:span text:style-name="T1463">tmp_money.</text:span><text:span text:style-name="T1464">kop<text:s/></text:span><text:span text:style-name="T1465">= result%</text:span><text:span text:style-name="T1466">100</text:span><text:span text:style-name="T1467">;</text:span><text:span text:style-name="T1468"><text:line-break/></text:span><text:span text:style-name="T1469"><text:s text:c="4"/>return<text:s/></text:span><text:span text:style-name="T1470">tmp_money</text:span><text:span text:style-name="T1471">;</text:span><text:span text:style-name="T1472"><text:line-break/></text:span><text:span text:style-name="T1473">}</text:span><text:span text:style-name="T1474"><text:line-break/></text:span><text:span text:style-name="T1475">Money<text:s/></text:span><text:span text:style-name="T1476">operator</text:span><text:span text:style-name="T1477">""<text:s/></text:span><text:span text:style-name="T1478">_money(</text:span><text:span text:style-name="T1479">long double<text:s/></text:span><text:span text:style-name="T1480">a) {</text:span><text:span text:style-name="T1481"><text:line-break/></text:span><text:span text:style-name="T1482"><text:s text:c="4"/></text:span><text:span text:style-name="T1483">unsigned long long<text:s/></text:span><text:span text:style-name="T1484">num = a*</text:span><text:span text:style-name="T1485">100</text:span><text:span text:style-name="T1486">;</text:span><text:span text:style-name="T1487"><text:line-break/></text:span><text:span text:style-name="T1488"><text:s text:c="4"/></text:span><text:span text:style-name="T1489">Money<text:s/></text:span><text:span text:style-name="T1490">tmp<text:s/></text:span><text:span text:style-name="T1491">= {num/</text:span><text:span text:style-name="T1492">100</text:span><text:span text:style-name="T1493">,<text:s/></text:span><text:span text:style-name="T1494">(</text:span><text:span text:style-name="T1495">unsigned char</text:span><text:span text:style-name="T1496">)(num%</text:span><text:span text:style-name="T1497">100</text:span><text:span text:style-name="T1498">)}</text:span><text:span text:style-name="T1499">;</text:span><text:span text:style-name="T1500"><text:line-break/></text:span><text:span text:style-name="T1501"><text:s text:c="4"/>return<text:s/></text:span><text:span text:style-name="T1502">tmp</text:span><text:span text:style-name="T1503">;</text:span><text:span text:style-name="T1504"><text:line-break/></text:span><text:span text:style-name="T1505"><text:line-break/></text:span><text:span text:style-name="T1506">}</text:span></text:p>
      <text:p text:style-name="P1507">main.cpp</text:p>
      <text:p text:style-name="P1508"><text:span text:style-name="T1509">#include<text:s/></text:span><text:span text:style-name="T1510">&lt;iostream&gt;</text:span><text:span text:style-name="T1511"><text:line-break/></text:span><text:span text:style-name="T1512">#include<text:s/></text:span><text:span text:style-name="T1513">"money.h"</text:span><text:span text:style-name="T1514"><text:line-break/></text:span><text:span text:style-name="T1515">#include<text:s/></text:span><text:span text:style-name="T1516">&lt;fstream&gt;</text:span><text:span text:style-name="T1517"><text:line-break/></text:span><text:span text:style-name="T1518">int<text:s/></text:span><text:span text:style-name="T1519">main</text:span><text:span text:style-name="T1520">() {</text:span><text:span text:style-name="T1521"><text:line-break/></text:span><text:span text:style-name="T1522"><text:s text:c="4"/></text:span><text:span text:style-name="T1523">//для чтения из файла в CLion на винде</text:span><text:span text:style-name="T1524"><text:line-break/></text:span><text:span text:style-name="T1525"><text:s text:c="4"/></text:span><text:span text:style-name="T1526">std</text:span><text:span text:style-name="T1527">::</text:span><text:span text:style-name="T1528">ifstream<text:s/></text:span><text:span text:style-name="T1529">in(</text:span><text:span text:style-name="T1530">R</text:span><text:span text:style-name="T1531">"</text:span><text:span text:style-name="T1532">(</text:span><text:span text:style-name="T1533">C:\Users\LENOVO\CLionProjects\OOP\lab2\test_01.txt</text:span><text:span text:style-name="T1534">)</text:span><text:span text:style-name="T1535">"</text:span><text:span text:style-name="T1536">)</text:span><text:span text:style-name="T1537">;</text:span><text:span text:style-name="T1538"><text:line-break/></text:span><text:span text:style-name="T1539"><text:s text:c="4"/></text:span><text:span text:style-name="T1540">std</text:span><text:span text:style-name="T1541">::cin.rdbuf(in.rdbuf())</text:span><text:span text:style-name="T1542">;</text:span><text:span text:style-name="T1543"><text:line-break/></text:span><text:span text:style-name="T1544"><text:s text:c="4"/>int<text:s/></text:span><text:span text:style-name="T1545">n</text:span><text:span text:style-name="T1546">;</text:span><text:span text:style-name="T1547"><text:line-break/></text:span><text:span text:style-name="T1548"><text:s text:c="4"/></text:span><text:span text:style-name="T1549">std</text:span><text:span text:style-name="T1550">::cout<text:s/></text:span><text:span text:style-name="T1551">&lt;&lt;<text:s/></text:span><text:span text:style-name="T1552">"Сколько пар сумм вы хотите ввести? "<text:s/></text:span><text:span text:style-name="T1553">&lt;&lt;<text:s/></text:span><text:span text:style-name="T1554">std</text:span><text:span text:style-name="T1555">::endl</text:span><text:span text:style-name="T1556">;</text:span><text:span text:style-name="T1557"><text:line-break/></text:span><text:span text:style-name="T1558"><text:s text:c="4"/></text:span><text:span text:style-name="T1559">std</text:span><text:span text:style-name="T1560">::cin<text:s/></text:span><text:span text:style-name="T1561">&gt;&gt;<text:s/></text:span><text:span text:style-name="T1562">n</text:span><text:span text:style-name="T1563">;</text:span><text:span text:style-name="T1564"><text:line-break/></text:span><text:span text:style-name="T1565"><text:s text:c="4"/></text:span><text:span text:style-name="T1566">std</text:span><text:span text:style-name="T1567">::cout<text:s/></text:span><text:span text:style-name="T1568">&lt;&lt;<text:s/></text:span><text:span text:style-name="T1569">n<text:s/></text:span><text:span text:style-name="T1570">&lt;&lt;<text:s/></text:span><text:span text:style-name="T1571">std</text:span><text:span text:style-name="T1572">::endl</text:span><text:span text:style-name="T1573">;</text:span><text:span text:style-name="T1574"><text:line-break/></text:span><text:span text:style-name="T1575"><text:s text:c="4"/>for</text:span><text:span text:style-name="T1576">(</text:span><text:span text:style-name="T1577">int<text:s/></text:span><text:span text:style-name="T1578">i =<text:s/></text:span><text:span text:style-name="T1579">0</text:span><text:span text:style-name="T1580">;<text:s/></text:span><text:span text:style-name="T1581">i &lt; n</text:span><text:span text:style-name="T1582">;<text:s/></text:span><text:span text:style-name="T1583">i++) {</text:span><text:span text:style-name="T1584"><text:line-break/></text:span><text:span text:style-name="T1585"><text:s text:c="8"/></text:span><text:span text:style-name="T1586">Money<text:s/></text:span><text:span text:style-name="T1587">a</text:span><text:span text:style-name="T1588">,<text:s/></text:span><text:span text:style-name="T1589">b</text:span><text:span text:style-name="T1590">;</text:span><text:span text:style-name="T1591"><text:line-break/></text:span><text:span text:style-name="T1592"><text:s text:c="8"/>double<text:s/></text:span><text:span text:style-name="T1593">c</text:span><text:span text:style-name="T1594">;</text:span><text:span text:style-name="T1595"><text:line-break/></text:span><text:soft-page-break/><text:span text:style-name="T1596"><text:s text:c="8"/></text:span><text:span text:style-name="T1597">std</text:span><text:span text:style-name="T1598">::cout<text:s/></text:span><text:span text:style-name="T1599">&lt;&lt;<text:s/></text:span><text:span text:style-name="T1600">"Введите суммы a и b: "<text:s/></text:span><text:span text:style-name="T1601">&lt;&lt;<text:s/></text:span><text:span text:style-name="T1602">std</text:span><text:span text:style-name="T1603">::endl</text:span><text:span text:style-name="T1604">;</text:span><text:span text:style-name="T1605"><text:line-break/></text:span><text:span text:style-name="T1606"><text:s text:c="8"/></text:span><text:span text:style-name="T1607">std</text:span><text:span text:style-name="T1608">::cin<text:s/></text:span><text:span text:style-name="T1609">&gt;&gt;<text:s/></text:span><text:span text:style-name="T1610">a<text:s/></text:span><text:span text:style-name="T1611">&gt;&gt;<text:s/></text:span><text:span text:style-name="T1612">b</text:span><text:span text:style-name="T1613">;</text:span><text:span text:style-name="T1614"><text:line-break/></text:span><text:span text:style-name="T1615"><text:s text:c="8"/></text:span><text:span text:style-name="T1616">std</text:span><text:span text:style-name="T1617">::cout<text:s/></text:span><text:span text:style-name="T1618">&lt;&lt;<text:s/></text:span><text:span text:style-name="T1619">"Введите дробное число c: "<text:s/></text:span><text:span text:style-name="T1620">&lt;&lt;<text:s/></text:span><text:span text:style-name="T1621">std</text:span><text:span text:style-name="T1622">::endl</text:span><text:span text:style-name="T1623">;</text:span><text:span text:style-name="T1624"><text:line-break/></text:span><text:span text:style-name="T1625"><text:s text:c="8"/></text:span><text:span text:style-name="T1626">std</text:span><text:span text:style-name="T1627">::cin<text:s/></text:span><text:span text:style-name="T1628">&gt;&gt;<text:s/></text:span><text:span text:style-name="T1629">c</text:span><text:span text:style-name="T1630">;</text:span><text:span text:style-name="T1631"><text:line-break/></text:span><text:span text:style-name="T1632"><text:s text:c="8"/></text:span><text:span text:style-name="T1633">std</text:span><text:span text:style-name="T1634">::cout<text:s/></text:span><text:span text:style-name="T1635">&lt;&lt;<text:s/></text:span><text:span text:style-name="T1636">"a: "<text:s/></text:span><text:span text:style-name="T1637">&lt;&lt;<text:s/></text:span><text:span text:style-name="T1638">a<text:s/></text:span><text:span text:style-name="T1639">&lt;&lt;<text:s/></text:span><text:span text:style-name="T1640">" b: "<text:s/></text:span><text:span text:style-name="T1641">&lt;&lt;<text:s/></text:span><text:span text:style-name="T1642">b<text:s/></text:span><text:span text:style-name="T1643">&lt;&lt;<text:s/></text:span><text:span text:style-name="T1644">" c: "<text:s/></text:span><text:span text:style-name="T1645">&lt;&lt;<text:s/></text:span><text:span text:style-name="T1646">c<text:s/></text:span><text:span text:style-name="T1647">&lt;&lt;<text:s/></text:span><text:span text:style-name="T1648">std</text:span><text:span text:style-name="T1649">::endl</text:span><text:span text:style-name="T1650">;</text:span><text:span text:style-name="T1651"><text:line-break/></text:span><text:span text:style-name="T1652"><text:s text:c="8"/></text:span><text:span text:style-name="T1653">std</text:span><text:span text:style-name="T1654">::cout<text:s/></text:span><text:span text:style-name="T1655">&lt;&lt;<text:s/></text:span><text:span text:style-name="T1656">"a + b = "<text:s/></text:span><text:span text:style-name="T1657">&lt;&lt;<text:s/></text:span><text:span text:style-name="T1658">a<text:s/></text:span><text:span text:style-name="T1659">+<text:s/></text:span><text:span text:style-name="T1660">b<text:s/></text:span><text:span text:style-name="T1661">&lt;&lt;<text:s/></text:span><text:span text:style-name="T1662">std</text:span><text:span text:style-name="T1663">::endl</text:span><text:span text:style-name="T1664">;</text:span><text:span text:style-name="T1665"><text:line-break/></text:span><text:span text:style-name="T1666"><text:s text:c="8"/></text:span><text:span text:style-name="T1667">std</text:span><text:span text:style-name="T1668">::cout<text:s/></text:span><text:span text:style-name="T1669">&lt;&lt;<text:s/></text:span><text:span text:style-name="T1670">"a - b = "<text:s/></text:span><text:span text:style-name="T1671">&lt;&lt;<text:s/></text:span><text:span text:style-name="T1672">a<text:s/></text:span><text:span text:style-name="T1673">-<text:s/></text:span><text:span text:style-name="T1674">b<text:s/></text:span><text:span text:style-name="T1675">&lt;&lt;<text:s/></text:span><text:span text:style-name="T1676">std</text:span><text:span text:style-name="T1677">::endl</text:span><text:span text:style-name="T1678">;</text:span><text:span text:style-name="T1679"><text:line-break/></text:span><text:span text:style-name="T1680"><text:s text:c="8"/>if</text:span><text:span text:style-name="T1681">((b.GetRub()==<text:s/></text:span><text:span text:style-name="T1682">0</text:span><text:span text:style-name="T1683">) &amp;&amp; (b.GetKop() ==<text:s/></text:span><text:span text:style-name="T1684">0</text:span><text:span text:style-name="T1685">)) {</text:span><text:span text:style-name="T1686"><text:line-break/></text:span><text:span text:style-name="T1687"><text:s text:c="12"/></text:span><text:span text:style-name="T1688">std</text:span><text:span text:style-name="T1689">::cout<text:s/></text:span><text:span text:style-name="T1690">&lt;&lt;<text:s/></text:span><text:span text:style-name="T1691">"a / b: Невозможно вывести результа</text:span><text:span text:style-name="T1692">т деления на нулевую сумму"<text:s/></text:span><text:span text:style-name="T1693">&lt;&lt;<text:s/></text:span><text:span text:style-name="T1694">std</text:span><text:span text:style-name="T1695">::endl</text:span><text:span text:style-name="T1696">;</text:span><text:span text:style-name="T1697"><text:line-break/></text:span><text:span text:style-name="T1698"><text:s text:c="8"/></text:span><text:span text:style-name="T1699">}<text:s/></text:span><text:span text:style-name="T1700">else<text:s/></text:span><text:span text:style-name="T1701">{</text:span><text:span text:style-name="T1702"><text:line-break/></text:span><text:span text:style-name="T1703"><text:s text:c="12"/></text:span><text:span text:style-name="T1704">std</text:span><text:span text:style-name="T1705">::cout<text:s/></text:span><text:span text:style-name="T1706">&lt;&lt;<text:s/></text:span><text:span text:style-name="T1707">"a / b = "<text:s/></text:span><text:span text:style-name="T1708">&lt;&lt;<text:s/></text:span><text:span text:style-name="T1709">a<text:s/></text:span><text:span text:style-name="T1710">/<text:s/></text:span><text:span text:style-name="T1711">b<text:s/></text:span><text:span text:style-name="T1712">&lt;&lt;<text:s/></text:span><text:span text:style-name="T1713">std</text:span><text:span text:style-name="T1714">::endl</text:span><text:span text:style-name="T1715">;</text:span><text:span text:style-name="T1716"><text:line-break/></text:span><text:span text:style-name="T1717"><text:s text:c="8"/></text:span><text:span text:style-name="T1718">}</text:span><text:span text:style-name="T1719"><text:line-break/></text:span><text:span text:style-name="T1720"><text:s text:c="8"/></text:span><text:span text:style-name="T1721">if</text:span><text:span text:style-name="T1722">(c ==<text:s/></text:span><text:span text:style-name="T1723">0</text:span><text:span text:style-name="T1724">) {</text:span><text:span text:style-name="T1725"><text:line-break/></text:span><text:span text:style-name="T1726"><text:s text:c="12"/></text:span><text:span text:style-name="T1727">std</text:span><text:span text:style-name="T1728">::cout<text:s/></text:span><text:span text:style-name="T1729">&lt;&lt;<text:s/></text:span><text:span text:style-name="T1730">"a / c: Невозможно вывести результат деления на 0"<text:s/></text:span><text:span text:style-name="T1731">&lt;&lt;<text:s/></text:span><text:span text:style-name="T1732">std</text:span><text:span text:style-name="T1733">::endl</text:span><text:span text:style-name="T1734">;</text:span><text:span text:style-name="T1735"><text:line-break/></text:span><text:span text:style-name="T1736"><text:s text:c="8"/></text:span><text:span text:style-name="T1737">}<text:s/></text:span><text:span text:style-name="T1738">else<text:s/></text:span><text:span text:style-name="T1739">{</text:span><text:span text:style-name="T1740"><text:line-break/></text:span><text:span text:style-name="T1741"><text:s text:c="12"/></text:span><text:span text:style-name="T1742">std</text:span><text:span text:style-name="T1743">::cout<text:s/></text:span><text:span text:style-name="T1744">&lt;&lt;<text:s/></text:span><text:span text:style-name="T1745">"a / c = "<text:s/></text:span><text:span text:style-name="T1746">&lt;&lt;<text:s/></text:span><text:span text:style-name="T1747">a<text:s/></text:span><text:span text:style-name="T1748">/<text:s/></text:span><text:span text:style-name="T1749">c<text:s/></text:span><text:span text:style-name="T1750">&lt;&lt;<text:s/></text:span><text:span text:style-name="T1751">std</text:span><text:span text:style-name="T1752">::endl</text:span><text:span text:style-name="T1753">;</text:span><text:span text:style-name="T1754"><text:line-break/></text:span><text:span text:style-name="T1755"><text:s text:c="8"/></text:span><text:span text:style-name="T1756">}</text:span><text:span text:style-name="T1757"><text:line-break/></text:span><text:span text:style-name="T1758"><text:s text:c="8"/></text:span><text:span text:style-name="T1759">if</text:span><text:span text:style-name="T1760">(c ==<text:s/></text:span><text:span text:style-name="T1761">0</text:span><text:span text:style-name="T1762">) {</text:span><text:span text:style-name="T1763"><text:line-break/></text:span><text:span text:style-name="T1764"><text:s text:c="12"/></text:span><text:span text:style-name="T1765">std</text:span><text:span text:style-name="T1766">::cout<text:s/></text:span><text:span text:style-name="T1767">&lt;&lt;<text:s/></text:span><text:span text:style-name="T1768">"b / c: Невозможно вывести результат деления на 0"<text:s/></text:span><text:span text:style-name="T1769">&lt;&lt;<text:s/></text:span><text:span text:style-name="T1770">std</text:span><text:span text:style-name="T1771">::endl</text:span><text:span text:style-name="T1772">;</text:span><text:span text:style-name="T1773"><text:line-break/></text:span><text:span text:style-name="T1774"><text:s text:c="8"/></text:span><text:span text:style-name="T1775">}<text:s/></text:span><text:span text:style-name="T1776">else<text:s/></text:span><text:span text:style-name="T1777">{</text:span><text:span text:style-name="T1778"><text:line-break/></text:span><text:span text:style-name="T1779"><text:s text:c="12"/></text:span><text:span text:style-name="T1780">std</text:span><text:span text:style-name="T1781">::cout<text:s/></text:span><text:span text:style-name="T1782">&lt;&lt;<text:s/></text:span><text:span text:style-name="T1783">"b / c = "<text:s/></text:span><text:span text:style-name="T1784">&lt;&lt;<text:s/></text:span><text:span text:style-name="T1785">b<text:s/></text:span><text:span text:style-name="T1786">/<text:s/></text:span><text:span text:style-name="T1787">c<text:s/></text:span><text:span text:style-name="T1788">&lt;&lt;<text:s/></text:span><text:span text:style-name="T1789">std</text:span><text:span text:style-name="T1790">::endl</text:span><text:span text:style-name="T1791">;</text:span><text:span text:style-name="T1792"><text:line-break/></text:span><text:span text:style-name="T1793"><text:s text:c="8"/></text:span><text:span text:style-name="T1794">}</text:span><text:span text:style-name="T1795"><text:line-break/></text:span><text:span text:style-name="T1796"><text:s text:c="8"/></text:span><text:span text:style-name="T1797">std</text:span><text:span text:style-name="T1798">::cout<text:s/></text:span><text:span text:style-name="T1799">&lt;&lt;<text:s/></text:span><text:span text:style-name="T1800">"a * c = "<text:s/></text:span><text:span text:style-name="T1801">&lt;&lt;<text:s/></text:span><text:span text:style-name="T1802">a<text:s/></text:span><text:span text:style-name="T1803">*<text:s/></text:span><text:span text:style-name="T1804">c<text:s/></text:span><text:span text:style-name="T1805">&lt;&lt;<text:s/></text:span><text:span text:style-name="T1806">std</text:span><text:span text:style-name="T1807">::endl</text:span><text:span text:style-name="T1808">;</text:span><text:span text:style-name="T1809"><text:line-break/></text:span><text:span text:style-name="T1810"><text:s text:c="8"/></text:span><text:span text:style-name="T1811">std</text:span><text:span text:style-name="T1812">::cout<text:s/></text:span><text:span text:style-name="T1813">&lt;&lt;<text:s/></text:span><text:span text:style-name="T1814">"b * c = "<text:s/></text:span><text:span text:style-name="T1815">&lt;&lt;<text:s/></text:span><text:span text:style-name="T1816">b<text:s/></text:span><text:span text:style-name="T1817">*<text:s/></text:span><text:span text:style-name="T1818">c<text:s/></text:span><text:span text:style-name="T1819">&lt;&lt;<text:s/></text:span><text:span text:style-name="T1820">std</text:span><text:span text:style-name="T1821">::endl</text:span><text:span text:style-name="T1822">;</text:span><text:span text:style-name="T1823"><text:line-break/></text:span><text:span text:style-name="T1824"><text:s text:c="8"/></text:span><text:span text:style-name="T1825">std</text:span><text:span text:style-name="T1826">::cout<text:s/></text:span><text:span text:style-name="T1827">&lt;&lt;<text:s/></text:span><text:span text:style-name="T1828">"a &gt; b? "</text:span><text:span text:style-name="T1829">;</text:span><text:span text:style-name="T1830"><text:line-break/></text:span><text:span text:style-name="T1831"><text:s text:c="8"/>if<text:s/></text:span><text:span text:style-name="T1832">(a<text:s/></text:span><text:span text:style-name="T1833">&gt;<text:s/></text:span><text:span text:style-name="T1834">b) {</text:span><text:span text:style-name="T1835"><text:line-break/></text:span><text:span text:style-name="T1836"><text:s text:c="12"/></text:span><text:span text:style-name="T1837">std</text:span><text:span text:style-name="T1838">::cout<text:s/></text:span><text:span text:style-name="T1839">&lt;&lt;<text:s/></text:span><text:span text:style-name="T1840">"Да"<text:s/></text:span><text:span text:style-name="T1841">&lt;&lt;<text:s/></text:span><text:span text:style-name="T1842">std</text:span><text:span text:style-name="T1843">::endl</text:span><text:span text:style-name="T1844">;</text:span><text:span text:style-name="T1845"><text:line-break/></text:span><text:span text:style-name="T1846"><text:s text:c="8"/></text:span><text:span text:style-name="T1847">}<text:s/></text:span><text:span text:style-name="T1848">else<text:s/></text:span><text:span text:style-name="T1849">{</text:span><text:span text:style-name="T1850"><text:line-break/></text:span><text:span text:style-name="T1851"><text:s text:c="12"/></text:span><text:span text:style-name="T1852">std</text:span><text:span text:style-name="T1853">::cout<text:s/></text:span><text:span text:style-name="T1854">&lt;&lt;<text:s/></text:span><text:span text:style-name="T1855">"Нет"<text:s/></text:span><text:span text:style-name="T1856">&lt;&lt;<text:s/></text:span><text:span text:style-name="T1857">std</text:span><text:span text:style-name="T1858">::endl</text:span><text:span text:style-name="T1859">;</text:span><text:span text:style-name="T1860"><text:line-break/></text:span><text:span text:style-name="T1861"><text:s text:c="8"/></text:span><text:span text:style-name="T1862">}</text:span><text:span text:style-name="T1863"><text:line-break/></text:span><text:span text:style-name="T1864"><text:s text:c="8"/></text:span><text:span text:style-name="T1865">std</text:span><text:span text:style-name="T1866">::cout<text:s/></text:span><text:span text:style-name="T1867">&lt;&lt;<text:s/></text:span><text:span text:style-name="T1868">"a &lt; b? "</text:span><text:span text:style-name="T1869">;</text:span><text:span text:style-name="T1870"><text:line-break/></text:span><text:span text:style-name="T1871"><text:s text:c="8"/>if<text:s/></text:span><text:span text:style-name="T1872">(a<text:s/></text:span><text:span text:style-name="T1873">&lt;<text:s/></text:span><text:span text:style-name="T1874">b) {</text:span><text:span text:style-name="T1875"><text:line-break/></text:span><text:span text:style-name="T1876"><text:s text:c="12"/></text:span><text:span text:style-name="T1877">std</text:span><text:span text:style-name="T1878">::cout<text:s/></text:span><text:span text:style-name="T1879">&lt;&lt;<text:s/></text:span><text:span text:style-name="T1880">"Да"<text:s/></text:span><text:span text:style-name="T1881">&lt;&lt;<text:s/></text:span><text:span text:style-name="T1882">std</text:span><text:span text:style-name="T1883">::endl</text:span><text:span text:style-name="T1884">;</text:span><text:span text:style-name="T1885"><text:line-break/></text:span><text:span text:style-name="T1886"><text:s text:c="8"/></text:span><text:span text:style-name="T1887">}<text:s/></text:span><text:span text:style-name="T1888">else<text:s/></text:span><text:span text:style-name="T1889">{</text:span><text:span text:style-name="T1890"><text:line-break/></text:span><text:span text:style-name="T1891"><text:s text:c="12"/></text:span><text:span text:style-name="T1892">std</text:span><text:span text:style-name="T1893">::cout<text:s/></text:span><text:span text:style-name="T1894">&lt;&lt;<text:s/></text:span><text:span text:style-name="T1895">"Нет"<text:s/></text:span><text:span text:style-name="T1896">&lt;&lt;<text:s/></text:span><text:span text:style-name="T1897">std</text:span><text:span text:style-name="T1898">::endl</text:span><text:span text:style-name="T1899">;</text:span><text:span text:style-name="T1900"><text:line-break/></text:span><text:span text:style-name="T1901"><text:s text:c="8"/></text:span><text:span text:style-name="T1902">}</text:span><text:span text:style-name="T1903"><text:line-break/></text:span><text:span text:style-name="T1904"><text:line-break/></text:span><text:span text:style-name="T1905"><text:s text:c="8"/></text:span><text:span text:style-name="T1906">std</text:span><text:span text:style-name="T1907">::cout<text:s/></text:span><text:span text:style-name="T1908">&lt;&lt;<text:s/></text:span><text:span text:style-name="T1909">"a == b?<text:s/></text:span><text:span text:style-name="T1910">"</text:span><text:span text:style-name="T1911">;</text:span><text:span text:style-name="T1912"><text:line-break/></text:span><text:span text:style-name="T1913"><text:s text:c="8"/>if<text:s/></text:span><text:span text:style-name="T1914">(a<text:s/></text:span><text:span text:style-name="T1915">==<text:s/></text:span><text:span text:style-name="T1916">b) {</text:span><text:span text:style-name="T1917"><text:line-break/></text:span><text:span text:style-name="T1918"><text:s text:c="12"/></text:span><text:span text:style-name="T1919">std</text:span><text:span text:style-name="T1920">::cout<text:s/></text:span><text:span text:style-name="T1921">&lt;&lt;<text:s/></text:span><text:span text:style-name="T1922">"Да"<text:s/></text:span><text:span text:style-name="T1923">&lt;&lt;<text:s/></text:span><text:span text:style-name="T1924">std</text:span><text:span text:style-name="T1925">::endl</text:span><text:span text:style-name="T1926">;</text:span><text:span text:style-name="T1927"><text:line-break/></text:span><text:span text:style-name="T1928"><text:s text:c="8"/></text:span><text:span text:style-name="T1929">}<text:s/></text:span><text:span text:style-name="T1930">else<text:s/></text:span><text:span text:style-name="T1931">{</text:span><text:span text:style-name="T1932"><text:line-break/></text:span><text:span text:style-name="T1933"><text:s text:c="12"/></text:span><text:span text:style-name="T1934">std</text:span><text:span text:style-name="T1935">::cout<text:s/></text:span><text:span text:style-name="T1936">&lt;&lt;<text:s/></text:span><text:span text:style-name="T1937">"Нет"<text:s/></text:span><text:span text:style-name="T1938">&lt;&lt;<text:s/></text:span><text:span text:style-name="T1939">std</text:span><text:span text:style-name="T1940">::endl</text:span><text:span text:style-name="T1941">;</text:span><text:span text:style-name="T1942"><text:line-break/></text:span><text:span text:style-name="T1943"><text:s text:c="8"/></text:span><text:span text:style-name="T1944">}</text:span><text:span text:style-name="T1945"><text:line-break/></text:span><text:span text:style-name="T1946"><text:s text:c="8"/></text:span><text:span text:style-name="T1947">Money<text:s/></text:span><text:span text:style-name="T1948">q =<text:s/></text:span><text:span text:style-name="T1949">17.20</text:span><text:span text:style-name="T1950">_money</text:span><text:span text:style-name="T1951">;</text:span><text:span text:style-name="T1952"><text:line-break/></text:span><text:span text:style-name="T1953"><text:s text:c="8"/></text:span><text:span text:style-name="T1954">std</text:span><text:span text:style-name="T1955">::cout<text:s/></text:span><text:span text:style-name="T1956">&lt;&lt;<text:s/></text:span><text:span text:style-name="T1957">q<text:s/></text:span><text:span text:style-name="T1958">&lt;&lt;<text:s/></text:span><text:span text:style-name="T1959">std</text:span><text:span text:style-name="T1960">::endl</text:span><text:span text:style-name="T1961">;</text:span><text:span text:style-name="T1962"><text:line-break/></text:span><text:span text:style-name="T1963"><text:s text:c="4"/></text:span><text:span text:style-name="T1964">}</text:span><text:span text:style-name="T1965"><text:line-break/></text:span><text:span text:style-name="T1966">}</text:span></text:p>
      <text:p text:style-name="P1967"/>
      <text:p text:style-name="P1968"/>
      <text:p text:style-name="Standard"><text:span text:style-name="T1969">7 – Вывод</text:span></text:p>
      <text:p text:style-name="Standard"><text:span text:style-name="T1970">Я научилась<text:s/></text:span><text:span text:style-name="T1971">пере</text:span><text:span text:style-name="T1972">гружать операторы в простых классах, а<text:s/></text:span><text:span text:style-name="T1973">также</text:span><text:span text:style-name="T1974"><text:s/>получила навык работы с пользовательским литерал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Arial" fo:font-weight="bold" style:font-weight-asian="bold" style:font-weight-complex="bold" fo:font-size="24pt" style:font-size-asian="24pt" style:font-size-complex="24pt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рия Колесова</dc:creator>
    <meta:creation-date>2017-10-20T23:40:00Z</meta:creation-date>
    <dc:date>2019-12-23T14:45:00Z</dc:date>
    <meta:template xlink:href="Normal.dotm" xlink:type="simple"/>
    <meta:editing-cycles>16</meta:editing-cycles>
    <meta:editing-duration>PT52500S</meta:editing-duration>
    <meta:document-statistic meta:page-count="8" meta:paragraph-count="21" meta:word-count="1617" meta:character-count="10817" meta:row-count="76" meta:non-whitespace-character-count="9221"/>
  </office:meta>
</office:document-meta>
</file>